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336a16"/>
    </style:style>
    <style:style style:name="P4" style:family="paragraph" style:parent-style-name="Text_20_body">
      <style:paragraph-properties fo:text-align="start" style:justify-single-word="false"/>
      <style:text-properties officeooo:rsid="000b440b" officeooo:paragraph-rsid="000b440b"/>
    </style:style>
    <style:style style:name="P5"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6"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7" style:family="paragraph" style:parent-style-name="Text_20_body">
      <style:paragraph-properties fo:text-align="start" style:justify-single-word="false"/>
      <style:text-properties officeooo:paragraph-rsid="00359aac"/>
    </style:style>
    <style:style style:name="P8" style:family="paragraph" style:parent-style-name="Text_20_body">
      <style:paragraph-properties fo:text-align="start" style:justify-single-word="false"/>
      <style:text-properties officeooo:rsid="001a4af7" officeooo:paragraph-rsid="0024cde6"/>
    </style:style>
    <style:style style:name="P9" style:family="paragraph" style:parent-style-name="Text_20_body">
      <style:paragraph-properties fo:text-align="start" style:justify-single-word="false"/>
      <style:text-properties officeooo:rsid="000b56b1" officeooo:paragraph-rsid="00353eb8"/>
    </style:style>
    <style:style style:name="P10" style:family="paragraph" style:parent-style-name="Text_20_body">
      <style:text-properties officeooo:rsid="003a8045" officeooo:paragraph-rsid="003a8045"/>
    </style:style>
    <style:style style:name="P11" style:family="paragraph" style:parent-style-name="Text_20_body">
      <style:text-properties fo:font-weight="normal" officeooo:rsid="003a8045" officeooo:paragraph-rsid="003a8045" style:font-weight-asian="normal" style:font-weight-complex="normal"/>
    </style:style>
    <style:style style:name="P12" style:family="paragraph" style:parent-style-name="Text_20_body">
      <style:paragraph-properties fo:text-align="start" style:justify-single-word="false"/>
      <style:text-properties officeooo:rsid="00359aac" officeooo:paragraph-rsid="003d1b6f"/>
    </style:style>
    <style:style style:name="P13" style:family="paragraph" style:parent-style-name="Text_20_body">
      <style:paragraph-properties fo:text-align="start" style:justify-single-word="false"/>
      <style:text-properties officeooo:rsid="003e8221" officeooo:paragraph-rsid="003e8221"/>
    </style:style>
    <style:style style:name="P14" style:family="paragraph" style:parent-style-name="First_20_Paragraph">
      <style:text-properties officeooo:paragraph-rsid="00078ff0"/>
    </style:style>
    <style:style style:name="P15" style:family="paragraph" style:parent-style-name="Footnote">
      <style:text-properties officeooo:rsid="00085c11" officeooo:paragraph-rsid="00085c11"/>
    </style:style>
    <style:style style:name="P16" style:family="paragraph" style:parent-style-name="Footnote">
      <style:text-properties officeooo:rsid="000a28ce" officeooo:paragraph-rsid="000a28ce"/>
    </style:style>
    <style:style style:name="P17" style:family="paragraph" style:parent-style-name="Footnote">
      <style:text-properties officeooo:rsid="0030fa16" officeooo:paragraph-rsid="0030fa16"/>
    </style:style>
    <style:style style:name="P18" style:family="paragraph" style:parent-style-name="Heading_20_1">
      <style:text-properties officeooo:rsid="003a8045" officeooo:paragraph-rsid="003a8045"/>
    </style:style>
    <style:style style:name="P19" style:family="paragraph" style:parent-style-name="Standard" style:list-style-name="WWNum1001"/>
    <style:style style:name="P20" style:family="paragraph" style:parent-style-name="Standard" style:list-style-name="WWNum1001">
      <style:text-properties officeooo:paragraph-rsid="00085c11"/>
    </style:style>
    <style:style style:name="P21" style:family="paragraph" style:parent-style-name="Standard">
      <style:text-properties style:font-name="Cambria" fo:font-size="12pt"/>
    </style:style>
    <style:style style:name="P22" style:family="paragraph" style:parent-style-name="Standard">
      <style:text-properties officeooo:paragraph-rsid="005b1165"/>
    </style:style>
    <style:style style:name="P23"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24"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5" style:family="paragraph" style:parent-style-name="Text_20_body" style:list-style-name="L1">
      <style:paragraph-properties fo:text-align="start" style:justify-single-word="false"/>
      <style:text-properties officeooo:rsid="000b56b1" officeooo:paragraph-rsid="000b56b1"/>
    </style:style>
    <style:style style:name="P26" style:family="paragraph" style:parent-style-name="Text_20_body" style:list-style-name="L2">
      <style:paragraph-properties fo:text-align="start" style:justify-single-word="false"/>
      <style:text-properties officeooo:rsid="004a7f17" officeooo:paragraph-rsid="004a7f17"/>
    </style:style>
    <style:style style:name="P27" style:family="paragraph" style:parent-style-name="Text_20_body" style:list-style-name="L2">
      <style:paragraph-properties fo:text-align="start" style:justify-single-word="false"/>
      <style:text-properties fo:font-style="normal" officeooo:rsid="004a7f17" officeooo:paragraph-rsid="004a7f17" style:font-style-asian="normal" style:font-style-complex="normal"/>
    </style:style>
    <style:style style:name="P28" style:family="paragraph" style:parent-style-name="Text_20_body">
      <style:paragraph-properties fo:text-align="start" style:justify-single-word="false"/>
      <style:text-properties officeooo:paragraph-rsid="004c4f94"/>
    </style:style>
    <style:style style:name="P29" style:family="paragraph" style:parent-style-name="Text_20_body">
      <style:text-properties officeooo:rsid="0050359f" officeooo:paragraph-rsid="0050359f"/>
    </style:style>
    <style:style style:name="P30" style:family="paragraph" style:parent-style-name="Text_20_body">
      <style:text-properties officeooo:rsid="00540f32" officeooo:paragraph-rsid="00540f32"/>
    </style:style>
    <style:style style:name="P31" style:family="paragraph" style:parent-style-name="Text_20_body">
      <style:text-properties officeooo:rsid="005586c7" officeooo:paragraph-rsid="005586c7"/>
    </style:style>
    <style:style style:name="P32" style:family="paragraph" style:parent-style-name="Text_20_body">
      <style:text-properties officeooo:rsid="0057816b" officeooo:paragraph-rsid="0057816b"/>
    </style:style>
    <style:style style:name="P33" style:family="paragraph" style:parent-style-name="Text_20_body">
      <style:text-properties officeooo:paragraph-rsid="005bc5f2"/>
    </style:style>
    <style:style style:name="P34" style:family="paragraph" style:parent-style-name="Compact" style:list-style-name="WWNum1004"/>
    <style:style style:name="P35" style:family="paragraph" style:parent-style-name="Compact" style:list-style-name="WWNum1005"/>
    <style:style style:name="P36" style:family="paragraph" style:parent-style-name="Compact" style:list-style-name="WWNum1006"/>
    <style:style style:name="P37" style:family="paragraph" style:parent-style-name="First_20_Paragraph">
      <style:text-properties officeooo:paragraph-rsid="00317185"/>
    </style:style>
    <style:style style:name="P38" style:family="paragraph" style:parent-style-name="Title" style:master-page-name="Standard">
      <style:paragraph-properties style:page-number="auto"/>
    </style:style>
    <style:style style:name="P39" style:family="paragraph" style:parent-style-name="Heading_20_1">
      <style:text-properties officeooo:rsid="004f34c8" officeooo:paragraph-rsid="004f34c8"/>
    </style:style>
    <style:style style:name="P40" style:family="paragraph" style:parent-style-name="Heading_20_1">
      <style:text-properties officeooo:paragraph-rsid="003a8045"/>
    </style:style>
    <style:style style:name="P41" style:family="paragraph" style:parent-style-name="Heading_20_1">
      <style:paragraph-properties fo:break-before="page"/>
      <style:text-properties officeooo:paragraph-rsid="003a8045"/>
    </style:style>
    <style:style style:name="P4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6372a"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0a3811" style:font-style-asian="italic" style:font-style-complex="italic"/>
    </style:style>
    <style:style style:name="T7" style:family="text">
      <style:text-properties fo:font-style="italic" officeooo:rsid="00353eb8" style:font-style-asian="italic" style:font-style-complex="italic"/>
    </style:style>
    <style:style style:name="T8" style:family="text">
      <style:text-properties style:text-position="0% 100%"/>
    </style:style>
    <style:style style:name="T9" style:family="text">
      <style:text-properties style:text-position="0% 100%" officeooo:rsid="002fc177"/>
    </style:style>
    <style:style style:name="T10" style:family="text">
      <style:text-properties style:text-position="0% 100%" officeooo:rsid="0031eeb6"/>
    </style:style>
    <style:style style:name="T11" style:family="text">
      <style:text-properties style:text-position="0% 100%" officeooo:rsid="00078ff0"/>
    </style:style>
    <style:style style:name="T12" style:family="text">
      <style:text-properties style:text-position="0% 100%" officeooo:rsid="00417312"/>
    </style:style>
    <style:style style:name="T13" style:family="text">
      <style:text-properties style:text-position="0% 100%" officeooo:rsid="000a3811"/>
    </style:style>
    <style:style style:name="T14" style:family="text">
      <style:text-properties style:text-position="0% 100%" officeooo:rsid="00317185"/>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0c2e9c" style:font-style-asian="normal" style:font-style-complex="normal"/>
    </style:style>
    <style:style style:name="T17" style:family="text">
      <style:text-properties style:text-position="0% 100%" fo:font-style="normal" officeooo:rsid="0047ed10" style:font-style-asian="normal" style:font-style-complex="normal"/>
    </style:style>
    <style:style style:name="T18" style:family="text">
      <style:text-properties style:text-position="0% 100%" fo:font-style="normal" officeooo:rsid="0024cde6" style:font-style-asian="normal" style:font-style-complex="normal"/>
    </style:style>
    <style:style style:name="T19" style:family="text">
      <style:text-properties style:text-position="0% 100%" officeooo:rsid="004f34c8"/>
    </style:style>
    <style:style style:name="T20" style:family="text">
      <style:text-properties style:text-position="0% 100%" officeooo:rsid="001bd19d"/>
    </style:style>
    <style:style style:name="T21" style:family="text">
      <style:text-properties style:text-position="0% 100%" officeooo:rsid="00148a2a"/>
    </style:style>
    <style:style style:name="T22" style:family="text">
      <style:text-properties style:text-position="0% 100%" fo:font-style="italic" officeooo:rsid="00417312" style:font-style-asian="italic"/>
    </style:style>
    <style:style style:name="T23" style:family="text">
      <style:text-properties style:text-position="0% 100%" officeooo:rsid="005b1165"/>
    </style:style>
    <style:style style:name="T24" style:family="text">
      <style:text-properties officeooo:rsid="00078ff0"/>
    </style:style>
    <style:style style:name="T25" style:family="text">
      <style:text-properties officeooo:rsid="00085c11"/>
    </style:style>
    <style:style style:name="T26" style:family="text">
      <style:text-properties officeooo:rsid="000a3811"/>
    </style:style>
    <style:style style:name="T27" style:family="text">
      <style:text-properties fo:font-style="normal" style:font-style-asian="normal" style:font-style-complex="normal"/>
    </style:style>
    <style:style style:name="T28" style:family="text">
      <style:text-properties fo:font-style="normal" officeooo:rsid="000c2e9c" style:font-style-asian="normal" style:font-style-complex="normal"/>
    </style:style>
    <style:style style:name="T29" style:family="text">
      <style:text-properties fo:font-style="normal" officeooo:rsid="00353eb8" style:font-style-asian="normal" style:font-style-complex="normal"/>
    </style:style>
    <style:style style:name="T30" style:family="text">
      <style:text-properties fo:font-style="normal" officeooo:rsid="0037fa5e" style:font-style-asian="normal" style:font-style-complex="normal"/>
    </style:style>
    <style:style style:name="T31" style:family="text">
      <style:text-properties fo:font-style="normal" officeooo:rsid="003c72c4" style:font-style-asian="normal" style:font-style-complex="normal"/>
    </style:style>
    <style:style style:name="T32" style:family="text">
      <style:text-properties fo:font-style="normal" officeooo:rsid="003cb21e" style:font-style-asian="normal" style:font-style-complex="normal"/>
    </style:style>
    <style:style style:name="T33" style:family="text">
      <style:text-properties fo:font-style="normal" officeooo:rsid="003d1b6f" style:font-style-asian="normal" style:font-style-complex="normal"/>
    </style:style>
    <style:style style:name="T34" style:family="text">
      <style:text-properties fo:font-style="normal" officeooo:rsid="003e43b3" style:font-style-asian="normal" style:font-style-complex="normal"/>
    </style:style>
    <style:style style:name="T35" style:family="text">
      <style:text-properties fo:font-style="normal" officeooo:rsid="003e83ca" style:font-style-asian="normal" style:font-style-complex="normal"/>
    </style:style>
    <style:style style:name="T36" style:family="text">
      <style:text-properties fo:font-style="normal" officeooo:rsid="003f581f" style:font-style-asian="normal" style:font-style-complex="normal"/>
    </style:style>
    <style:style style:name="T37" style:family="text">
      <style:text-properties fo:font-style="normal" officeooo:rsid="0040917d" style:font-style-asian="normal" style:font-style-complex="normal"/>
    </style:style>
    <style:style style:name="T38" style:family="text">
      <style:text-properties fo:font-style="normal" officeooo:rsid="0047ed10" style:font-style-asian="normal" style:font-style-complex="normal"/>
    </style:style>
    <style:style style:name="T39" style:family="text">
      <style:text-properties fo:font-style="normal" officeooo:rsid="0048c463" style:font-style-asian="normal" style:font-style-complex="normal"/>
    </style:style>
    <style:style style:name="T40" style:family="text">
      <style:text-properties fo:font-style="normal" officeooo:rsid="0024cde6" style:font-style-asian="normal" style:font-style-complex="normal"/>
    </style:style>
    <style:style style:name="T41" style:family="text">
      <style:text-properties fo:font-style="normal" officeooo:rsid="004f34c8" style:font-style-asian="normal" style:font-style-complex="normal"/>
    </style:style>
    <style:style style:name="T42" style:family="text">
      <style:text-properties officeooo:rsid="000d1d38"/>
    </style:style>
    <style:style style:name="T43" style:family="text">
      <style:text-properties officeooo:rsid="00148a2a"/>
    </style:style>
    <style:style style:name="T44" style:family="text">
      <style:text-properties officeooo:rsid="00162ba1"/>
    </style:style>
    <style:style style:name="T45" style:family="text">
      <style:text-properties officeooo:rsid="001bd19d"/>
    </style:style>
    <style:style style:name="T46" style:family="text">
      <style:text-properties officeooo:rsid="0027d4ae"/>
    </style:style>
    <style:style style:name="T47" style:family="text">
      <style:text-properties officeooo:rsid="00317185"/>
    </style:style>
    <style:style style:name="T48" style:family="text">
      <style:text-properties officeooo:rsid="003536d1"/>
    </style:style>
    <style:style style:name="T49" style:family="text">
      <style:text-properties officeooo:rsid="00353eb8"/>
    </style:style>
    <style:style style:name="T50" style:family="text">
      <style:text-properties officeooo:rsid="00417312"/>
    </style:style>
    <style:style style:name="T51" style:family="text">
      <style:text-properties officeooo:rsid="0046372a"/>
    </style:style>
    <style:style style:name="T52" style:family="text">
      <style:text-properties officeooo:rsid="0048c463"/>
    </style:style>
    <style:style style:name="T53" style:family="text">
      <style:text-properties officeooo:rsid="004ac779"/>
    </style:style>
    <style:style style:name="T54" style:family="text">
      <style:text-properties officeooo:rsid="004e3d6f"/>
    </style:style>
    <style:style style:name="T55" style:family="text">
      <style:text-properties officeooo:rsid="004e7231"/>
    </style:style>
    <style:style style:name="T56" style:family="text">
      <style:text-properties officeooo:rsid="004f34c8"/>
    </style:style>
    <style:style style:name="T57" style:family="text">
      <style:text-properties officeooo:rsid="00510aaa"/>
    </style:style>
    <style:style style:name="T58" style:family="text">
      <style:text-properties officeooo:rsid="0054b317"/>
    </style:style>
    <style:style style:name="T59" style:family="text">
      <style:text-properties officeooo:rsid="005b1165"/>
    </style:style>
    <style:style style:name="T60" style:family="text">
      <style:text-properties officeooo:rsid="003a804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8">Implementation of the FCTC</text:p>
      <text:p text:style-name="Author">man</text:p>
      <text:p text:style-name="Date">July 7, 2016</text:p>
      <text:h text:style-name="Heading_20_1" text:outline-level="1"><text:bookmark text:name="introduction"/>Introduction</text:h>
      <text:p text:style-name="Text_20_body"/>
      <text:h text:style-name="Heading_20_1" text:outline-level="1"><text:bookmark text:name="complex-policy-making-process"/>Complex Policy Making Process</text:h>
      <text:p text:style-name="P14">The policy making process can be viewed as a <text:span text:style-name="T24">two-level game </text:span><text:reference-mark-start text:name="ADDIN CSL_CITATION {&quot;citationItems&quot;: [{&quot;id&quot;: &quot;ITEM-1&quot;, &quot;itemData&quot;: {&quot;id&quot;: &quot;ITEM-1&quot;, &quot;type&quot;: &quot;article-journal&quot;, &quot;issued&quot;: {&quot;date-parts&quot;: [[&quot;2016&quot;]]}, &quot;issue&quot;: &quot;3&quot;, &quot;page&quot;: &quot;427-460&quot;, &quot;volume&quot;: &quot;42&quot;, &quot;author&quot;: [{&quot;suffix&quot;: &quot;&quot;, &quot;family&quot;: &quot;Putnam&quot;, &quot;dropping-particle&quot;: &quot;&quot;, &quot;non-dropping-particle&quot;: &quot;&quot;, &quot;parse-names&quot;: false, &quot;given&quot;: &quot;Robert D&quot;}], &quot;title&quot;: &quot;International Organization Foundation Diplomacy and Domestic Politics : The Logic of Two-Level Games Author ( s ): Robert D . Putnam Published by : The MIT Press Stable URL : http://www.jstor.org/stable/2706785 Accessed : 08-07-2016 21 : 06 UTC Your use o&quot;}, &quot;uris&quot;: [&quot;http://www.mendeley.com/documents/?uuid=cde1f030-74b8-4c7a-9480-f303ab79a11b&quot;]}], &quot;mendeley&quot;: {&quot;plainTextFormattedCitation&quot;: &quot;(Putnam, 2016)&quot;, &quot;previouslyFormattedCitation&quot;: &quot;(Putnam, 2016)&quot;, &quot;formattedCitation&quot;: &quot;(Putnam, 2016)&quot;}, &quot;schema&quot;: &quot;https://github.com/citation-style-language/schema/raw/master/csl-citation.json&quot;, &quot;properties&quot;: {&quot;noteIndex&quot;: 0}} RNDquARtlbJZv"/><text:span text:style-name="T11">(Putnam, 2016)</text:span><text:reference-mark-end text:name="ADDIN CSL_CITATION {&quot;citationItems&quot;: [{&quot;id&quot;: &quot;ITEM-1&quot;, &quot;itemData&quot;: {&quot;id&quot;: &quot;ITEM-1&quot;, &quot;type&quot;: &quot;article-journal&quot;, &quot;issued&quot;: {&quot;date-parts&quot;: [[&quot;2016&quot;]]}, &quot;issue&quot;: &quot;3&quot;, &quot;page&quot;: &quot;427-460&quot;, &quot;volume&quot;: &quot;42&quot;, &quot;author&quot;: [{&quot;suffix&quot;: &quot;&quot;, &quot;family&quot;: &quot;Putnam&quot;, &quot;dropping-particle&quot;: &quot;&quot;, &quot;non-dropping-particle&quot;: &quot;&quot;, &quot;parse-names&quot;: false, &quot;given&quot;: &quot;Robert D&quot;}], &quot;title&quot;: &quot;International Organization Foundation Diplomacy and Domestic Politics : The Logic of Two-Level Games Author ( s ): Robert D . Putnam Published by : The MIT Press Stable URL : http://www.jstor.org/stable/2706785 Accessed : 08-07-2016 21 : 06 UTC Your use o&quot;}, &quot;uris&quot;: [&quot;http://www.mendeley.com/documents/?uuid=cde1f030-74b8-4c7a-9480-f303ab79a11b&quot;]}], &quot;mendeley&quot;: {&quot;plainTextFormattedCitation&quot;: &quot;(Putnam, 2016)&quot;, &quot;previouslyFormattedCitation&quot;: &quot;(Putnam, 2016)&quot;, &quot;formattedCitation&quot;: &quot;(Putnam, 2016)&quot;}, &quot;schema&quot;: &quot;https://github.com/citation-style-language/schema/raw/master/csl-citation.json&quot;, &quot;properties&quot;: {&quot;noteIndex&quot;: 0}} RNDquARtlbJZv"/>. Countries, and more specific, governments try to conce<text:span text:style-name="T46">a</text:span>l internal and external preferences and influences in a context in which domestic and international decisions are made jointly. Furthermore, more than simultaneity, domestic and international affairs affect each other, making it ne<text:span text:style-name="T43">c</text:span>es<text:span text:style-name="T43">s</text:span>ary to consider both when analyzing a particular policy issue.<text:note text:id="ftn1" text:note-class="footnote"><text:note-citation>1</text:note-citation><text:note-body><text:p text:style-name="P15">Evidently there are issues in which the cross-effects are lesser than others.</text:p></text:note-body></text:note></text:p>
      <text:p text:style-name="Text_20_body">In what follows we present a list of some factors, both domestic and international, relevant for the <text:span text:style-name="T53">implementation of the </text:span>Framework Convention on Tobacco Control (FCTC).</text:p>
      <text:h text:style-name="Heading_20_2" text:outline-level="2"><text:bookmark text:name="domestic-factors"/>Domestic factors</text:h>
      <text:list xml:id="list3400576863100493423" text:style-name="WWNum1001">
        <text:list-item>
          <text:p text:style-name="P19"><text:span text:style-name="T1">Country income</text:span> <text:span text:style-name="T5">Ceteris paribus</text:span>, higher income countries should have more flexibility for impleme<text:span text:style-name="T43">n</text:span>ting the FCTC, so we should expect a positive relation between both.</text:p>
        </text:list-item>
        <text:list-item>
          <text:p text:style-name="P19"><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19"><text:soft-page-break/><text:span text:style-name="T1">Shift in preferences</text:span> In <text:reference-mark-start text:name="ADDIN CSL_CITATION {&quot;citationItems&quot;: [{&quot;id&quot;: &quot;ITEM-1&quot;, &quot;itemData&quot;: {&quot;id&quot;: &quot;ITEM-1&quot;, &quot;type&quot;: &quot;article-journal&quot;, &quot;ISBN&quot;: &quot;0020-8183&quot;, &quot;page&quot;: &quot;341&quot;, &quot;DOI&quot;: &quot;10.1017/S0020818309090110&quot;, &quot;title&quot;: &quot;When Preferences and Commitments Collide: The Effect of Relative Partisan Shifts on International Treaty Compliance&quot;, &quot;ISSN&quot;: &quot;0020-8183&quot;, &quot;issued&quot;: {&quot;date-parts&quot;: [[&quot;2009&quot;]]}, &quot;issue&quot;: &quot;02&quot;, &quot;container-title&quot;: &quot;International Organization&quot;, &quot;volume&quot;: &quot;63&quot;, &quot;author&quot;: [{&quot;suffix&quot;: &quot;&quot;, &quot;family&quot;: &quot;Grieco&quot;, &quot;dropping-particle&quot;: &quot;&quot;, &quot;non-dropping-particle&quot;: &quot;&quot;, &quot;parse-names&quot;: false, &quot;given&quot;: &quot;Joseph M.&quot;}, {&quot;suffix&quot;: &quot;&quot;, &quot;family&quot;: &quot;Gelpi&quot;, &quot;dropping-particle&quot;: &quot;&quot;, &quot;non-dropping-particle&quot;: &quot;&quot;, &quot;parse-names&quot;: false, &quot;given&quot;: &quot;Christopher F.&quot;}, {&quot;suffix&quot;: &quot;&quot;, &quot;family&quot;: &quot;Warren&quot;, &quot;dropping-particle&quot;: &quot;&quot;, &quot;non-dropping-particle&quot;: &quot;&quot;, &quot;parse-names&quot;: false, &quot;given&quot;: &quot;T. Camber&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uris&quot;: [&quot;http://www.mendeley.com/documents/?uuid=99755347-9740-4ec9-b7d3-5b497e5927a7&quot;]}], &quot;mendeley&quot;: {&quot;plainTextFormattedCitation&quot;: &quot;(Grieco, Gelpi, &amp; Warren, 2009)&quot;, &quot;previouslyFormattedCitation&quot;: &quot;(Grieco, Gelpi, &amp; Warren, 2009)&quot;, &quot;formattedCitation&quot;: &quot;(Grieco, Gelpi, &amp; Warren, 2009)&quot;}, &quot;schema&quot;: &quot;https://github.com/citation-style-language/schema/raw/master/csl-citation.json&quot;, &quot;properties&quot;: {&quot;noteIndex&quot;: 0}} RNDhvLMsu1AWX"/><text:span text:style-name="T8">(Grieco, Gelpi, &amp; Warren, 2009)</text:span><text:reference-mark-end text:name="ADDIN CSL_CITATION {&quot;citationItems&quot;: [{&quot;id&quot;: &quot;ITEM-1&quot;, &quot;itemData&quot;: {&quot;id&quot;: &quot;ITEM-1&quot;, &quot;type&quot;: &quot;article-journal&quot;, &quot;ISBN&quot;: &quot;0020-8183&quot;, &quot;page&quot;: &quot;341&quot;, &quot;DOI&quot;: &quot;10.1017/S0020818309090110&quot;, &quot;title&quot;: &quot;When Preferences and Commitments Collide: The Effect of Relative Partisan Shifts on International Treaty Compliance&quot;, &quot;ISSN&quot;: &quot;0020-8183&quot;, &quot;issued&quot;: {&quot;date-parts&quot;: [[&quot;2009&quot;]]}, &quot;issue&quot;: &quot;02&quot;, &quot;container-title&quot;: &quot;International Organization&quot;, &quot;volume&quot;: &quot;63&quot;, &quot;author&quot;: [{&quot;suffix&quot;: &quot;&quot;, &quot;family&quot;: &quot;Grieco&quot;, &quot;dropping-particle&quot;: &quot;&quot;, &quot;non-dropping-particle&quot;: &quot;&quot;, &quot;parse-names&quot;: false, &quot;given&quot;: &quot;Joseph M.&quot;}, {&quot;suffix&quot;: &quot;&quot;, &quot;family&quot;: &quot;Gelpi&quot;, &quot;dropping-particle&quot;: &quot;&quot;, &quot;non-dropping-particle&quot;: &quot;&quot;, &quot;parse-names&quot;: false, &quot;given&quot;: &quot;Christopher F.&quot;}, {&quot;suffix&quot;: &quot;&quot;, &quot;family&quot;: &quot;Warren&quot;, &quot;dropping-particle&quot;: &quot;&quot;, &quot;non-dropping-particle&quot;: &quot;&quot;, &quot;parse-names&quot;: false, &quot;given&quot;: &quot;T. Camber&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uris&quot;: [&quot;http://www.mendeley.com/documents/?uuid=99755347-9740-4ec9-b7d3-5b497e5927a7&quot;]}], &quot;mendeley&quot;: {&quot;plainTextFormattedCitation&quot;: &quot;(Grieco, Gelpi, &amp; Warren, 2009)&quot;, &quot;previouslyFormattedCitation&quot;: &quot;(Grieco, Gelpi, &amp; Warren, 2009)&quot;, &quot;formattedCitation&quot;: &quot;(Grieco, Gelpi, &amp; Warren, 2009)&quot;}, &quot;schema&quot;: &quot;https://github.com/citation-style-language/schema/raw/master/csl-citation.json&quot;, &quot;properties&quot;: {&quot;noteIndex&quot;: 0}} RNDhvLMsu1AWX"/>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0">We use the updated version provided by </text:span><text:reference-mark-start text:name="ADDIN CSL_CITATION {&quot;citationItems&quot;: [{&quot;id&quot;: &quot;ITEM-1&quot;, &quot;itemData&quot;: {&quot;id&quot;: &quot;ITEM-1&quot;, &quot;type&quot;: &quot;report&quot;, &quot;issued&quot;: {&quot;date-parts&quot;: [[&quot;2016&quot;]]}, &quot;author&quot;: [{&quot;suffix&quot;: &quot;&quot;, &quot;family&quot;: &quot;Cruz&quot;, &quot;dropping-particle&quot;: &quot;&quot;, &quot;non-dropping-particle&quot;: &quot;&quot;, &quot;parse-names&quot;: false, &quot;given&quot;: &quot;C&quot;}, {&quot;suffix&quot;: &quot;&quot;, &quot;family&quot;: &quot;Keefer&quot;, &quot;dropping-particle&quot;: &quot;&quot;, &quot;non-dropping-particle&quot;: &quot;&quot;, &quot;parse-names&quot;: false, &quot;given&quot;: &quot;P&quot;}, {&quot;suffix&quot;: &quot;&quot;, &quot;family&quot;: &quot;Scartascini&quot;, &quot;dropping-particle&quot;: &quot;&quot;, &quot;non-dropping-particle&quot;: &quot;&quot;, &quot;parse-names&quot;: false, &quot;given&quot;: &quot;C&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uris&quot;: [&quot;http://www.mendeley.com/documents/?uuid=67310b5b-aa1c-45af-9231-2a62472e19f5&quot;]}], &quot;mendeley&quot;: {&quot;plainTextFormattedCitation&quot;: &quot;(Cruz, Keefer, &amp; Scartascini, 2016)&quot;, &quot;previouslyFormattedCitation&quot;: &quot;(Cruz, Keefer, &amp; Scartascini, 2016)&quot;, &quot;formattedCitation&quot;: &quot;(Cruz, Keefer, &amp; Scartascini, 2016)&quot;}, &quot;schema&quot;: &quot;https://github.com/citation-style-language/schema/raw/master/csl-citation.json&quot;, &quot;properties&quot;: {&quot;noteIndex&quot;: 0}} RND1H7SuFoBoF"/><text:span text:style-name="T12">(Cruz, Keefer, &amp; Scartascini, 2016)</text:span><text:reference-mark-end text:name="ADDIN CSL_CITATION {&quot;citationItems&quot;: [{&quot;id&quot;: &quot;ITEM-1&quot;, &quot;itemData&quot;: {&quot;id&quot;: &quot;ITEM-1&quot;, &quot;type&quot;: &quot;report&quot;, &quot;issued&quot;: {&quot;date-parts&quot;: [[&quot;2016&quot;]]}, &quot;author&quot;: [{&quot;suffix&quot;: &quot;&quot;, &quot;family&quot;: &quot;Cruz&quot;, &quot;dropping-particle&quot;: &quot;&quot;, &quot;non-dropping-particle&quot;: &quot;&quot;, &quot;parse-names&quot;: false, &quot;given&quot;: &quot;C&quot;}, {&quot;suffix&quot;: &quot;&quot;, &quot;family&quot;: &quot;Keefer&quot;, &quot;dropping-particle&quot;: &quot;&quot;, &quot;non-dropping-particle&quot;: &quot;&quot;, &quot;parse-names&quot;: false, &quot;given&quot;: &quot;P&quot;}, {&quot;suffix&quot;: &quot;&quot;, &quot;family&quot;: &quot;Scartascini&quot;, &quot;dropping-particle&quot;: &quot;&quot;, &quot;non-dropping-particle&quot;: &quot;&quot;, &quot;parse-names&quot;: false, &quot;given&quot;: &quot;C&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uris&quot;: [&quot;http://www.mendeley.com/documents/?uuid=67310b5b-aa1c-45af-9231-2a62472e19f5&quot;]}], &quot;mendeley&quot;: {&quot;plainTextFormattedCitation&quot;: &quot;(Cruz, Keefer, &amp; Scartascini, 2016)&quot;, &quot;previouslyFormattedCitation&quot;: &quot;(Cruz, Keefer, &amp; Scartascini, 2016)&quot;, &quot;formattedCitation&quot;: &quot;(Cruz, Keefer, &amp; Scartascini, 2016)&quot;}, &quot;schema&quot;: &quot;https://github.com/citation-style-language/schema/raw/master/csl-citation.json&quot;, &quot;properties&quot;: {&quot;noteIndex&quot;: 0}} RND1H7SuFoBoF"/></text:p>
        </text:list-item>
        <text:list-item>
          <text:p text:style-name="P19"><text:span text:style-name="T1">Cultural Beliefs</text:span> As in <text:reference-mark-start text:name="ADDIN CSL_CITATION {&quot;citationItems&quot;: [{&quot;id&quot;: &quot;ITEM-1&quot;, &quot;itemData&quot;: {&quot;id&quot;: &quot;ITEM-1&quot;, &quot;type&quot;: &quot;article-journal&quot;, &quot;issued&quot;: {&quot;date-parts&quot;: [[&quot;2006&quot;]]}, &quot;issue&quot;: &quot;2&quot;, &quot;page&quot;: &quot;23-48&quot;, &quot;volume&quot;: &quot;20&quot;, &quot;author&quot;: [{&quot;suffix&quot;: &quot;&quot;, &quot;family&quot;: &quot;Sapienza&quot;, &quot;dropping-particle&quot;: &quot;&quot;, &quot;non-dropping-particle&quot;: &quot;&quot;, &quot;parse-names&quot;: false, &quot;given&quot;: &quot;Paola&quot;}, {&quot;suffix&quot;: &quot;&quot;, &quot;family&quot;: &quot;Zingales&quot;, &quot;dropping-particle&quot;: &quot;&quot;, &quot;non-dropping-particle&quot;: &quot;&quot;, &quot;parse-names&quot;: false, &quot;given&quot;: &quot;Luigi&quot;}, {&quot;suffix&quot;: &quot;&quot;, &quot;family&quot;: &quot;Guiso&quot;, &quot;dropping-particle&quot;: &quot;&quot;, &quot;non-dropping-particle&quot;: &quot;&quot;, &quot;parse-names&quot;: false, &quot;given&quot;: &quot;Luigi&quot;}], &quot;title&quot;: &quot;Does culture affect economic outcomes?&quot;}, &quot;uris&quot;: [&quot;http://www.mendeley.com/documents/?uuid=ac4b149a-6fa8-4a65-9836-b4326e8c4986&quot;]}], &quot;mendeley&quot;: {&quot;plainTextFormattedCitation&quot;: &quot;(Sapienza, Zingales, &amp; Guiso, 2006)&quot;, &quot;previouslyFormattedCitation&quot;: &quot;(Sapienza, Zingales, &amp; Guiso, 2006)&quot;, &quot;formattedCitation&quot;: &quot;(Sapienza, Zingales, &amp; Guiso, 2006)&quot;}, &quot;schema&quot;: &quot;https://github.com/citation-style-language/schema/raw/master/csl-citation.json&quot;, &quot;properties&quot;: {&quot;noteIndex&quot;: 0}} RNDCiAEkdixn3"/><text:span text:style-name="T8">(Sapienza, Zingales, &amp; Guiso, 2006)</text:span><text:reference-mark-end text:name="ADDIN CSL_CITATION {&quot;citationItems&quot;: [{&quot;id&quot;: &quot;ITEM-1&quot;, &quot;itemData&quot;: {&quot;id&quot;: &quot;ITEM-1&quot;, &quot;type&quot;: &quot;article-journal&quot;, &quot;issued&quot;: {&quot;date-parts&quot;: [[&quot;2006&quot;]]}, &quot;issue&quot;: &quot;2&quot;, &quot;page&quot;: &quot;23-48&quot;, &quot;volume&quot;: &quot;20&quot;, &quot;author&quot;: [{&quot;suffix&quot;: &quot;&quot;, &quot;family&quot;: &quot;Sapienza&quot;, &quot;dropping-particle&quot;: &quot;&quot;, &quot;non-dropping-particle&quot;: &quot;&quot;, &quot;parse-names&quot;: false, &quot;given&quot;: &quot;Paola&quot;}, {&quot;suffix&quot;: &quot;&quot;, &quot;family&quot;: &quot;Zingales&quot;, &quot;dropping-particle&quot;: &quot;&quot;, &quot;non-dropping-particle&quot;: &quot;&quot;, &quot;parse-names&quot;: false, &quot;given&quot;: &quot;Luigi&quot;}, {&quot;suffix&quot;: &quot;&quot;, &quot;family&quot;: &quot;Guiso&quot;, &quot;dropping-particle&quot;: &quot;&quot;, &quot;non-dropping-particle&quot;: &quot;&quot;, &quot;parse-names&quot;: false, &quot;given&quot;: &quot;Luigi&quot;}], &quot;title&quot;: &quot;Does culture affect economic outcomes?&quot;}, &quot;uris&quot;: [&quot;http://www.mendeley.com/documents/?uuid=ac4b149a-6fa8-4a65-9836-b4326e8c4986&quot;]}], &quot;mendeley&quot;: {&quot;plainTextFormattedCitation&quot;: &quot;(Sapienza, Zingales, &amp; Guiso, 2006)&quot;, &quot;previouslyFormattedCitation&quot;: &quot;(Sapienza, Zingales, &amp; Guiso, 2006)&quot;, &quot;formattedCitation&quot;: &quot;(Sapienza, Zingales, &amp; Guiso, 2006)&quot;}, &quot;schema&quot;: &quot;https://github.com/citation-style-language/schema/raw/master/csl-citation.json&quot;, &quot;properties&quot;: {&quot;noteIndex&quot;: 0}} RNDCiAEkdixn3"/> review, they argue that cultural beliefs affect economic and political outcomes. As the authors did, we can use the World Values Survey<text:note text:id="ftn2" text:note-class="footnote"><text:note-citation>2</text:note-citation><text:note-body><text:p text:style-name="P15">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5">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
      <text:h text:style-name="P39" text:outline-level="1">Data</text:h>
      <text:h text:style-name="Heading_20_3" text:outline-level="3">Measuring Implementation</text:h>
      <text:p text:style-name="P29">For each party member, we observe two <text:span text:style-name="T57">treaty implementation </text:span>reports presented in 2010 and 2012 <text:span text:style-name="T57">respectively</text:span>. Each report consists on a survey in which the party indicates whether it implemented or not a particular item of the treaty and, depending of the item, provides additional details <text:span text:style-name="T57">on it</text:span>. <text:span text:style-name="T57">While the treaty consists of ### articles, we focused on articles 5, 6, 8, 11 and 13 which in broad terms discuss Normative Infrastructure for its Implementation, Pricing and Taxation of Tobacco Products, Consumption of Tobacco Products at Public Areas, Packaging and Labeling of Tobacco Products, and Promotion and Advertising of Tobacco Products respectively.</text:span></text:p>
      <text:p text:style-name="P30"><text:soft-page-break/>For the analysis, we <text:span text:style-name="T58">only considered those items in which the party responded either “Yes”, “No” or “N/A”, which we coded as 1, 0, and 0 respectively. Once the relevant set of items was coded, we added them up at the party/article level, ending up with a count of items that each party implemented by article. This was done separately for year 2010 and 2012. For each reporting year, Table ### shows the distribution of number of party members per number of items implemented per article.</text:span></text:p>
      <text:p text:style-name="P31">[HERE GOES THE TABLE]</text:p>
      <text:h text:style-name="Heading_20_3" text:outline-level="3">Common covariates</text:h>
      <text:p text:style-name="P32">For each party we collected the following information: WHO Region, Democracy Level, GDP Per capita, Tobacco Production Per capita, % of Female Smoking, % of Male Smoking, Labor Index, Women’s Rights, and Population.</text:p>
      <text:h text:style-name="Heading_20_3" text:outline-level="3">Shifts in Preferences</text:h>
      <text:p text:style-name="Text_20_body">In <text:reference-mark-start text:name="ADDIN CSL_CITATION {&quot;citationItems&quot;: [{&quot;id&quot;: &quot;ITEM-1&quot;, &quot;itemData&quot;: {&quot;id&quot;: &quot;ITEM-1&quot;, &quot;type&quot;: &quot;article-journal&quot;, &quot;ISBN&quot;: &quot;0020-8183&quot;, &quot;page&quot;: &quot;341&quot;, &quot;DOI&quot;: &quot;10.1017/S0020818309090110&quot;, &quot;title&quot;: &quot;When Preferences and Commitments Collide: The Effect of Relative Partisan Shifts on International Treaty Compliance&quot;, &quot;ISSN&quot;: &quot;0020-8183&quot;, &quot;issued&quot;: {&quot;date-parts&quot;: [[&quot;2009&quot;]]}, &quot;issue&quot;: &quot;02&quot;, &quot;container-title&quot;: &quot;International Organization&quot;, &quot;volume&quot;: &quot;63&quot;, &quot;author&quot;: [{&quot;suffix&quot;: &quot;&quot;, &quot;family&quot;: &quot;Grieco&quot;, &quot;dropping-particle&quot;: &quot;&quot;, &quot;non-dropping-particle&quot;: &quot;&quot;, &quot;parse-names&quot;: false, &quot;given&quot;: &quot;Joseph M.&quot;}, {&quot;suffix&quot;: &quot;&quot;, &quot;family&quot;: &quot;Gelpi&quot;, &quot;dropping-particle&quot;: &quot;&quot;, &quot;non-dropping-particle&quot;: &quot;&quot;, &quot;parse-names&quot;: false, &quot;given&quot;: &quot;Christopher F.&quot;}, {&quot;suffix&quot;: &quot;&quot;, &quot;family&quot;: &quot;Warren&quot;, &quot;dropping-particle&quot;: &quot;&quot;, &quot;non-dropping-particle&quot;: &quot;&quot;, &quot;parse-names&quot;: false, &quot;given&quot;: &quot;T. Camber&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uris&quot;: [&quot;http://www.mendeley.com/documents/?uuid=99755347-9740-4ec9-b7d3-5b497e5927a7&quot;]}], &quot;mendeley&quot;: {&quot;plainTextFormattedCitation&quot;: &quot;(Grieco et al., 2009)&quot;, &quot;previouslyFormattedCitation&quot;: &quot;(Grieco et al., 2009)&quot;, &quot;formattedCitation&quot;: &quot;(Grieco et al., 2009)&quot;}, &quot;schema&quot;: &quot;https://github.com/citation-style-language/schema/raw/master/csl-citation.json&quot;, &quot;properties&quot;: {&quot;noteIndex&quot;: 0}} RNDyAWj1rRLpQ"/><text:span text:style-name="T8">(Grieco et al., 2009)</text:span><text:reference-mark-end text:name="ADDIN CSL_CITATION {&quot;citationItems&quot;: [{&quot;id&quot;: &quot;ITEM-1&quot;, &quot;itemData&quot;: {&quot;id&quot;: &quot;ITEM-1&quot;, &quot;type&quot;: &quot;article-journal&quot;, &quot;ISBN&quot;: &quot;0020-8183&quot;, &quot;page&quot;: &quot;341&quot;, &quot;DOI&quot;: &quot;10.1017/S0020818309090110&quot;, &quot;title&quot;: &quot;When Preferences and Commitments Collide: The Effect of Relative Partisan Shifts on International Treaty Compliance&quot;, &quot;ISSN&quot;: &quot;0020-8183&quot;, &quot;issued&quot;: {&quot;date-parts&quot;: [[&quot;2009&quot;]]}, &quot;issue&quot;: &quot;02&quot;, &quot;container-title&quot;: &quot;International Organization&quot;, &quot;volume&quot;: &quot;63&quot;, &quot;author&quot;: [{&quot;suffix&quot;: &quot;&quot;, &quot;family&quot;: &quot;Grieco&quot;, &quot;dropping-particle&quot;: &quot;&quot;, &quot;non-dropping-particle&quot;: &quot;&quot;, &quot;parse-names&quot;: false, &quot;given&quot;: &quot;Joseph M.&quot;}, {&quot;suffix&quot;: &quot;&quot;, &quot;family&quot;: &quot;Gelpi&quot;, &quot;dropping-particle&quot;: &quot;&quot;, &quot;non-dropping-particle&quot;: &quot;&quot;, &quot;parse-names&quot;: false, &quot;given&quot;: &quot;Christopher F.&quot;}, {&quot;suffix&quot;: &quot;&quot;, &quot;family&quot;: &quot;Warren&quot;, &quot;dropping-particle&quot;: &quot;&quot;, &quot;non-dropping-particle&quot;: &quot;&quot;, &quot;parse-names&quot;: false, &quot;given&quot;: &quot;T. Camber&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uris&quot;: [&quot;http://www.mendeley.com/documents/?uuid=99755347-9740-4ec9-b7d3-5b497e5927a7&quot;]}], &quot;mendeley&quot;: {&quot;plainTextFormattedCitation&quot;: &quot;(Grieco et al., 2009)&quot;, &quot;previouslyFormattedCitation&quot;: &quot;(Grieco et al., 2009)&quot;, &quot;formattedCitation&quot;: &quot;(Grieco et al., 2009)&quot;}, &quot;schema&quot;: &quot;https://github.com/citation-style-language/schema/raw/master/csl-citation.json&quot;, &quot;properties&quot;: {&quot;noteIndex&quot;: 0}} RNDyAWj1rRLpQ"/>⁠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0">We use the updated version provided by </text:span><text:reference-mark-start text:name="ADDIN CSL_CITATION {&quot;citationItems&quot;: [{&quot;id&quot;: &quot;ITEM-1&quot;, &quot;itemData&quot;: {&quot;id&quot;: &quot;ITEM-1&quot;, &quot;type&quot;: &quot;report&quot;, &quot;issued&quot;: {&quot;date-parts&quot;: [[&quot;2016&quot;]]}, &quot;author&quot;: [{&quot;suffix&quot;: &quot;&quot;, &quot;family&quot;: &quot;Cruz&quot;, &quot;dropping-particle&quot;: &quot;&quot;, &quot;non-dropping-particle&quot;: &quot;&quot;, &quot;parse-names&quot;: false, &quot;given&quot;: &quot;C&quot;}, {&quot;suffix&quot;: &quot;&quot;, &quot;family&quot;: &quot;Keefer&quot;, &quot;dropping-particle&quot;: &quot;&quot;, &quot;non-dropping-particle&quot;: &quot;&quot;, &quot;parse-names&quot;: false, &quot;given&quot;: &quot;P&quot;}, {&quot;suffix&quot;: &quot;&quot;, &quot;family&quot;: &quot;Scartascini&quot;, &quot;dropping-particle&quot;: &quot;&quot;, &quot;non-dropping-particle&quot;: &quot;&quot;, &quot;parse-names&quot;: false, &quot;given&quot;: &quot;C&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uris&quot;: [&quot;http://www.mendeley.com/documents/?uuid=67310b5b-aa1c-45af-9231-2a62472e19f5&quot;]}], &quot;mendeley&quot;: {&quot;plainTextFormattedCitation&quot;: &quot;(Cruz et al., 2016)&quot;, &quot;previouslyFormattedCitation&quot;: &quot;(Cruz et al., 2016)&quot;, &quot;formattedCitation&quot;: &quot;(Cruz et al., 2016)&quot;}, &quot;schema&quot;: &quot;https://github.com/citation-style-language/schema/raw/master/csl-citation.json&quot;, &quot;properties&quot;: {&quot;noteIndex&quot;: 0}} RNDJqdZemEFlC"/><text:span text:style-name="T12">(Cruz et al., 2016)</text:span><text:reference-mark-end text:name="ADDIN CSL_CITATION {&quot;citationItems&quot;: [{&quot;id&quot;: &quot;ITEM-1&quot;, &quot;itemData&quot;: {&quot;id&quot;: &quot;ITEM-1&quot;, &quot;type&quot;: &quot;report&quot;, &quot;issued&quot;: {&quot;date-parts&quot;: [[&quot;2016&quot;]]}, &quot;author&quot;: [{&quot;suffix&quot;: &quot;&quot;, &quot;family&quot;: &quot;Cruz&quot;, &quot;dropping-particle&quot;: &quot;&quot;, &quot;non-dropping-particle&quot;: &quot;&quot;, &quot;parse-names&quot;: false, &quot;given&quot;: &quot;C&quot;}, {&quot;suffix&quot;: &quot;&quot;, &quot;family&quot;: &quot;Keefer&quot;, &quot;dropping-particle&quot;: &quot;&quot;, &quot;non-dropping-particle&quot;: &quot;&quot;, &quot;parse-names&quot;: false, &quot;given&quot;: &quot;P&quot;}, {&quot;suffix&quot;: &quot;&quot;, &quot;family&quot;: &quot;Scartascini&quot;, &quot;dropping-particle&quot;: &quot;&quot;, &quot;non-dropping-particle&quot;: &quot;&quot;, &quot;parse-names&quot;: false, &quot;given&quot;: &quot;C&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uris&quot;: [&quot;http://www.mendeley.com/documents/?uuid=67310b5b-aa1c-45af-9231-2a62472e19f5&quot;]}], &quot;mendeley&quot;: {&quot;plainTextFormattedCitation&quot;: &quot;(Cruz et al., 2016)&quot;, &quot;previouslyFormattedCitation&quot;: &quot;(Cruz et al., 2016)&quot;, &quot;formattedCitation&quot;: &quot;(Cruz et al., 2016)&quot;}, &quot;schema&quot;: &quot;https://github.com/citation-style-language/schema/raw/master/csl-citation.json&quot;, &quot;properties&quot;: {&quot;noteIndex&quot;: 0}} RNDJqdZemEFlC"/><text:span text:style-name="T50">⁠</text:span><text:span text:style-name="T12">.</text:span></text:p>
      <text:h text:style-name="Heading_20_3" text:outline-level="3">Civil Society</text:h>
      <text:p text:style-name="Text_20_body"><text:span text:style-name="T12">Overall, if not funded by the industry, lobbying </text:span><text:span text:style-name="T21">efforts</text:span><text:span text:style-name="T12"> from the civil society can have an important effect too. In particular, we use data from the </text:span><text:span text:style-name="T22">Bloomberg Initiative To Reduce Tobacco Use</text:span><text:span text:style-name="T12"> to control for this. We should expect higher levels of investments to be correlated with higher probability of </text:span><text:span text:style-name="T23">implementation.</text:span></text:p>
      <text:h text:style-name="Heading_20_3" text:outline-level="3"><text:span text:style-name="T12">N</text:span><text:span text:style-name="T8">etworks</text:span></text:h>
      <text:p text:style-name="P22"><text:span text:style-name="T8">Neighboring countries are likely to share issues on, for example, their bor</text:span><text:span text:style-name="T20">d</text:span><text:span text:style-name="T8">ers, more concretely, tobacco smuggling can be one of these issues </text:span><text:reference-mark-start text:name="ADDIN CSL_CITATION {&quot;citationItems&quot;: [{&quot;id&quot;: &quot;ITEM-1&quot;, &quot;itemData&quot;: {&quot;id&quot;: &quot;ITEM-1&quot;, &quot;type&quot;: &quot;article-journal&quot;, &quot;ISBN&quot;: &quot;1057-9230&quot;, &quot;page&quot;: &quot;159-170&quot;, &quot;DOI&quot;: &quot;10.1002/(SICI)1099-1050(200003)9:2&lt;159::AID-HEC499&gt;3.0.CO;2-T&quot;, &quot;title&quot;: &quot;The impact of clean indoor-air laws and cigarette smuggling on demand for cigarettes: An empirical model&quot;, &quot;ISSN&quot;: &quot;10579230&quot;, &quot;issued&quot;: {&quot;date-parts&quot;: [[&quot;2000&quot;]]}, &quot;issue&quot;: &quot;2&quot;, &quot;container-title&quot;: &quot;Health Economics&quot;, &quot;volume&quot;: &quot;9&quot;, &quot;author&quot;: [{&quot;suffix&quot;: &quot;&quot;, &quot;family&quot;: &quot;Yurekli&quot;, &quot;dropping-particle&quot;: &quot;&quot;, &quot;non-dropping-particle&quot;: &quot;&quot;, &quot;parse-names&quot;: false, &quot;given&quot;: &quot;Ayda A.&quot;}, {&quot;suffix&quot;: &quot;&quot;, &quot;family&quot;: &quot;Zhang&quot;, &quot;dropping-particle&quot;: &quot;&quot;, &quot;non-dropping-particle&quot;: &quot;&quot;, &quot;parse-names&quot;: false, &quot;given&quot;: &quot;Ping&quot;}], &quot;PMID&quot;: &quot;10721017&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uris&quot;: [&quot;http://www.mendeley.com/documents/?uuid=3e5ef273-b280-465f-8ebd-19dfd0434801&quot;]}, {&quot;id&quot;: &quot;ITEM-2&quot;, &quot;itemData&quot;: {&quot;id&quot;: &quot;ITEM-2&quot;, &quot;type&quot;: &quot;article-journal&quot;, &quot;ISBN&quot;: &quot;0964-4563&quot;, &quot;page&quot;: &quot;66-71&quot;, &quot;DOI&quot;: &quot;10.1136/tc.7.1.66&quot;, &quot;title&quot;: &quot;Cigarette smuggling in Europe: who really benefits?&quot;, &quot;ISSN&quot;: &quot;0964-4563&quot;, &quot;issued&quot;: {&quot;date-parts&quot;: [[&quot;1998&quot;]]}, &quot;issue&quot;: &quot;1&quot;, &quot;container-title&quot;: &quot;Tobacco control&quot;, &quot;volume&quot;: &quot;7&quot;, &quot;author&quot;: [{&quot;suffix&quot;: &quot;&quot;, &quot;family&quot;: &quot;Joossens&quot;, &quot;dropping-particle&quot;: &quot;&quot;, &quot;non-dropping-particle&quot;: &quot;&quot;, &quot;parse-names&quot;: false, &quot;given&quot;: &quot;L&quot;}, {&quot;suffix&quot;: &quot;&quot;, &quot;family&quot;: &quot;Raw&quot;, &quot;dropping-particle&quot;: &quot;&quot;, &quot;non-dropping-particle&quot;: &quot;&quot;, &quot;parse-names&quot;: false, &quot;given&quot;: &quot;M&quot;}], &quot;PMID&quot;: &quot;970675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uris&quot;: [&quot;http://www.mendeley.com/documents/?uuid=d91fc7ea-dd2f-4f1c-b7af-442e64c3cff8&quot;]}, {&quot;id&quot;: &quot;ITEM-3&quot;, &quot;itemData&quot;: {&quot;id&quot;: &quot;ITEM-3&quot;, &quot;type&quot;: &quot;article-journal&quot;, &quot;issue&quot;: &quot;e1&quot;, &quot;page&quot;: &quot;e30-4&quot;, &quot;DOI&quot;: &quot;10.1136/tobaccocontrol-2013-051099&quot;, &quot;title&quot;: &quot;Contrasting academic and tobacco industry estimates of illicit cigarette trade: evidence from Warsaw, Poland.&quot;, &quot;ISSN&quot;: &quot;1468-3318 (Electronic)&quot;, &quot;issued&quot;: {&quot;date-parts&quot;: [[&quot;2014&quot;]]}, &quot;container-title&quot;: &quot;Tobacco control&quot;, &quot;volume&quot;: &quot;23&quot;, &quot;author&quot;: [{&quot;suffix&quot;: &quot;&quot;, &quot;family&quot;: &quot;Stoklosa&quot;, &quot;dropping-particle&quot;: &quot;&quot;, &quot;non-dropping-particle&quot;: &quot;&quot;, &quot;parse-names&quot;: false, &quot;given&quot;: &quot;Michal&quot;}, {&quot;suffix&quot;: &quot;&quot;, &quot;family&quot;: &quot;Ross&quot;, &quot;dropping-particle&quot;: &quot;&quot;, &quot;non-dropping-particle&quot;: &quot;&quot;, &quot;parse-names&quot;: false, &quot;given&quot;: &quot;Hana&quot;}], &quot;PMID&quot;: &quot;2394521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uris&quot;: [&quot;http://www.mendeley.com/documents/?uuid=2170df0a-1cd3-46d2-82b9-3dd8c1580654&quot;]}, {&quot;id&quot;: &quot;ITEM-4&quot;, &quot;itemData&quot;: {&quot;id&quot;: &quot;ITEM-4&quot;, &quot;type&quot;: &quot;article-journal&quot;, &quot;ISBN&quot;: &quot;978-2-914365-61-1&quot;, &quot;page&quot;: &quot;1640-1649&quot;, &quot;DOI&quot;: &quot;10.1111/j.1360-0443.2010.03018.x&quot;, &quot;title&quot;: &quot;The impact of eliminating the global illicit cigarette trade on health and revenue&quot;, &quot;ISSN&quot;: &quot;09652140&quot;, &quot;issued&quot;: {&quot;date-parts&quot;: [[&quot;2010&quot;]]}, &quot;issue&quot;: &quot;9&quot;, &quot;container-title&quot;: &quot;Addiction&quot;, &quot;volume&quot;: &quot;105&quot;, &quot;author&quot;: [{&quot;suffix&quot;: &quot;&quot;, &quot;family&quot;: &quot;Joossens&quot;, &quot;dropping-particle&quot;: &quot;&quot;, &quot;non-dropping-particle&quot;: &quot;&quot;, &quot;parse-names&quot;: false, &quot;given&quot;: &quot;Luk&quot;}, {&quot;suffix&quot;: &quot;&quot;, &quot;family&quot;: &quot;Merriman&quot;, &quot;dropping-particle&quot;: &quot;&quot;, &quot;non-dropping-particle&quot;: &quot;&quot;, &quot;parse-names&quot;: false, &quot;given&quot;: &quot;David&quot;}, {&quot;suffix&quot;: &quot;&quot;, &quot;family&quot;: &quot;Ross&quot;, &quot;dropping-particle&quot;: &quot;&quot;, &quot;non-dropping-particle&quot;: &quot;&quot;, &quot;parse-names&quot;: false, &quot;given&quot;: &quot;Hana&quot;}, {&quot;suffix&quot;: &quot;&quot;, &quot;family&quot;: &quot;Raw&quot;, &quot;dropping-particle&quot;: &quot;&quot;, &quot;non-dropping-particle&quot;: &quot;&quot;, &quot;parse-names&quot;: false, &quot;given&quot;: &quot;Martin&quot;}], &quot;PMID&quot;: &quot;20626371&quot;, &quot;abstract&quot;: &quot;The purpose of this study was to update global estimates of the illicit cigarette trade, based on recent data, and estimate how many lives could be saved by eliminating it and how much revenue governments would gain.&quot;}, &quot;uris&quot;: [&quot;http://www.mendeley.com/documents/?uuid=529bf7cd-9743-46e9-aa10-44940b8df023&quot;]}], &quot;mendeley&quot;: {&quot;plainTex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formattedCitation&quot;: &quot;(L Joossens &amp; Raw, 1998; Luk Joossens, Merriman, Ross, &amp; Raw, 2010; Stoklosa &amp; Ross, 2014; Yurekli &amp; Zhang, 2000)&quot;}, &quot;schema&quot;: &quot;https://github.com/citation-style-language/schema/raw/master/csl-citation.json&quot;, &quot;properties&quot;: {&quot;noteIndex&quot;: 0}} RND4PROm0FCoG"/><text:span text:style-name="T8">(L Joossens &amp; Raw, 1998; Luk Joossens, Merriman, Ross, &amp; Raw, 2010; Stoklosa &amp; Ross, 2014; Yurekli &amp; Zhang, 2000)</text:span><text:reference-mark-end text:name="ADDIN CSL_CITATION {&quot;citationItems&quot;: [{&quot;id&quot;: &quot;ITEM-1&quot;, &quot;itemData&quot;: {&quot;id&quot;: &quot;ITEM-1&quot;, &quot;type&quot;: &quot;article-journal&quot;, &quot;ISBN&quot;: &quot;1057-9230&quot;, &quot;page&quot;: &quot;159-170&quot;, &quot;DOI&quot;: &quot;10.1002/(SICI)1099-1050(200003)9:2&lt;159::AID-HEC499&gt;3.0.CO;2-T&quot;, &quot;title&quot;: &quot;The impact of clean indoor-air laws and cigarette smuggling on demand for cigarettes: An empirical model&quot;, &quot;ISSN&quot;: &quot;10579230&quot;, &quot;issued&quot;: {&quot;date-parts&quot;: [[&quot;2000&quot;]]}, &quot;issue&quot;: &quot;2&quot;, &quot;container-title&quot;: &quot;Health Economics&quot;, &quot;volume&quot;: &quot;9&quot;, &quot;author&quot;: [{&quot;suffix&quot;: &quot;&quot;, &quot;family&quot;: &quot;Yurekli&quot;, &quot;dropping-particle&quot;: &quot;&quot;, &quot;non-dropping-particle&quot;: &quot;&quot;, &quot;parse-names&quot;: false, &quot;given&quot;: &quot;Ayda A.&quot;}, {&quot;suffix&quot;: &quot;&quot;, &quot;family&quot;: &quot;Zhang&quot;, &quot;dropping-particle&quot;: &quot;&quot;, &quot;non-dropping-particle&quot;: &quot;&quot;, &quot;parse-names&quot;: false, &quot;given&quot;: &quot;Ping&quot;}], &quot;PMID&quot;: &quot;10721017&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uris&quot;: [&quot;http://www.mendeley.com/documents/?uuid=3e5ef273-b280-465f-8ebd-19dfd0434801&quot;]}, {&quot;id&quot;: &quot;ITEM-2&quot;, &quot;itemData&quot;: {&quot;id&quot;: &quot;ITEM-2&quot;, &quot;type&quot;: &quot;article-journal&quot;, &quot;ISBN&quot;: &quot;0964-4563&quot;, &quot;page&quot;: &quot;66-71&quot;, &quot;DOI&quot;: &quot;10.1136/tc.7.1.66&quot;, &quot;title&quot;: &quot;Cigarette smuggling in Europe: who really benefits?&quot;, &quot;ISSN&quot;: &quot;0964-4563&quot;, &quot;issued&quot;: {&quot;date-parts&quot;: [[&quot;1998&quot;]]}, &quot;issue&quot;: &quot;1&quot;, &quot;container-title&quot;: &quot;Tobacco control&quot;, &quot;volume&quot;: &quot;7&quot;, &quot;author&quot;: [{&quot;suffix&quot;: &quot;&quot;, &quot;family&quot;: &quot;Joossens&quot;, &quot;dropping-particle&quot;: &quot;&quot;, &quot;non-dropping-particle&quot;: &quot;&quot;, &quot;parse-names&quot;: false, &quot;given&quot;: &quot;L&quot;}, {&quot;suffix&quot;: &quot;&quot;, &quot;family&quot;: &quot;Raw&quot;, &quot;dropping-particle&quot;: &quot;&quot;, &quot;non-dropping-particle&quot;: &quot;&quot;, &quot;parse-names&quot;: false, &quot;given&quot;: &quot;M&quot;}], &quot;PMID&quot;: &quot;970675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uris&quot;: [&quot;http://www.mendeley.com/documents/?uuid=d91fc7ea-dd2f-4f1c-b7af-442e64c3cff8&quot;]}, {&quot;id&quot;: &quot;ITEM-3&quot;, &quot;itemData&quot;: {&quot;id&quot;: &quot;ITEM-3&quot;, &quot;type&quot;: &quot;article-journal&quot;, &quot;issue&quot;: &quot;e1&quot;, &quot;page&quot;: &quot;e30-4&quot;, &quot;DOI&quot;: &quot;10.1136/tobaccocontrol-2013-051099&quot;, &quot;title&quot;: &quot;Contrasting academic and tobacco industry estimates of illicit cigarette trade: evidence from Warsaw, Poland.&quot;, &quot;ISSN&quot;: &quot;1468-3318 (Electronic)&quot;, &quot;issued&quot;: {&quot;date-parts&quot;: [[&quot;2014&quot;]]}, &quot;container-title&quot;: &quot;Tobacco control&quot;, &quot;volume&quot;: &quot;23&quot;, &quot;author&quot;: [{&quot;suffix&quot;: &quot;&quot;, &quot;family&quot;: &quot;Stoklosa&quot;, &quot;dropping-particle&quot;: &quot;&quot;, &quot;non-dropping-particle&quot;: &quot;&quot;, &quot;parse-names&quot;: false, &quot;given&quot;: &quot;Michal&quot;}, {&quot;suffix&quot;: &quot;&quot;, &quot;family&quot;: &quot;Ross&quot;, &quot;dropping-particle&quot;: &quot;&quot;, &quot;non-dropping-particle&quot;: &quot;&quot;, &quot;parse-names&quot;: false, &quot;given&quot;: &quot;Hana&quot;}], &quot;PMID&quot;: &quot;2394521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uris&quot;: [&quot;http://www.mendeley.com/documents/?uuid=2170df0a-1cd3-46d2-82b9-3dd8c1580654&quot;]}, {&quot;id&quot;: &quot;ITEM-4&quot;, &quot;itemData&quot;: {&quot;id&quot;: &quot;ITEM-4&quot;, &quot;type&quot;: &quot;article-journal&quot;, &quot;ISBN&quot;: &quot;978-2-914365-61-1&quot;, &quot;page&quot;: &quot;1640-1649&quot;, &quot;DOI&quot;: &quot;10.1111/j.1360-0443.2010.03018.x&quot;, &quot;title&quot;: &quot;The impact of eliminating the global illicit cigarette trade on health and revenue&quot;, &quot;ISSN&quot;: &quot;09652140&quot;, &quot;issued&quot;: {&quot;date-parts&quot;: [[&quot;2010&quot;]]}, &quot;issue&quot;: &quot;9&quot;, &quot;container-title&quot;: &quot;Addiction&quot;, &quot;volume&quot;: &quot;105&quot;, &quot;author&quot;: [{&quot;suffix&quot;: &quot;&quot;, &quot;family&quot;: &quot;Joossens&quot;, &quot;dropping-particle&quot;: &quot;&quot;, &quot;non-dropping-particle&quot;: &quot;&quot;, &quot;parse-names&quot;: false, &quot;given&quot;: &quot;Luk&quot;}, {&quot;suffix&quot;: &quot;&quot;, &quot;family&quot;: &quot;Merriman&quot;, &quot;dropping-particle&quot;: &quot;&quot;, &quot;non-dropping-particle&quot;: &quot;&quot;, &quot;parse-names&quot;: false, &quot;given&quot;: &quot;David&quot;}, {&quot;suffix&quot;: &quot;&quot;, &quot;family&quot;: &quot;Ross&quot;, &quot;dropping-particle&quot;: &quot;&quot;, &quot;non-dropping-particle&quot;: &quot;&quot;, &quot;parse-names&quot;: false, &quot;given&quot;: &quot;Hana&quot;}, {&quot;suffix&quot;: &quot;&quot;, &quot;family&quot;: &quot;Raw&quot;, &quot;dropping-particle&quot;: &quot;&quot;, &quot;non-dropping-particle&quot;: &quot;&quot;, &quot;parse-names&quot;: false, &quot;given&quot;: &quot;Martin&quot;}], &quot;PMID&quot;: &quot;20626371&quot;, &quot;abstract&quot;: &quot;The purpose of this study was to update global estimates of the illicit cigarette trade, based on recent data, and estimate how many lives could be saved by eliminating it and how much revenue governments would gain.&quot;}, &quot;uris&quot;: [&quot;http://www.mendeley.com/documents/?uuid=529bf7cd-9743-46e9-aa10-44940b8df023&quot;]}], &quot;mendeley&quot;: {&quot;plainTex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formattedCitation&quot;: &quot;(L Joossens &amp; Raw, 1998; Luk Joossens, Merriman, Ross, &amp; Raw, 2010; Stoklosa &amp; Ross, 2014; Yurekli &amp; Zhang, 2000)&quot;}, &quot;schema&quot;: &quot;https://github.com/citation-style-language/schema/raw/master/csl-citation.json&quot;, &quot;properties&quot;: {&quot;noteIndex&quot;: 0}} RND4PROm0FCoG"/><text:span text:style-name="T8">.</text:span></text:p>
      <text:p text:style-name="P33"><text:soft-page-break/><text:reference-mark-start text:name="ADDIN CSL_CITATION {&quot;citationItems&quot;: [{&quot;id&quot;: &quot;ITEM-1&quot;, &quot;itemData&quot;: {&quot;id&quot;: &quot;ITEM-1&quot;, &quot;type&quot;: &quot;article-journal&quot;, &quot;issued&quot;: {&quot;date-parts&quot;: [[&quot;2000&quot;]]}, &quot;issue&quot;: &quot;4&quot;, &quot;container-title&quot;: &quot;American Political Science Review&quot;, &quot;page&quot;: &quot;819-835&quot;, &quot;volume&quot;: &quot;94&quot;, &quot;author&quot;: [{&quot;suffix&quot;: &quot;&quot;, &quot;family&quot;: &quot;Simmons&quot;, &quot;dropping-particle&quot;: &quot;&quot;, &quot;non-dropping-particle&quot;: &quot;&quot;, &quot;parse-names&quot;: false, &quot;given&quot;: &quot;Beth&quot;}], &quot;title&quot;: &quot;International Law and State Behavior: Commitment and Compliance in International Monetary Affairs Author ( s ): Beth A . Simmons Source : The American Political Science Review , Vol . 94 , No . 4 ( Dec ., 2000 ), pp . 819-835 Published by : American Polit&quot;}, &quot;uris&quot;: [&quot;http://www.mendeley.com/documents/?uuid=3f61541d-424e-46b8-ac41-c42bc875f622&quot;]}], &quot;mendeley&quot;: {&quot;plainTextFormattedCitation&quot;: &quot;(Simmons, 2000)&quot;, &quot;formattedCitation&quot;: &quot;(Simmons, 2000)&quot;}, &quot;schema&quot;: &quot;https://github.com/citation-style-language/schema/raw/master/csl-citation.json&quot;, &quot;properties&quot;: {&quot;noteIndex&quot;: 0}} RNDOUzojvU64V"/><text:span text:style-name="T8">(Simmons, 2000)</text:span><text:reference-mark-end text:name="ADDIN CSL_CITATION {&quot;citationItems&quot;: [{&quot;id&quot;: &quot;ITEM-1&quot;, &quot;itemData&quot;: {&quot;id&quot;: &quot;ITEM-1&quot;, &quot;type&quot;: &quot;article-journal&quot;, &quot;issued&quot;: {&quot;date-parts&quot;: [[&quot;2000&quot;]]}, &quot;issue&quot;: &quot;4&quot;, &quot;container-title&quot;: &quot;American Political Science Review&quot;, &quot;page&quot;: &quot;819-835&quot;, &quot;volume&quot;: &quot;94&quot;, &quot;author&quot;: [{&quot;suffix&quot;: &quot;&quot;, &quot;family&quot;: &quot;Simmons&quot;, &quot;dropping-particle&quot;: &quot;&quot;, &quot;non-dropping-particle&quot;: &quot;&quot;, &quot;parse-names&quot;: false, &quot;given&quot;: &quot;Beth&quot;}], &quot;title&quot;: &quot;International Law and State Behavior: Commitment and Compliance in International Monetary Affairs Author ( s ): Beth A . Simmons Source : The American Political Science Review , Vol . 94 , No . 4 ( Dec ., 2000 ), pp . 819-835 Published by : American Polit&quot;}, &quot;uris&quot;: [&quot;http://www.mendeley.com/documents/?uuid=3f61541d-424e-46b8-ac41-c42bc875f622&quot;]}], &quot;mendeley&quot;: {&quot;plainTextFormattedCitation&quot;: &quot;(Simmons, 2000)&quot;, &quot;formattedCitation&quot;: &quot;(Simmons, 2000)&quot;}, &quot;schema&quot;: &quot;https://github.com/citation-style-language/schema/raw/master/csl-citation.json&quot;, &quot;properties&quot;: {&quot;noteIndex&quot;: 0}} RNDOUzojvU64V"/><text:span text:style-name="T8">⁠ shows evidence </text:span><text:span text:style-name="T23">indicating that </text:span><text:span text:style-name="T8">compliance </text:span><text:span text:style-name="T23">is</text:span><text:span text:style-name="T8"> higher among countries that are exposed to higher regional compliance, in particular, higher compliance from IMF leads to higher probability of compliance for any of its member.</text:span></text:p>
      <text:h text:style-name="Heading_20_2" text:outline-level="2"><text:bookmark text:name="methodology"/>Methodology</text:h>
      <text:p text:style-name="P37">Identifying contagion effects is not an easy thing to do <text:reference-mark-start text:name="ADDIN CSL_CITATION {&quot;citationItems&quot;: [{&quot;id&quot;: &quot;ITEM-1&quot;, &quot;itemData&quot;: {&quot;id&quot;: &quot;ITEM-1&quot;, &quot;type&quot;: &quot;article-journal&quot;, &quot;ISBN&quot;: &quot;0049-1241 (Print)\\r0049-1241 (Linking)&quot;, &quot;page&quot;: &quot;211-239&quot;, &quot;DOI&quot;: &quot;10.1177/0049124111404820&quot;, &quot;title&quot;: &quot;Homophily and Contagion Are Generically Confounded in Observational Social Network Studies.&quot;, &quot;ISSN&quot;: &quot;0049-1241&quot;, &quot;issued&quot;: {&quot;date-parts&quot;: [[&quot;2011&quot;]]}, &quot;issue&quot;: &quot;2&quot;, &quot;container-title&quot;: &quot;Sociological methods &amp; research&quot;, &quot;volume&quot;: &quot;40&quot;, &quot;author&quot;: [{&quot;suffix&quot;: &quot;&quot;, &quot;family&quot;: &quot;Shalizi&quot;, &quot;dropping-particle&quot;: &quot;&quot;, &quot;non-dropping-particle&quot;: &quot;&quot;, &quot;parse-names&quot;: false, &quot;given&quot;: &quot;Cosma Rohilla&quot;}, {&quot;suffix&quot;: &quot;&quot;, &quot;family&quot;: &quot;Thomas&quot;, &quot;dropping-particle&quot;: &quot;&quot;, &quot;non-dropping-particle&quot;: &quot;&quot;, &quot;parse-names&quot;: false, &quot;given&quot;: &quot;Andrew C&quot;}], &quot;PMID&quot;: &quot;22523436&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uris&quot;: [&quot;http://www.mendeley.com/documents/?uuid=8cd4e04e-fb23-4253-90e7-379895b56114&quot;]}, {&quot;id&quot;: &quot;ITEM-2&quot;, &quot;itemData&quot;: {&quot;ISSN&quot;: &quot;1450312292&quot;, &quot;id&quot;: &quot;ITEM-2&quot;, &quot;issued&quot;: {&quot;date-parts&quot;: [[&quot;2012&quot;]]}, &quot;ISBN&quot;: &quot;9781450312295&quot;, &quot;type&quot;: &quot;article-journal&quot;, &quot;container-title&quot;: &quot;WWW 2012 - Session: Information Diffusion in Social Networks April 16-20, 2012, Lyon, France&quot;, &quot;page&quot;: &quot;519\u2013528&quot;, &quot;DOI&quot;: &quot;10.1145/2187836.2187907&quot;, &quot;author&quot;: [{&quot;suffix&quot;: &quot;&quot;, &quot;family&quot;: &quot;Bakshy&quot;, &quot;dropping-particle&quot;: &quot;&quot;, &quot;non-dropping-particle&quot;: &quot;&quot;, &quot;parse-names&quot;: false, &quot;given&quot;: &quot;Eytan&quot;}, {&quot;suffix&quot;: &quot;&quot;, &quot;family&quot;: &quot;Rosenn&quot;, &quot;dropping-particle&quot;: &quot;&quot;, &quot;non-dropping-particle&quot;: &quot;&quot;, &quot;parse-names&quot;: false, &quot;given&quot;: &quot;Itamar&quot;}, {&quot;suffix&quot;: &quot;&quot;, &quot;family&quot;: &quot;Marlow&quot;, &quot;dropping-particle&quot;: &quot;&quot;, &quot;non-dropping-particle&quot;: &quot;&quot;, &quot;parse-names&quot;: false, &quot;given&quot;: &quot;Cameron&quot;}, {&quot;suffix&quot;: &quot;&quot;, &quot;family&quot;: &quot;Adamic&quot;, &quot;dropping-particle&quot;: &quot;&quot;, &quot;non-dropping-particle&quot;: &quot;&quot;, &quot;parse-names&quot;: false, &quot;given&quot;: &quot;Lada&quot;}], &quot;title&quot;: &quot;The role of social networks in information diffusion&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uris&quot;: [&quot;http://www.mendeley.com/documents/?uuid=712f4a3f-ce8f-4f1b-b8ae-3e63645fe062&quot;]}], &quot;mendeley&quot;: {&quot;plainTextFormattedCitation&quot;: &quot;(Bakshy, Rosenn, Marlow, &amp; Adamic, 2012; Shalizi &amp; Thomas, 2011)&quot;, &quot;previouslyFormattedCitation&quot;: &quot;(Bakshy, Rosenn, Marlow, &amp; Adamic, 2012; Shalizi &amp; Thomas, 2011)&quot;, &quot;formattedCitation&quot;: &quot;(Bakshy, Rosenn, Marlow, &amp; Adamic, 2012; Shalizi &amp; Thomas, 2011)&quot;}, &quot;schema&quot;: &quot;https://github.com/citation-style-language/schema/raw/master/csl-citation.json&quot;, &quot;properties&quot;: {&quot;noteIndex&quot;: 0}} RND5kC1Tm3dtg"/><text:span text:style-name="T8">(Bakshy, Rosenn, Marlow, &amp; Adamic, 2012; Shalizi &amp; Thomas, 2011)</text:span><text:reference-mark-end text:name="ADDIN CSL_CITATION {&quot;citationItems&quot;: [{&quot;id&quot;: &quot;ITEM-1&quot;, &quot;itemData&quot;: {&quot;id&quot;: &quot;ITEM-1&quot;, &quot;type&quot;: &quot;article-journal&quot;, &quot;ISBN&quot;: &quot;0049-1241 (Print)\\r0049-1241 (Linking)&quot;, &quot;page&quot;: &quot;211-239&quot;, &quot;DOI&quot;: &quot;10.1177/0049124111404820&quot;, &quot;title&quot;: &quot;Homophily and Contagion Are Generically Confounded in Observational Social Network Studies.&quot;, &quot;ISSN&quot;: &quot;0049-1241&quot;, &quot;issued&quot;: {&quot;date-parts&quot;: [[&quot;2011&quot;]]}, &quot;issue&quot;: &quot;2&quot;, &quot;container-title&quot;: &quot;Sociological methods &amp; research&quot;, &quot;volume&quot;: &quot;40&quot;, &quot;author&quot;: [{&quot;suffix&quot;: &quot;&quot;, &quot;family&quot;: &quot;Shalizi&quot;, &quot;dropping-particle&quot;: &quot;&quot;, &quot;non-dropping-particle&quot;: &quot;&quot;, &quot;parse-names&quot;: false, &quot;given&quot;: &quot;Cosma Rohilla&quot;}, {&quot;suffix&quot;: &quot;&quot;, &quot;family&quot;: &quot;Thomas&quot;, &quot;dropping-particle&quot;: &quot;&quot;, &quot;non-dropping-particle&quot;: &quot;&quot;, &quot;parse-names&quot;: false, &quot;given&quot;: &quot;Andrew C&quot;}], &quot;PMID&quot;: &quot;22523436&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uris&quot;: [&quot;http://www.mendeley.com/documents/?uuid=8cd4e04e-fb23-4253-90e7-379895b56114&quot;]}, {&quot;id&quot;: &quot;ITEM-2&quot;, &quot;itemData&quot;: {&quot;ISSN&quot;: &quot;1450312292&quot;, &quot;id&quot;: &quot;ITEM-2&quot;, &quot;issued&quot;: {&quot;date-parts&quot;: [[&quot;2012&quot;]]}, &quot;ISBN&quot;: &quot;9781450312295&quot;, &quot;type&quot;: &quot;article-journal&quot;, &quot;container-title&quot;: &quot;WWW 2012 - Session: Information Diffusion in Social Networks April 16-20, 2012, Lyon, France&quot;, &quot;page&quot;: &quot;519\u2013528&quot;, &quot;DOI&quot;: &quot;10.1145/2187836.2187907&quot;, &quot;author&quot;: [{&quot;suffix&quot;: &quot;&quot;, &quot;family&quot;: &quot;Bakshy&quot;, &quot;dropping-particle&quot;: &quot;&quot;, &quot;non-dropping-particle&quot;: &quot;&quot;, &quot;parse-names&quot;: false, &quot;given&quot;: &quot;Eytan&quot;}, {&quot;suffix&quot;: &quot;&quot;, &quot;family&quot;: &quot;Rosenn&quot;, &quot;dropping-particle&quot;: &quot;&quot;, &quot;non-dropping-particle&quot;: &quot;&quot;, &quot;parse-names&quot;: false, &quot;given&quot;: &quot;Itamar&quot;}, {&quot;suffix&quot;: &quot;&quot;, &quot;family&quot;: &quot;Marlow&quot;, &quot;dropping-particle&quot;: &quot;&quot;, &quot;non-dropping-particle&quot;: &quot;&quot;, &quot;parse-names&quot;: false, &quot;given&quot;: &quot;Cameron&quot;}, {&quot;suffix&quot;: &quot;&quot;, &quot;family&quot;: &quot;Adamic&quot;, &quot;dropping-particle&quot;: &quot;&quot;, &quot;non-dropping-particle&quot;: &quot;&quot;, &quot;parse-names&quot;: false, &quot;given&quot;: &quot;Lada&quot;}], &quot;title&quot;: &quot;The role of social networks in information diffusion&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uris&quot;: [&quot;http://www.mendeley.com/documents/?uuid=712f4a3f-ce8f-4f1b-b8ae-3e63645fe062&quot;]}], &quot;mendeley&quot;: {&quot;plainTextFormattedCitation&quot;: &quot;(Bakshy, Rosenn, Marlow, &amp; Adamic, 2012; Shalizi &amp; Thomas, 2011)&quot;, &quot;previouslyFormattedCitation&quot;: &quot;(Bakshy, Rosenn, Marlow, &amp; Adamic, 2012; Shalizi &amp; Thomas, 2011)&quot;, &quot;formattedCitation&quot;: &quot;(Bakshy, Rosenn, Marlow, &amp; Adamic, 2012; Shalizi &amp; Thomas, 2011)&quot;}, &quot;schema&quot;: &quot;https://github.com/citation-style-language/schema/raw/master/csl-citation.json&quot;, &quot;properties&quot;: {&quot;noteIndex&quot;: 0}} RND5kC1Tm3dtg"/>. <text:span text:style-name="T26">While Stochastic Actor Oriented Models </text:span><text:reference-mark-start text:name="ADDIN CSL_CITATION {&quot;citationItems&quot;: [{&quot;id&quot;: &quot;ITEM-1&quot;, &quot;itemData&quot;: {&quot;id&quot;: &quot;ITEM-1&quot;, &quot;type&quot;: &quot;article-journal&quot;, &quot;ISBN&quot;: &quot;0378-8733&quot;, &quot;page&quot;: &quot;44-60&quot;, &quot;DOI&quot;: &quot;10.1016/j.socnet.2009.02.004&quot;, &quot;title&quot;: &quot;Introduction to stochastic actor-based models for network dynamics&quot;, &quot;ISSN&quot;: &quot;03788733&quot;, &quot;issued&quot;: {&quot;date-parts&quot;: [[&quot;2010&quot;]]}, &quot;issue&quot;: &quot;1&quot;, &quot;container-title&quot;: &quot;Social Networks&quot;, &quot;volume&quot;: &quot;32&quot;, &quot;author&quot;: [{&quot;suffix&quot;: &quot;&quot;, &quot;family&quot;: &quot;Snijders&quot;, &quot;dropping-particle&quot;: &quot;&quot;, &quot;non-dropping-particle&quot;: &quot;&quot;, &quot;parse-names&quot;: false, &quot;given&quot;: &quot;Tom A B&quot;}, {&quot;suffix&quot;: &quot;&quot;, &quot;family&quot;: &quot;Bunt&quot;, &quot;dropping-particle&quot;: &quot;&quot;, &quot;non-dropping-particle&quot;: &quot;van de&quot;, &quot;parse-names&quot;: false, &quot;given&quot;: &quot;Gerhard G.&quot;}, {&quot;suffix&quot;: &quot;&quot;, &quot;family&quot;: &quot;Steglich&quot;, &quot;dropping-particle&quot;: &quot;&quot;, &quot;non-dropping-particle&quot;: &quot;&quot;, &quot;parse-names&quot;: false, &quot;given&quot;: &quot;Christian E G&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uris&quot;: [&quot;http://www.mendeley.com/documents/?uuid=5d00013d-235b-4113-9069-0da18daab8b6&quot;]}], &quot;mendeley&quot;: {&quot;plainTextFormattedCitation&quot;: &quot;(Snijders, van de Bunt, &amp; Steglich, 2010)&quot;, &quot;previouslyFormattedCitation&quot;: &quot;(Snijders, van de Bunt, &amp; Steglich, 2010)&quot;, &quot;formattedCitation&quot;: &quot;(Snijders, van de Bunt, &amp; Steglich, 2010)&quot;}, &quot;schema&quot;: &quot;https://github.com/citation-style-language/schema/raw/master/csl-citation.json&quot;, &quot;properties&quot;: {&quot;noteIndex&quot;: 0}} RND7DwjPowHAu"/><text:span text:style-name="T13">(Snijders, van de Bunt, &amp; Steglich, 2010)</text:span><text:reference-mark-end text:name="ADDIN CSL_CITATION {&quot;citationItems&quot;: [{&quot;id&quot;: &quot;ITEM-1&quot;, &quot;itemData&quot;: {&quot;id&quot;: &quot;ITEM-1&quot;, &quot;type&quot;: &quot;article-journal&quot;, &quot;ISBN&quot;: &quot;0378-8733&quot;, &quot;page&quot;: &quot;44-60&quot;, &quot;DOI&quot;: &quot;10.1016/j.socnet.2009.02.004&quot;, &quot;title&quot;: &quot;Introduction to stochastic actor-based models for network dynamics&quot;, &quot;ISSN&quot;: &quot;03788733&quot;, &quot;issued&quot;: {&quot;date-parts&quot;: [[&quot;2010&quot;]]}, &quot;issue&quot;: &quot;1&quot;, &quot;container-title&quot;: &quot;Social Networks&quot;, &quot;volume&quot;: &quot;32&quot;, &quot;author&quot;: [{&quot;suffix&quot;: &quot;&quot;, &quot;family&quot;: &quot;Snijders&quot;, &quot;dropping-particle&quot;: &quot;&quot;, &quot;non-dropping-particle&quot;: &quot;&quot;, &quot;parse-names&quot;: false, &quot;given&quot;: &quot;Tom A B&quot;}, {&quot;suffix&quot;: &quot;&quot;, &quot;family&quot;: &quot;Bunt&quot;, &quot;dropping-particle&quot;: &quot;&quot;, &quot;non-dropping-particle&quot;: &quot;van de&quot;, &quot;parse-names&quot;: false, &quot;given&quot;: &quot;Gerhard G.&quot;}, {&quot;suffix&quot;: &quot;&quot;, &quot;family&quot;: &quot;Steglich&quot;, &quot;dropping-particle&quot;: &quot;&quot;, &quot;non-dropping-particle&quot;: &quot;&quot;, &quot;parse-names&quot;: false, &quot;given&quot;: &quot;Christian E G&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uris&quot;: [&quot;http://www.mendeley.com/documents/?uuid=5d00013d-235b-4113-9069-0da18daab8b6&quot;]}], &quot;mendeley&quot;: {&quot;plainTextFormattedCitation&quot;: &quot;(Snijders, van de Bunt, &amp; Steglich, 2010)&quot;, &quot;previouslyFormattedCitation&quot;: &quot;(Snijders, van de Bunt, &amp; Steglich, 2010)&quot;, &quot;formattedCitation&quot;: &quot;(Snijders, van de Bunt, &amp; Steglich, 2010)&quot;}, &quot;schema&quot;: &quot;https://github.com/citation-style-language/schema/raw/master/csl-citation.json&quot;, &quot;properties&quot;: {&quot;noteIndex&quot;: 0}} RND7DwjPowHAu"/><text:span text:style-name="T26"> are the </text:span><text:span text:style-name="T6">de facto </text:span><text:span text:style-name="T26">solution for analyzing complex contagion in social networks, those haven not been well implemented for handling the type of data that we have.</text:span><text:span text:style-name="T26"><text:note text:id="ftn5" text:note-class="footnote"><text:note-citation>4</text:note-citation><text:note-body><text:p text:style-name="P17">At least, to the time when we wrote this paper, Using RSiena, the R-package which implements ### version of the algorithm, won’t converge successfully.</text:p></text:note-body></text:note></text:span><text:span text:style-name="T26"> This has lead us to explore two different approaches for model fitting, Spatial Autocorrelation models (SAR) </text:span><text:reference-mark-start text:name="ADDIN CSL_CITATION {&quot;citationItems&quot;: [{&quot;id&quot;: &quot;ITEM-1&quot;, &quot;itemData&quot;: {&quot;id&quot;: &quot;ITEM-1&quot;, &quot;type&quot;: &quot;article-journal&quot;, &quot;ISBN&quot;: &quot;978-1420064247&quot;, &quot;page&quot;: &quot;19-44&quot;, &quot;DOI&quot;: &quot;10.4000/rei.3887&quot;, &quot;title&quot;: &quot;An Introduction to Spatial Econometrics&quot;, &quot;ISSN&quot;: &quot;0154-3229&quot;, &quot;issued&quot;: {&quot;date-parts&quot;: [[&quot;2008&quot;]]}, &quot;issue&quot;: &quot;123&quot;, &quot;container-title&quot;: &quot;Revue d\u2019\u00e9conomie industrielle&quot;, &quot;volume&quot;: &quot;123&quot;, &quot;author&quot;: [{&quot;suffix&quot;: &quot;&quot;, &quot;family&quot;: &quot;LeSage&quot;, &quot;dropping-particle&quot;: &quot;&quot;, &quot;non-dropping-particle&quot;: &quot;&quot;, &quot;parse-names&quot;: false, &quot;given&quot;: &quot;James P.&quot;}], &quot;PMID&quot;: &quot;578345366&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uris&quot;: [&quot;http://www.mendeley.com/documents/?uuid=ee2239f8-259e-4adf-b4bc-cf7cfbaecaac&quot;]}], &quot;mendeley&quot;: {&quot;plainTextFormattedCitation&quot;: &quot;(LeSage, 2008)&quot;, &quot;previouslyFormattedCitation&quot;: &quot;(LeSage, 2008)&quot;, &quot;formattedCitation&quot;: &quot;(LeSage, 2008)&quot;}, &quot;schema&quot;: &quot;https://github.com/citation-style-language/schema/raw/master/csl-citation.json&quot;, &quot;properties&quot;: {&quot;noteIndex&quot;: 0}} RND8hkHIQ1lKP"/><text:span text:style-name="T13">(LeSage, 2008)</text:span><text:reference-mark-end text:name="ADDIN CSL_CITATION {&quot;citationItems&quot;: [{&quot;id&quot;: &quot;ITEM-1&quot;, &quot;itemData&quot;: {&quot;id&quot;: &quot;ITEM-1&quot;, &quot;type&quot;: &quot;article-journal&quot;, &quot;ISBN&quot;: &quot;978-1420064247&quot;, &quot;page&quot;: &quot;19-44&quot;, &quot;DOI&quot;: &quot;10.4000/rei.3887&quot;, &quot;title&quot;: &quot;An Introduction to Spatial Econometrics&quot;, &quot;ISSN&quot;: &quot;0154-3229&quot;, &quot;issued&quot;: {&quot;date-parts&quot;: [[&quot;2008&quot;]]}, &quot;issue&quot;: &quot;123&quot;, &quot;container-title&quot;: &quot;Revue d\u2019\u00e9conomie industrielle&quot;, &quot;volume&quot;: &quot;123&quot;, &quot;author&quot;: [{&quot;suffix&quot;: &quot;&quot;, &quot;family&quot;: &quot;LeSage&quot;, &quot;dropping-particle&quot;: &quot;&quot;, &quot;non-dropping-particle&quot;: &quot;&quot;, &quot;parse-names&quot;: false, &quot;given&quot;: &quot;James P.&quot;}], &quot;PMID&quot;: &quot;578345366&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uris&quot;: [&quot;http://www.mendeley.com/documents/?uuid=ee2239f8-259e-4adf-b4bc-cf7cfbaecaac&quot;]}], &quot;mendeley&quot;: {&quot;plainTextFormattedCitation&quot;: &quot;(LeSage, 2008)&quot;, &quot;previouslyFormattedCitation&quot;: &quot;(LeSage, 2008)&quot;, &quot;formattedCitation&quot;: &quot;(LeSage, 2008)&quot;}, &quot;schema&quot;: &quot;https://github.com/citation-style-language/schema/raw/master/csl-citation.json&quot;, &quot;properties&quot;: {&quot;noteIndex&quot;: 0}} RND8hkHIQ1lKP"/><text:span text:style-name="T26">, and matching based methods.</text:span></text:p>
      <text:p text:style-name="Text_20_body"/>
      <text:h text:style-name="Heading_20_3" text:outline-level="3">Spatial Autoregressive Models</text:h>
      <text:p text:style-name="P1">SAR model<text:span text:style-name="T47">s have been used in to identify contagion in networks before </text:span><text:reference-mark-start text:name="ADDIN CSL_CITATION {&quot;citationItems&quot;: [{&quot;id&quot;: &quot;ITEM-1&quot;, &quot;itemData&quot;: {&quot;id&quot;: &quot;ITEM-1&quot;, &quot;type&quot;: &quot;article-journal&quot;, &quot;ISBN&quot;: &quot;0378-8733&quot;, &quot;page&quot;: &quot;231-243&quot;, &quot;DOI&quot;: &quot;10.1016/j.socnet.2011.06.001&quot;, &quot;title&quot;: &quot;The network autocorrelation model using two-mode data: Affiliation exposure and potential bias in the autocorrelation parameter&quot;, &quot;ISSN&quot;: &quot;03788733&quot;, &quot;issued&quot;: {&quot;date-parts&quot;: [[&quot;2011&quot;]]}, &quot;issue&quot;: &quot;3&quot;, &quot;container-title&quot;: &quot;Social Networks&quot;, &quot;volume&quot;: &quot;33&quot;, &quot;author&quot;: [{&quot;suffix&quot;: &quot;&quot;, &quot;family&quot;: &quot;Fujimoto&quot;, &quot;dropping-particle&quot;: &quot;&quot;, &quot;non-dropping-particle&quot;: &quot;&quot;, &quot;parse-names&quot;: false, &quot;given&quot;: &quot;Kayo&quot;}, {&quot;suffix&quot;: &quot;&quot;, &quot;family&quot;: &quot;Chou&quot;, &quot;dropping-particle&quot;: &quot;&quot;, &quot;non-dropping-particle&quot;: &quot;&quot;, &quot;parse-names&quot;: false, &quot;given&quot;: &quot;Chih Ping&quot;}, {&quot;suffix&quot;: &quot;&quot;, &quot;family&quot;: &quot;Valente&quot;, &quot;dropping-particle&quot;: &quot;&quot;, &quot;non-dropping-particle&quot;: &quot;&quot;, &quot;parse-names&quot;: false, &quot;given&quot;: &quot;Thomas W.&quot;}], &quot;PMID&quot;: &quot;21909184&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uris&quot;: [&quot;http://www.mendeley.com/documents/?uuid=a1e8d0c4-1b82-4ce0-bd4e-0127ee2c4c32&quot;]}, {&quot;id&quot;: &quot;ITEM-2&quot;, &quot;itemData&quot;: {&quot;id&quot;: &quot;ITEM-2&quot;, &quot;type&quot;: &quot;article-journal&quot;, &quot;issue&quot;: &quot;1&quot;, &quot;page&quot;: &quot;21-47&quot;, &quot;DOI&quot;: &quot;10.1016/S0378-8733(01)00049-1&quot;, &quot;title&quot;: &quot;Modeling social influence through network autocorrelation: constructing the weight matrix&quot;, &quot;ISSN&quot;: &quot;03788733&quot;, &quot;issued&quot;: {&quot;date-parts&quot;: [[&quot;2002&quot;, &quot;1&quot;]]}, &quot;container-title&quot;: &quot;Social Networks&quot;, &quot;volume&quot;: &quot;24&quot;, &quot;author&quot;: [{&quot;suffix&quot;: &quot;&quot;, &quot;family&quot;: &quot;Leenders&quot;, &quot;dropping-particle&quot;: &quot;&quot;, &quot;non-dropping-particle&quot;: &quot;&quot;, &quot;parse-names&quot;: false, &quot;given&quot;: &quot;Roger Th.A.J.&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uris&quot;: [&quot;http://www.mendeley.com/documents/?uuid=0b7f8513-68fb-4995-b437-39f73d96fd00&quot;]}, {&quot;id&quot;: &quot;ITEM-3&quot;, &quot;itemData&quot;: {&quot;id&quot;: &quot;ITEM-3&quot;, &quot;type&quot;: &quot;article-journal&quot;, &quot;ISBN&quot;: &quot;03788733&quot;, &quot;page&quot;: &quot;88-99&quot;, &quot;DOI&quot;: &quot;10.1016/j.socnet.2014.03.004&quot;, &quot;title&quot;: &quot;Statistical power of the social network autocorrelation model&quot;, &quot;ISSN&quot;: &quot;03788733&quot;, &quot;issued&quot;: {&quot;date-parts&quot;: [[&quot;2014&quot;]]}, &quot;issue&quot;: &quot;1&quot;, &quot;publisher&quot;: &quot;Elsevier B.V.&quot;, &quot;container-title&quot;: &quot;Social Networks&quot;, &quot;volume&quot;: &quot;38&quot;, &quot;author&quot;: [{&quot;suffix&quot;: &quot;&quot;, &quot;family&quot;: &quot;Wang&quot;, &quot;dropping-particle&quot;: &quot;&quot;, &quot;non-dropping-particle&quot;: &quot;&quot;, &quot;parse-names&quot;: false, &quot;given&quot;: &quot;Wei&quot;}, {&quot;suffix&quot;: &quot;&quot;, &quot;family&quot;: &quot;Neuman&quot;, &quot;dropping-particle&quot;: &quot;&quot;, &quot;non-dropping-particle&quot;: &quot;&quot;, &quot;parse-names&quot;: false, &quot;given&quot;: &quot;Eric J.&quot;}, {&quot;suffix&quot;: &quot;&quot;, &quot;family&quot;: &quot;Newman&quot;, &quot;dropping-particle&quot;: &quot;&quot;, &quot;non-dropping-particle&quot;: &quot;&quot;, &quot;parse-names&quot;: false, &quot;given&quot;: &quot;Daniel A.&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uris&quot;: [&quot;http://www.mendeley.com/documents/?uuid=96ae8142-709b-4ed2-b019-5c3672e8df61&quot;]}], &quot;mendeley&quot;: {&quot;plainTextFormattedCitation&quot;: &quot;(Fujimoto, Chou, &amp; Valente, 2011; Leenders, 2002; Wang, Neuman, &amp; Newman, 2014)&quot;, &quot;previouslyFormattedCitation&quot;: &quot;(Fujimoto, Chou, &amp; Valente, 2011; Leenders, 2002; Wang, Neuman, &amp; Newman, 2014)&quot;, &quot;formattedCitation&quot;: &quot;(Fujimoto, Chou, &amp; Valente, 2011; Leenders, 2002; Wang, Neuman, &amp; Newman, 2014)&quot;}, &quot;schema&quot;: &quot;https://github.com/citation-style-language/schema/raw/master/csl-citation.json&quot;, &quot;properties&quot;: {&quot;noteIndex&quot;: 0}} RNDmLW6LJULoj"/><text:span text:style-name="T14">(Fujimoto, Chou, &amp; Valente, 2011; Leenders, 2002; Wang, Neuman, &amp; Newman, 2014)</text:span><text:reference-mark-end text:name="ADDIN CSL_CITATION {&quot;citationItems&quot;: [{&quot;id&quot;: &quot;ITEM-1&quot;, &quot;itemData&quot;: {&quot;id&quot;: &quot;ITEM-1&quot;, &quot;type&quot;: &quot;article-journal&quot;, &quot;ISBN&quot;: &quot;0378-8733&quot;, &quot;page&quot;: &quot;231-243&quot;, &quot;DOI&quot;: &quot;10.1016/j.socnet.2011.06.001&quot;, &quot;title&quot;: &quot;The network autocorrelation model using two-mode data: Affiliation exposure and potential bias in the autocorrelation parameter&quot;, &quot;ISSN&quot;: &quot;03788733&quot;, &quot;issued&quot;: {&quot;date-parts&quot;: [[&quot;2011&quot;]]}, &quot;issue&quot;: &quot;3&quot;, &quot;container-title&quot;: &quot;Social Networks&quot;, &quot;volume&quot;: &quot;33&quot;, &quot;author&quot;: [{&quot;suffix&quot;: &quot;&quot;, &quot;family&quot;: &quot;Fujimoto&quot;, &quot;dropping-particle&quot;: &quot;&quot;, &quot;non-dropping-particle&quot;: &quot;&quot;, &quot;parse-names&quot;: false, &quot;given&quot;: &quot;Kayo&quot;}, {&quot;suffix&quot;: &quot;&quot;, &quot;family&quot;: &quot;Chou&quot;, &quot;dropping-particle&quot;: &quot;&quot;, &quot;non-dropping-particle&quot;: &quot;&quot;, &quot;parse-names&quot;: false, &quot;given&quot;: &quot;Chih Ping&quot;}, {&quot;suffix&quot;: &quot;&quot;, &quot;family&quot;: &quot;Valente&quot;, &quot;dropping-particle&quot;: &quot;&quot;, &quot;non-dropping-particle&quot;: &quot;&quot;, &quot;parse-names&quot;: false, &quot;given&quot;: &quot;Thomas W.&quot;}], &quot;PMID&quot;: &quot;21909184&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uris&quot;: [&quot;http://www.mendeley.com/documents/?uuid=a1e8d0c4-1b82-4ce0-bd4e-0127ee2c4c32&quot;]}, {&quot;id&quot;: &quot;ITEM-2&quot;, &quot;itemData&quot;: {&quot;id&quot;: &quot;ITEM-2&quot;, &quot;type&quot;: &quot;article-journal&quot;, &quot;issue&quot;: &quot;1&quot;, &quot;page&quot;: &quot;21-47&quot;, &quot;DOI&quot;: &quot;10.1016/S0378-8733(01)00049-1&quot;, &quot;title&quot;: &quot;Modeling social influence through network autocorrelation: constructing the weight matrix&quot;, &quot;ISSN&quot;: &quot;03788733&quot;, &quot;issued&quot;: {&quot;date-parts&quot;: [[&quot;2002&quot;, &quot;1&quot;]]}, &quot;container-title&quot;: &quot;Social Networks&quot;, &quot;volume&quot;: &quot;24&quot;, &quot;author&quot;: [{&quot;suffix&quot;: &quot;&quot;, &quot;family&quot;: &quot;Leenders&quot;, &quot;dropping-particle&quot;: &quot;&quot;, &quot;non-dropping-particle&quot;: &quot;&quot;, &quot;parse-names&quot;: false, &quot;given&quot;: &quot;Roger Th.A.J.&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uris&quot;: [&quot;http://www.mendeley.com/documents/?uuid=0b7f8513-68fb-4995-b437-39f73d96fd00&quot;]}, {&quot;id&quot;: &quot;ITEM-3&quot;, &quot;itemData&quot;: {&quot;id&quot;: &quot;ITEM-3&quot;, &quot;type&quot;: &quot;article-journal&quot;, &quot;ISBN&quot;: &quot;03788733&quot;, &quot;page&quot;: &quot;88-99&quot;, &quot;DOI&quot;: &quot;10.1016/j.socnet.2014.03.004&quot;, &quot;title&quot;: &quot;Statistical power of the social network autocorrelation model&quot;, &quot;ISSN&quot;: &quot;03788733&quot;, &quot;issued&quot;: {&quot;date-parts&quot;: [[&quot;2014&quot;]]}, &quot;issue&quot;: &quot;1&quot;, &quot;publisher&quot;: &quot;Elsevier B.V.&quot;, &quot;container-title&quot;: &quot;Social Networks&quot;, &quot;volume&quot;: &quot;38&quot;, &quot;author&quot;: [{&quot;suffix&quot;: &quot;&quot;, &quot;family&quot;: &quot;Wang&quot;, &quot;dropping-particle&quot;: &quot;&quot;, &quot;non-dropping-particle&quot;: &quot;&quot;, &quot;parse-names&quot;: false, &quot;given&quot;: &quot;Wei&quot;}, {&quot;suffix&quot;: &quot;&quot;, &quot;family&quot;: &quot;Neuman&quot;, &quot;dropping-particle&quot;: &quot;&quot;, &quot;non-dropping-particle&quot;: &quot;&quot;, &quot;parse-names&quot;: false, &quot;given&quot;: &quot;Eric J.&quot;}, {&quot;suffix&quot;: &quot;&quot;, &quot;family&quot;: &quot;Newman&quot;, &quot;dropping-particle&quot;: &quot;&quot;, &quot;non-dropping-particle&quot;: &quot;&quot;, &quot;parse-names&quot;: false, &quot;given&quot;: &quot;Daniel A.&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uris&quot;: [&quot;http://www.mendeley.com/documents/?uuid=96ae8142-709b-4ed2-b019-5c3672e8df61&quot;]}], &quot;mendeley&quot;: {&quot;plainTextFormattedCitation&quot;: &quot;(Fujimoto, Chou, &amp; Valente, 2011; Leenders, 2002; Wang, Neuman, &amp; Newman, 2014)&quot;, &quot;previouslyFormattedCitation&quot;: &quot;(Fujimoto, Chou, &amp; Valente, 2011; Leenders, 2002; Wang, Neuman, &amp; Newman, 2014)&quot;, &quot;formattedCitation&quot;: &quot;(Fujimoto, Chou, &amp; Valente, 2011; Leenders, 2002; Wang, Neuman, &amp; Newman, 2014)&quot;}, &quot;schema&quot;: &quot;https://github.com/citation-style-language/schema/raw/master/csl-citation.json&quot;, &quot;properties&quot;: {&quot;noteIndex&quot;: 0}} RNDmLW6LJULoj"/>. <text:span text:style-name="T55">Overall, the model that we interested on estimating is:</text:span></text:p>
      <text:p text:style-name="P5"><text:tab/><draw:g text:anchor-type="as-char" svg:y="-0.1811in" draw:z-index="18" draw:style-name="gr1"><svg:title>TexMaths</svg:title><svg:desc>12§display§y = X \beta + \rho A y +  \varepsilon,\quad\varepsilon\sim N(0, I_n\sigma^2)§svg§600§FALSE§</svg:desc><draw:polygon draw:style-name="gr4" draw:text-style-name="P42" svg:width="3.3134in" svg:height="0.2303in" svg:x="0in" svg:y="0.0039in" svg:viewBox="0 0 8417 586" draw:points="4208,586 0,586 0,0 8417,0 8417,586"><text:p/></draw:polygon><draw:path draw:style-name="gr5" draw:text-style-name="P43" svg:width="0.0961in" svg:height="0.1343in" svg:x="0.0063in" svg:y="0.0906in" svg:viewBox="0 0 245 342" svg:d="M242 32c3-7 3-8 3-12 0-9-9-14-16-14-6 0-14 2-19 11-1 2-5 19-7 29-4 13-7 27-11 42l-24 95c-1 8-24 45-59 45-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text:p/></draw:path><draw:path draw:style-name="gr5" draw:text-style-name="P43" svg:width="0.1382in" svg:height="0.0488in" svg:x="0.178in" svg:y="0.1067in" svg:viewBox="0 0 352 125" svg:d="M334 22c8 0 18 0 18-11s-10-11-17-11h-317c-8 0-18 0-18 11s10 11 18 11zM335 125c7 0 17 0 17-11s-10-11-18-11h-316c-8 0-18 0-18 11s10 11 18 11z"><text:p/></draw:path><draw:path draw:style-name="gr5" draw:text-style-name="P43" svg:width="0.1713in" svg:height="0.1417in" svg:x="0.3906in" svg:y="0.0406in" svg:viewBox="0 0 436 361" svg:d="M242 144l-44-106c-2-3-2-6-2-7 0-2 8-13 31-14 5-1 9-1 9-11 0-6-6-6-7-6-21 0-44 1-67 1-13 0-46-1-59-1-3 0-9 0-9 11 0 6 4 6 12 6 32 0 34 5 39 17l63 147-112 120-7 6c-25 28-51 36-77 37-7 1-12 1-12 11 0 1 0 6 7 6 16 0 33-1 49-1 20 0 41 1 59 1 4 0 10 0 10-11 0-5-5-6-6-6-5 0-21-1-21-15 0-9 8-17 14-24l54-58 48-52 52 126c3 6 4 8 4 9 0 3-11 13-31 14-6 1-11 1-11 11 0 6 6 6 8 6 15 0 52-1 66-1s46 1 59 1c4 0 11 0 11-10 0-7-6-7-10-7-36 0-37-1-45-23-21-49-57-132-69-163 36-37 92-100 108-115 16-12 36-25 68-26 7-1 12-1 12-11 0-1 0-6-8-6-15 0-32 1-49 1-19 0-39-1-59-1-3 0-9 0-9 11 0 3 2 5 6 6 5 0 21 1 21 15 0 9-6 15-10 20z"><text:p/></draw:path><draw:path draw:style-name="gr5" draw:text-style-name="P43" svg:width="0.1134in" svg:height="0.1866in" svg:x="0.5787in" svg:y="0.0366in" svg:viewBox="0 0 289 475" svg:d="M289 72c0-40-30-72-72-72-31 0-45 8-65 22-28 21-57 73-68 112l-84 336c0 3 2 5 6 5 5 0 6 0 7-2l37-146c10 32 33 51 72 51s78-18 102-41c26-25 42-59 42-97 0-39-19-66-38-79 30-18 61-51 61-89zM193 160c-7 3-13 4-25 4-7 0-18 0-24-2 1-6 20-5 26-5 11 0 16 0 23 3zM259 60c0 37-20 76-48 91-14-5-25-6-41-6-10 0-40 0-40 17 0 15 27 13 37 13 19 0 27 0 43-6 20 18 23 35 23 59 1 31-12 71-27 91-20 29-56 48-86 48-40 0-60-31-60-68 0-6 0-14 2-24l34-133c12-46 50-130 114-130 30 0 49 17 49 48z"><text:p/></draw:path><draw:path draw:style-name="gr5" draw:text-style-name="P43" svg:width="0.1382in" svg:height="0.1386in" svg:x="0.7583in" svg:y="0.0614in" svg:viewBox="0 0 352 353" svg:d="M187 187h148c7 0 17 0 17-11 0-10-10-10-17-10h-148v-148c0-8 0-18-11-18-10 0-10 10-10 18v148h-148c-8 0-18 0-18 10 0 11 10 11 18 11h148v148c0 7 0 18 10 18 11 0 11-11 11-18z"><text:p/></draw:path><draw:path draw:style-name="gr5" draw:text-style-name="P43" svg:width="0.098in" svg:height="0.1366in" svg:x="0.9598in" svg:y="0.0906in" svg:viewBox="0 0 250 348" svg:d="M1 325c-1 6-1 7-1 8 0 9 6 15 14 15 12 0 18-10 20-11 2-5 19-76 33-133 11 21 28 36 53 36 61 0 130-74 130-154 0-56-35-86-74-86-51 0-106 53-122 118zM119 228c-37 0-46-42-46-47 0-2 4-13 5-20 14-59 20-78 31-99 23-39 49-50 66-50 19 0 37 14 37 52 0 28-15 88-30 113-18 34-43 51-63 51z"><text:p/></draw:path><draw:path draw:style-name="gr5" draw:text-style-name="P43" svg:width="0.1421in" svg:height="0.1488in" svg:x="1.0677in" svg:y="0.0339in" svg:viewBox="0 0 362 379" svg:d="M76 318c-21 35-41 43-65 44-6 0-11 0-11 11 0 2 2 6 7 6 15 0 30-2 46-2 17 0 36 2 53 2 2 0 9 0 9-11 0-6-5-6-8-6-12-1-25-6-25-19 0-6 3-12 8-19l40-67h133c0 10 8 82 8 87 0 17-27 18-38 18-7 0-13 0-13 11 0 6 7 6 8 6 22 0 44-2 66-2 13 0 46 2 59 2 3 0 9 0 9-11 0-6-4-6-12-6-32 0-32-3-33-19l-33-330c-1-11-1-13-10-13s-11 4-14 8zM139 240l105-174 16 174z"><text:p/></draw:path><draw:path draw:style-name="gr5" draw:text-style-name="P43" svg:width="0.0961in" svg:height="0.1343in" svg:x="1.2217in" svg:y="0.0906in" svg:viewBox="0 0 245 342" svg:d="M242 32c3-7 3-8 3-12 0-9-9-14-16-14-6 0-14 2-19 11-1 2-5 19-7 29-4 13-7 27-11 42l-24 95c-1 8-24 45-59 45-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text:p/></draw:path><draw:path draw:style-name="gr5" draw:text-style-name="P43" svg:width="0.1382in" svg:height="0.1386in" svg:x="1.3819in" svg:y="0.0614in" svg:viewBox="0 0 352 353" svg:d="M187 187h148c7 0 17 0 17-11 0-10-10-10-17-10h-148v-148c0-8 0-18-11-18-10 0-10 10-10 18v148h-148c-8 0-18 0-18 10 0 11 10 11 18 11h148v148c0 7 0 18 10 18 11 0 11-11 11-18z"><text:p/></draw:path><draw:path draw:style-name="gr5" draw:text-style-name="P43" svg:width="0.0839in" svg:height="0.0988in" svg:x="1.5827in" svg:y="0.0882in" svg:viewBox="0 0 214 252" svg:d="M61 120c17 7 33 7 46 7s43 0 43-17c0-12-19-14-40-14-10 0-28 1-49 11-12-7-20-17-20-31 0-33 51-52 99-52 9 0 28 0 48 16 6 3 8 4 11 4 7 0 15-7 15-14 0-10-33-30-69-30-61 0-117 36-117 76 0 22 18 36 20 37-31 18-48 48-48 72 0 34 30 67 86 67 70 0 100-47 100-55 0-3-2-5-6-5-2 0-4 2-5 3-7 12-20 32-84 32-32 0-78-8-78-46 0-18 16-45 48-61zM78 113c13-5 24-5 32-5 14 0 16 0 26 4-9 3-9 3-29 3-12 0-18 0-29-2z"><text:p/></draw:path><draw:path draw:style-name="gr5" draw:text-style-name="P43" svg:width="0.024in" svg:height="0.0618in" svg:x="1.6917in" svg:y="0.1602in" svg:viewBox="0 0 62 158" svg:d="M62 55c0-35-13-55-33-55-18 0-29 13-29 28 0 14 11 28 29 28 6 0 13-2 18-7 2-1 2-1 3-1 0 0 2 0 2 7 0 40-20 72-38 89-6 6-6 7-6 8 0 5 3 6 6 6 6 0 48-40 48-103z"><text:p/></draw:path><draw:path draw:style-name="gr5" draw:text-style-name="P43" svg:width="0.0839in" svg:height="0.0988in" svg:x="1.9787in" svg:y="0.0882in" svg:viewBox="0 0 214 252" svg:d="M61 120c17 7 33 7 46 7s43 0 43-17c0-12-19-14-40-14-10 0-28 1-49 11-12-7-20-17-20-31 0-33 51-52 99-52 9 0 28 0 48 16 6 3 8 4 11 4 7 0 15-7 15-14 0-10-33-30-69-30-61 0-117 36-117 76 0 22 18 36 20 37-31 18-48 48-48 72 0 34 30 67 86 67 70 0 100-47 100-55 0-3-2-5-6-5-2 0-4 2-5 3-7 12-20 32-84 32-32 0-78-8-78-46 0-18 16-45 48-61zM78 113c13-5 24-5 32-5 14 0 16 0 26 4-9 3-9 3-29 3-12 0-18 0-29-2z"><text:p/></draw:path><draw:path draw:style-name="gr5" draw:text-style-name="P43" svg:width="0.1386in" svg:height="0.0488in" svg:x="2.1386in" svg:y="0.1067in" svg:viewBox="0 0 353 125" svg:d="M353 18c0-12-4-18-7-18s-8 5-8 14c-2 52-37 81-74 81-34 0-59-23-85-46-27-25-54-49-90-49-58 0-89 59-89 107 0 17 7 17 7 17 6 0 7-11 7-12 3-59 42-82 75-82s59 23 85 46c26 24 54 49 90 49 58 0 89-59 89-107z"><text:p/></draw:path><draw:path draw:style-name="gr5" draw:text-style-name="P43" svg:width="0.1748in" svg:height="0.1417in" svg:x="2.3539in" svg:y="0.0406in" svg:viewBox="0 0 445 361" svg:d="M379 55c5-20 15-37 57-38 3 0 9-1 9-11 0-1 0-6-7-6-17 0-36 1-53 1-18 0-37-1-54-1-3 0-9 0-9 11 0 6 4 6 9 6 30 0 36 11 36 23 0 1-1 9-2 10l-59 235-116-275c-5-10-5-10-17-10h-71c-11 0-16 0-16 11 0 6 5 6 15 6 2 0 36 0 36 5l-71 283c-5 21-14 38-56 39-4 0-10 1-10 11 0 4 2 6 7 6 17 0 35-1 53-1s37 1 54 1c2 0 10 0 10-11 0-5-5-6-11-6-30 0-35-12-35-23 0-3 1-6 2-12l70-279c2 4 2 5 5 10l132 311c3 9 5 10 9 10 6 0 6-1 9-11z"><text:p/></draw:path><draw:path draw:style-name="gr5" draw:text-style-name="P43" svg:width="0.0484in" svg:height="0.2075in" svg:x="2.5551in" svg:y="0.0264in" svg:viewBox="0 0 124 528" svg:d="M124 523c0-1 0-3-10-12-66-66-83-166-83-247 0-91 21-184 85-250 8-6 8-7 8-9 0-4-3-5-6-5-5 0-53 36-84 103-28 58-34 116-34 161 0 42 6 105 35 165 32 65 78 99 83 99 3 0 6-2 6-5z"><text:p/></draw:path><draw:path draw:style-name="gr5" draw:text-style-name="P43" svg:width="0.0874in" svg:height="0.1425in" svg:x="2.6232in" svg:y="0.0437in" svg:viewBox="0 0 223 363" svg:d="M223 183c0-43-2-85-21-124-24-51-68-59-90-59-32 0-71 13-93 62-17 38-19 78-19 121 0 40 2 87 24 128 23 42 61 52 88 52 28 0 68-10 92-61 17-36 19-78 19-119zM112 353c-21 0-53-14-62-65-6-31-6-81-6-112 0-33 0-68 4-97 11-62 50-67 64-67 16 0 52 10 62 61 5 30 5 70 5 103 0 40 0 76-6 109-7 51-37 68-61 68z"><text:p/></draw:path><draw:path draw:style-name="gr5" draw:text-style-name="P43" svg:width="0.024in" svg:height="0.0618in" svg:x="2.7362in" svg:y="0.1602in" svg:viewBox="0 0 62 158" svg:d="M62 55c0-35-13-55-33-55-18 0-29 13-29 28 0 14 11 28 29 28 6 0 13-2 18-7 2-1 2-1 3-1 0 0 2 0 2 7 0 40-20 72-38 89-6 6-6 7-6 8 0 5 3 6 6 6 6 0 48-40 48-103z"><text:p/></draw:path><draw:path draw:style-name="gr5" draw:text-style-name="P43" svg:width="0.0961in" svg:height="0.1417in" svg:x="2.8173in" svg:y="0.0406in" svg:viewBox="0 0 245 361" svg:d="M180 41c5-19 6-24 48-24 13 0 17 0 17-11 0-6-5-6-7-6-16 0-56 1-70 1-17 0-55-1-71-1-3 0-11 0-11 11 0 6 5 6 15 6 23 0 37 0 37 9 0 3 0 4-1 9l-72 285c-5 19-6 24-48 24-12 0-17 0-17 11 0 6 6 6 8 6 15 0 54-1 69-1 17 0 55 1 72 1 3 0 9 0 9-10 0-7-3-7-15-7-10 0-12 0-23 0-11-1-13-3-13-9 0-5 1-9 2-12z"><text:p/></draw:path><draw:path draw:style-name="gr5" draw:text-style-name="P43" svg:width="0.089in" svg:height="0.0657in" svg:x="2.9083in" svg:y="0.1492in"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5" draw:text-style-name="P43" svg:width="0.1098in" svg:height="0.0917in" svg:x="3.022in" svg:y="0.0929in" svg:viewBox="0 0 280 234" svg:d="M254 31c6 0 26 0 26-18 0-13-11-13-21-13h-120c-80 0-139 88-139 150 0 47 31 84 79 84 63 0 133-64 133-145 0-10 0-35-16-58zM80 222c-26 0-48-18-48-56 0-16 8-60 26-92 22-36 54-43 72-43 44 0 49 35 49 51 0 25-11 68-29 95-20 32-49 45-70 45z"><text:p/></draw:path><draw:path draw:style-name="gr5" draw:text-style-name="P43" svg:width="0.0642in" svg:height="0.0965in" svg:x="3.1492in" svg:y="0in" svg:viewBox="0 0 164 246" svg:d="M164 179h-13c-1 8-5 30-9 33-3 3-32 3-36 3h-69c39-35 52-45 75-63 27-21 52-44 52-80 0-44-39-72-87-72-46 0-77 32-77 66 0 19 16 22 19 22 10 0 21-8 21-21 0-6-3-19-22-19 11-26 36-35 54-35 37 0 56 29 56 59 0 32-22 58-34 72l-90 87c-4 4-4 5-4 15h154z"><text:p/></draw:path><draw:path draw:style-name="gr5" draw:text-style-name="P43" svg:width="0.0484in" svg:height="0.2075in" svg:x="3.2449in" svg:y="0.0264in" svg:viewBox="0 0 124 528" svg:d="M124 264c0-41-6-104-35-164-33-65-78-100-84-100-3 0-5 2-5 5 0 2 0 3 10 13 52 52 82 136 82 246 0 90-19 183-85 249-7 7-7 9-7 10 0 3 2 5 5 5 6 0 54-36 85-103 28-58 34-117 34-161z"><text:p/></draw:path></draw:g> <text:tab/>(<text:sequence text:ref-name="refEquation0" text:name="Equation" text:formula="ooow:Equation+1" style:num-format="1">1</text:sequence>)</text:p>
      <text:p text:style-name="P28"><text:span text:style-name="T54">W</text:span>here <draw:g text:anchor-type="as-char" svg:y="-0.1138in" draw:z-index="11" draw:style-name="gr1"><svg:title>TexMaths</svg:title><svg:desc>12§display§X§svg§600§FALSE§</svg:desc><draw:polygon draw:style-name="gr2" draw:text-style-name="P44" svg:width="0.15in" svg:height="0.1126in" svg:x="0in" svg:y="0.002in" svg:viewBox="0 0 382 287" draw:points="191,287 0,287 0,0 382,0 382,287"><text:p/></draw:polygon><draw:path draw:style-name="gr3" draw:text-style-name="P45"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text:span text:style-name="T51">party level characteristics,</text:span> <draw:g text:anchor-type="as-char" svg:y="-0.1492in" draw:z-index="19" draw:style-name="gr1"><svg:title>TexMaths</svg:title><svg:desc>12§display§A§svg§600§FALSE§</svg:desc><draw:polygon draw:style-name="gr4" draw:text-style-name="P42" svg:width="0.1555in" svg:height="0.1413in" svg:x="0in" svg:y="0.0075in" svg:viewBox="0 0 396 360" draw:points="199,360 0,360 0,0 396,0 396,360"><text:p/></draw:polygon><draw:path draw:style-name="gr5" draw:text-style-name="P43" svg:width="0.1425in" svg:height="0.1492in" svg:x="0.0071in" svg:y="0in" svg:viewBox="0 0 363 380" svg:d="M76 318c-21 35-41 44-65 45-6 0-11 0-11 11 0 2 2 6 7 6 15 0 30-3 46-3 17 0 36 3 53 3 2 0 10 0 10-11 0-6-5-6-9-6-12-1-25-6-25-19 0-6 3-12 7-20l41-67h134c1 11 8 83 8 88 0 17-28 18-39 18-7 0-13 0-13 11 0 6 7 6 9 6 21 0 44-3 66-3 13 0 46 3 59 3 3 0 9 0 9-11 0-6-4-6-12-6-32 0-32-4-33-19l-33-331c-1-11-1-13-11-13-8 0-9 4-13 8zM140 240l104-174 17 174z"><text:p/></draw:path></draw:g> <text:span text:style-name="T51">is a row-normalized adjacency matrix (network), </text:span><draw:g text:anchor-type="as-char" svg:y="-0.1465in" draw:z-index="21" draw:style-name="gr6"><svg:title>TexMaths</svg:title><svg:desc>12§display§\beta§svg§600§FALSE§</svg:desc><draw:polygon draw:style-name="gr7" draw:text-style-name="P42" svg:width="0.1283in" svg:height="0.1839in" svg:x="0in" svg:y="0.0028in" svg:viewBox="0 0 327 468" draw:points="163,468 0,468 0,0 327,0 327,468"><text:p/></draw:polygon><draw:path draw:style-name="gr8" draw:text-style-name="P43" svg:width="0.113in" svg:height="0.1866in" svg:x="0.0063in" svg:y="0in" svg:viewBox="0 0 288 475" svg:d="M288 72c0-40-29-72-72-72-30 0-44 8-63 22-29 21-58 73-69 112l-84 336c0 3 2 5 6 5 5 0 6 0 7-2l37-145c10 31 33 50 73 50 38 0 78-18 102-41 25-25 42-59 42-97s-20-66-39-79c30-18 60-51 60-89zM193 160c-7 3-13 4-25 4-7 0-18 0-24-2 1-6 21-5 27-5 10 0 15 0 22 3zM259 60c0 37-20 76-48 91-14-5-25-6-40-6-11 0-41 0-41 17 0 16 27 13 37 13 19 0 28 0 43-6 21 18 23 35 23 59 1 31-12 71-26 91-21 29-57 48-87 48-40 0-60-31-60-68 0-6 0-13 2-24l34-133c12-46 51-130 114-130 30 0 49 17 49 48z"><text:p/></draw:path></draw:g> <text:span text:style-name="T54">is a vector of coefficients, and </text:span><text:span text:style-name="T54"><draw:g text:anchor-type="as-char" svg:y="-0.0937in" draw:z-index="22" draw:style-name="gr6"><svg:title>TexMaths</svg:title><svg:desc>12§display§\rho§svg§600§FALSE§</svg:desc><draw:polygon draw:style-name="gr9" draw:text-style-name="P42" svg:width="0.1071in" svg:height="0.1295in" svg:x="0in" svg:y="0.0028in" svg:viewBox="0 0 273 330" draw:points="137,330 0,330 0,0 273,0 273,330"><text:p/></draw:polygon><draw:path draw:style-name="gr10" draw:text-style-name="P43" svg:width="0.098in" svg:height="0.1366in" svg:x="0.0063in" svg:y="0in" svg:viewBox="0 0 250 348" svg:d="M1 326c-1 6-1 7-1 8 0 8 6 14 14 14 12 0 18-9 20-10 2-5 19-76 33-134 11 22 28 36 53 36 61 0 130-74 130-154 0-56-35-86-73-86-52 0-107 53-123 118zM119 228c-37 0-46-42-46-47 0-2 4-13 5-20 15-59 21-78 31-99 23-39 50-50 66-50 20 0 38 14 38 52 0 28-16 89-30 114-18 33-44 50-64 50z"><text:p/></draw:path></draw:g></text:span><text:span text:style-name="T54"> is the autocorrelation parameter. The SAR model assumes that the adjacency matrix is given, in other words, that there is no homophily with respect to y. Hence, we will only estimate SAR models for the following networks: General Trade, Tobacco Trade, Minimum Distance, and Centroid Distance, all of which we can claim that can be considered exogenous to y. </text:span></text:p>
      <text:h text:style-name="Heading_20_3" text:outline-level="3"><text:soft-page-break/>Matching Estimators in the Context of Networks</text:h>
      <text:p text:style-name="P4">In <text:reference-mark-start text:name="ADDIN CSL_CITATION {&quot;citationItems&quot;: [{&quot;id&quot;: &quot;ITEM-1&quot;, &quot;itemData&quot;: {&quot;id&quot;: &quot;ITEM-1&quot;, &quot;type&quot;: &quot;article-journal&quot;, &quot;ISBN&quot;: &quot;00278424&quot;, &quot;page&quot;: &quot;21544-21549&quot;, &quot;DOI&quot;: &quot;10.1073/pnas.0908800106&quot;, &quot;title&quot;: &quot;Distinguishing influence-based contagion from homophily-driven diffusion in dynamic networks.&quot;, &quot;ISSN&quot;: &quot;0027-8424&quot;, &quot;issued&quot;: {&quot;date-parts&quot;: [[&quot;2009&quot;]]}, &quot;issue&quot;: &quot;51&quot;, &quot;container-title&quot;: &quot;Proceedings of the National Academy of Sciences of the United States of America&quot;, &quot;volume&quot;: &quot;106&quot;, &quot;author&quot;: [{&quot;suffix&quot;: &quot;&quot;, &quot;family&quot;: &quot;Aral&quot;, &quot;dropping-particle&quot;: &quot;&quot;, &quot;non-dropping-particle&quot;: &quot;&quot;, &quot;parse-names&quot;: false, &quot;given&quot;: &quot;Sinan&quot;}, {&quot;suffix&quot;: &quot;&quot;, &quot;family&quot;: &quot;Muchnik&quot;, &quot;dropping-particle&quot;: &quot;&quot;, &quot;non-dropping-particle&quot;: &quot;&quot;, &quot;parse-names&quot;: false, &quot;given&quot;: &quot;Lev&quot;}, {&quot;suffix&quot;: &quot;&quot;, &quot;family&quot;: &quot;Sundararajan&quot;, &quot;dropping-particle&quot;: &quot;&quot;, &quot;non-dropping-particle&quot;: &quot;&quot;, &quot;parse-names&quot;: false, &quot;given&quot;: &quot;Arun&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uris&quot;: [&quot;http://www.mendeley.com/documents/?uuid=31e8514e-de07-48ef-ae83-9603fa8b9ff6&quot;]}], &quot;mendeley&quot;: {&quot;plainTextFormattedCitation&quot;: &quot;(Aral, Muchnik, &amp; Sundararajan, 2009)&quot;, &quot;previouslyFormattedCitation&quot;: &quot;(Aral, Muchnik, &amp; Sundararajan, 2009)&quot;, &quot;formattedCitation&quot;: &quot;(Aral, Muchnik, &amp; Sundararajan, 2009)&quot;}, &quot;schema&quot;: &quot;https://github.com/citation-style-language/schema/raw/master/csl-citation.json&quot;, &quot;properties&quot;: {&quot;noteIndex&quot;: 0}} RNDPJ9dcQ6XeM"/><text:span text:style-name="T8">(Aral, Muchnik, &amp; Sundararajan, 2009)</text:span><text:reference-mark-end text:name="ADDIN CSL_CITATION {&quot;citationItems&quot;: [{&quot;id&quot;: &quot;ITEM-1&quot;, &quot;itemData&quot;: {&quot;id&quot;: &quot;ITEM-1&quot;, &quot;type&quot;: &quot;article-journal&quot;, &quot;ISBN&quot;: &quot;00278424&quot;, &quot;page&quot;: &quot;21544-21549&quot;, &quot;DOI&quot;: &quot;10.1073/pnas.0908800106&quot;, &quot;title&quot;: &quot;Distinguishing influence-based contagion from homophily-driven diffusion in dynamic networks.&quot;, &quot;ISSN&quot;: &quot;0027-8424&quot;, &quot;issued&quot;: {&quot;date-parts&quot;: [[&quot;2009&quot;]]}, &quot;issue&quot;: &quot;51&quot;, &quot;container-title&quot;: &quot;Proceedings of the National Academy of Sciences of the United States of America&quot;, &quot;volume&quot;: &quot;106&quot;, &quot;author&quot;: [{&quot;suffix&quot;: &quot;&quot;, &quot;family&quot;: &quot;Aral&quot;, &quot;dropping-particle&quot;: &quot;&quot;, &quot;non-dropping-particle&quot;: &quot;&quot;, &quot;parse-names&quot;: false, &quot;given&quot;: &quot;Sinan&quot;}, {&quot;suffix&quot;: &quot;&quot;, &quot;family&quot;: &quot;Muchnik&quot;, &quot;dropping-particle&quot;: &quot;&quot;, &quot;non-dropping-particle&quot;: &quot;&quot;, &quot;parse-names&quot;: false, &quot;given&quot;: &quot;Lev&quot;}, {&quot;suffix&quot;: &quot;&quot;, &quot;family&quot;: &quot;Sundararajan&quot;, &quot;dropping-particle&quot;: &quot;&quot;, &quot;non-dropping-particle&quot;: &quot;&quot;, &quot;parse-names&quot;: false, &quot;given&quot;: &quot;Arun&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uris&quot;: [&quot;http://www.mendeley.com/documents/?uuid=31e8514e-de07-48ef-ae83-9603fa8b9ff6&quot;]}], &quot;mendeley&quot;: {&quot;plainTextFormattedCitation&quot;: &quot;(Aral, Muchnik, &amp; Sundararajan, 2009)&quot;, &quot;previouslyFormattedCitation&quot;: &quot;(Aral, Muchnik, &amp; Sundararajan, 2009)&quot;, &quot;formattedCitation&quot;: &quot;(Aral, Muchnik, &amp; Sundararajan, 2009)&quot;}, &quot;schema&quot;: &quot;https://github.com/citation-style-language/schema/raw/master/csl-citation.json&quot;, &quot;properties&quot;: {&quot;noteIndex&quot;: 0}} RNDPJ9dcQ6XeM"/> a new method for identifying contagion in the presence of homophily is <text:span text:style-name="T51">proposed,</text:span> <text:span text:style-name="T51">b</text:span>ased on the Neyman-Rubin Causal Model framework <text:reference-mark-start text:name="ADDIN CSL_CITATION {&quot;citationItems&quot;: [{&quot;id&quot;: &quot;ITEM-1&quot;, &quot;itemData&quot;: {&quot;ISSN&quot;: &quot;00223433&quot;, &quot;id&quot;: &quot;ITEM-1&quot;, &quot;issued&quot;: {&quot;date-parts&quot;: [[&quot;2008&quot;]]}, &quot;ISBN&quot;: &quot;9780191577307&quot;, &quot;title&quot;: &quot;The Neyman-Rubin Model of Causal Inference and Estimation Via Matching Methods&quot;, &quot;container-title&quot;: &quot;The Oxford Handbook of Political Methodology&quot;, &quot;type&quot;: &quot;article-journal&quot;, &quot;DOI&quot;: &quot;10.1093/oxfordhb/9780199286546.003.0011&quot;, &quot;author&quot;: [{&quot;suffix&quot;: &quot;&quot;, &quot;family&quot;: &quot;Sekhon&quot;, &quot;dropping-particle&quot;: &quot;&quot;, &quot;non-dropping-particle&quot;: &quot;&quot;, &quot;parse-names&quot;: false, &quot;given&quot;: &quot;Jasjeet S.&quot;}], &quot;PMID&quot;: &quot;15323269&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uris&quot;: [&quot;http://www.mendeley.com/documents/?uuid=d085e2e2-ff2d-4f3c-9462-982c33e95e66&quot;]}], &quot;mendeley&quot;: {&quot;plainTextFormattedCitation&quot;: &quot;(Sekhon, 2008)&quot;, &quot;previouslyFormattedCitation&quot;: &quot;(Sekhon, 2008)&quot;, &quot;formattedCitation&quot;: &quot;(Sekhon, 2008)&quot;}, &quot;schema&quot;: &quot;https://github.com/citation-style-language/schema/raw/master/csl-citation.json&quot;, &quot;properties&quot;: {&quot;noteIndex&quot;: 0}} RNDCkydndEYYv"/>(Sekhon, 2008)<text:reference-mark-end text:name="ADDIN CSL_CITATION {&quot;citationItems&quot;: [{&quot;id&quot;: &quot;ITEM-1&quot;, &quot;itemData&quot;: {&quot;ISSN&quot;: &quot;00223433&quot;, &quot;id&quot;: &quot;ITEM-1&quot;, &quot;issued&quot;: {&quot;date-parts&quot;: [[&quot;2008&quot;]]}, &quot;ISBN&quot;: &quot;9780191577307&quot;, &quot;title&quot;: &quot;The Neyman-Rubin Model of Causal Inference and Estimation Via Matching Methods&quot;, &quot;container-title&quot;: &quot;The Oxford Handbook of Political Methodology&quot;, &quot;type&quot;: &quot;article-journal&quot;, &quot;DOI&quot;: &quot;10.1093/oxfordhb/9780199286546.003.0011&quot;, &quot;author&quot;: [{&quot;suffix&quot;: &quot;&quot;, &quot;family&quot;: &quot;Sekhon&quot;, &quot;dropping-particle&quot;: &quot;&quot;, &quot;non-dropping-particle&quot;: &quot;&quot;, &quot;parse-names&quot;: false, &quot;given&quot;: &quot;Jasjeet S.&quot;}], &quot;PMID&quot;: &quot;15323269&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uris&quot;: [&quot;http://www.mendeley.com/documents/?uuid=d085e2e2-ff2d-4f3c-9462-982c33e95e66&quot;]}], &quot;mendeley&quot;: {&quot;plainTextFormattedCitation&quot;: &quot;(Sekhon, 2008)&quot;, &quot;previouslyFormattedCitation&quot;: &quot;(Sekhon, 2008)&quot;, &quot;formattedCitation&quot;: &quot;(Sekhon, 2008)&quot;}, &quot;schema&quot;: &quot;https://github.com/citation-style-language/schema/raw/master/csl-citation.json&quot;, &quot;properties&quot;: {&quot;noteIndex&quot;: 0}} RNDCkydndEYYv"/><text:span text:style-name="T8">, in particular, on matching methods. In </text:span><text:span text:style-name="T19">the</text:span><text:span text:style-name="T8"> paper, instead of observing exposure as a continuous variable, </text:span><text:span text:style-name="T19">the authors </text:span><text:span text:style-name="T8">dichotomize </text:span><text:span text:style-name="T10">exposure </text:span><text:span text:style-name="T19">in the form of treated and untreated</text:span><text:span text:style-name="T9"> </text:span><text:span text:style-name="T8">defining several thresholds, in particular, for each time point, </text:span><text:span text:style-name="T10">individual </text:span><text:span text:style-name="T10"><draw:g text:anchor-type="as-char" svg:y="-0.111in" draw:z-index="12" draw:style-name="gr1"><svg:title>TexMaths</svg:title><svg:desc>12§display§i§svg§600§FALSE§</svg:desc><draw:polygon draw:style-name="gr2" draw:text-style-name="P44" svg:width="0.0575in" svg:height="0.1087in" svg:x="0in" svg:y="0.0004in" svg:viewBox="0 0 147 277" draw:points="73,277 0,277 0,0 147,0 147,277"><text:p/></draw:polygon><draw:path draw:style-name="gr3" draw:text-style-name="P45"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0">‘s</text:span><text:span text:style-name="T8"> </text:span><text:span text:style-name="T10">treatment at time </text:span><text:span text:style-name="T10"><draw:g text:anchor-type="as-char" svg:y="-0.1071in" draw:z-index="13"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0">, </text:span><text:span text:style-name="T8"><draw:g text:anchor-type="as-char" svg:y="-0.1146in" draw:z-index="1" draw:style-name="gr1"><svg:title>TexMaths</svg:title><svg:desc>12§inline§T_{ilt}§svg§600§FALSE§</svg:desc><draw:polygon draw:style-name="gr2" draw:text-style-name="P42" svg:width="0.2362in" svg:height="0.1378in" svg:x="0in" svg:y="0in" svg:viewBox="0 0 601 351" draw:points="300,351 0,351 0,0 601,0 601,351"><text:p/></draw:polygon><draw:path draw:style-name="gr3" draw:text-style-name="P43"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3"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3"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3"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8">, </text:span><text:span text:style-name="T10">is defined as follows</text:span><text:span text:style-name="T8"> :</text:span></text:p>
      <text:p text:style-name="P2"><text:span text:style-name="T8"><text:tab/></text:span><text:span text:style-name="T8"><draw:g text:anchor-type="as-char" svg:y="-0.2402in" draw:z-index="2" draw:style-name="gr1"><svg:title>TexMaths</svg:title><svg:desc>12§display§T_{ilt} = \left\{\begin{array}{ll}
1 &amp; \mbox{if}\quad e_{it} &gt; l \\
0 &amp; \mbox{otherwise}
\end{array}\right.§svg§600§FALSE§</svg:desc><draw:polygon draw:style-name="gr2" draw:text-style-name="P42" svg:width="1.6413in" svg:height="0.3972in" svg:x="0in" svg:y="0in" svg:viewBox="0 0 4170 1010" draw:points="2084,1010 0,1010 0,0 4170,0 4170,1010"><text:p/></draw:polygon><draw:path draw:style-name="gr3" draw:text-style-name="P43"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3"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3"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3"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3" svg:width="0.1106in" svg:height="0.039in" svg:x="0.3in" svg:y="0.1799in" svg:viewBox="0 0 282 100" svg:d="M268 17c6 0 14 0 14-9 0-8-8-8-14-8h-254c-6 0-14 0-14 8 0 9 8 9 14 9zM268 100c6 0 14 0 14-9 0-8-8-8-14-8h-254c-6 0-14 0-14 8 0 9 8 9 14 9z"><text:p/></draw:path><draw:path draw:style-name="gr3" draw:text-style-name="P43"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3" svg:width="0.0547in" svg:height="0.1106in" svg:x="0.6878in" svg:y="0.0287in" svg:viewBox="0 0 140 282" svg:d="M88 11c0-10 0-11-10-11-26 28-65 28-78 28v13c8 0 34 0 55-12v220c0 15-1 20-39 20h-14v13c16-1 52-1 70-1 17 0 54 0 68 1v-13h-13c-38 0-39-5-39-20z"><text:p/></draw:path><draw:path draw:style-name="gr3" draw:text-style-name="P43"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3"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3"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3"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3"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3" svg:width="0.1016in" svg:height="0.0965in" svg:x="1.4276in" svg:y="0.0496in" svg:viewBox="0 0 259 246" svg:d="M251 132c5-2 8-4 8-10 0-4-3-7-8-8l-235-112c-5-2-6-2-8-2-4 0-8 4-8 8s2 6 8 10l222 104-222 106c-6 3-8 6-8 10 0 5 4 8 8 8 2 0 3 0 8-3z"><text:p/></draw:path><draw:path draw:style-name="gr3" draw:text-style-name="P43"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3"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3"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3" svg:width="0.052in" svg:height="0.1039in" svg:x="1.0083in" svg:y="0.2366in" svg:viewBox="0 0 133 265" svg:d="M66 91h60v-13h-60v-78h-11c-1 35-13 80-55 82v9h36v117c0 53 40 57 55 57 30 0 42-30 42-57v-24h-11v24c0 31-13 47-28 47-28 0-28-39-28-46z"><text:p/></draw:path><draw:path draw:style-name="gr3" draw:text-style-name="P43"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3"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3"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3"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3"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3"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3"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8"><text:tab/>(</text:span><text:span text:style-name="T8"><text:sequence text:ref-name="refEquation1" text:name="Equation" text:formula="ooow:Equation+1" style:num-format="1">2</text:sequence></text:span><text:span text:style-name="T8">)</text:span></text:p>
      <text:p text:style-name="P3"><text:span text:style-name="T56">W</text:span>here <draw:g text:anchor-type="as-char" svg:y="-0.0744in" draw:z-index="0" draw:style-name="gr1"><svg:title>TexMaths</svg:title><svg:desc>12§display§e_{it}§svg§600§FALSE§</svg:desc><draw:polygon draw:style-name="gr2" draw:text-style-name="P42" svg:width="0.174in" svg:height="0.0961in" svg:x="0in" svg:y="0.0016in" svg:viewBox="0 0 443 245" draw:points="221,245 0,245 0,0 443,0 443,245"><text:p/></draw:polygon><draw:path draw:style-name="gr3" draw:text-style-name="P43"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3"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14"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3" draw:style-name="gr1"><svg:title>TexMaths</svg:title><svg:desc>12§display§l§svg§600§FALSE§</svg:desc><draw:polygon draw:style-name="gr2" draw:text-style-name="P42" svg:width="0.052in" svg:height="0.1154in" svg:x="0in" svg:y="0.0004in" svg:viewBox="0 0 133 294" draw:points="67,294 0,294 0,0 133,0 133,294"><text:p/></draw:polygon><draw:path draw:style-name="gr3" draw:text-style-name="P43"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44">For ease of notation, from now own, we will omit the </text:span><text:span text:style-name="T44"><draw:g text:anchor-type="as-char" svg:y="-0.1071in" draw:z-index="6"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44"> index unless necessary. In summary, the authors proposed computing treatment effects by executing the following steps:</text:span></text:p>
      <text:list xml:id="list1548309161508998504" text:style-name="L1">
        <text:list-item>
          <text:p text:style-name="P25">Estimate propensity score, <draw:g text:anchor-type="as-char" svg:y="-0.1252in" draw:z-index="7" draw:style-name="gr1"><svg:title>TexMaths</svg:title><svg:desc>12§display§p_{il} = \Pr\{T_{il}=1|X=x_i\}§svg§600§FALSE§</svg:desc><draw:polygon draw:style-name="gr2" draw:text-style-name="P44" svg:width="1.8106in" svg:height="0.1654in" svg:x="0.0051in" svg:y="0.0004in" svg:viewBox="0 0 4600 421" draw:points="2301,421 0,421 0,0 4600,0 4600,421"><text:p/></draw:polygon><draw:path draw:style-name="gr3" draw:text-style-name="P45" svg:width="0.0866in" svg:height="0.1059in" svg:x="0in" svg:y="0.0504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5" svg:width="0.0354in" svg:height="0.0783in" svg:x="0.0941in" svg:y="0.069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026in" svg:height="0.0819in" svg:x="0.1421in" svg:y="0.0665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1106in" svg:height="0.039in" svg:x="0.2417in" svg:y="0.061in" svg:viewBox="0 0 282 100" svg:d="M268 17c6 0 14 0 14-9 0-8-8-8-14-8h-254c-6 0-14 0-14 8 0 9 8 9 14 9zM268 100c6 0 14 0 14-9 0-8-8-8-14-8h-254c-6 0-14 0-14 8 0 9 8 9 14 9z"><text:p/></draw:path><draw:path draw:style-name="gr3" draw:text-style-name="P45" svg:width="0.098in" svg:height="0.1134in" svg:x="0.413in" svg:y="0.0075in" svg:viewBox="0 0 250 289" svg:d="M82 156h70c52 0 98-35 98-77s-42-79-100-79h-150v13h10c33 0 33 5 33 21v223c0 14 0 19-33 19h-10v13c14-1 46-1 62-1s48 0 63 1v-13h-10c-32 0-33-5-33-19zM80 144v-114c0-14 0-17 21-17h37c68 0 68 45 68 66 0 19 0 65-68 65z"><text:p/></draw:path><draw:path draw:style-name="gr3" draw:text-style-name="P45" svg:width="0.0559in" svg:height="0.0732in" svg:x="0.5244in" svg:y="0.0504in" svg:viewBox="0 0 143 187" svg:d="M59 47v-47l-59 5v13c30 0 34 2 34 24v113c0 19-5 19-34 19v13c17 0 36-1 48-1 18 0 37 0 54 1v-13h-8c-32 0-33-5-33-19v-66c0-42 18-79 51-79 2 0 3 0 4 0-1 0-9 6-9 16 0 12 8 18 18 18 7 0 18-4 18-18s-13-26-31-26c-32 0-47 29-53 47z"><text:p/></draw:path><draw:path draw:style-name="gr3" draw:text-style-name="P45" svg:width="0.0591in" svg:height="0.1657in" svg:x="0.5972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5" svg:width="0.113in" svg:height="0.1126in" svg:x="0.672in" svg:y="0.0094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5" svg:width="0.0354in" svg:height="0.0783in" svg:x="0.7701in" svg:y="0.069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26in" svg:height="0.0819in" svg:x="0.8189in" svg:y="0.0665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1106in" svg:height="0.039in" svg:x="0.9181in" svg:y="0.061in" svg:viewBox="0 0 282 100" svg:d="M268 17c6 0 14 0 14-9 0-8-8-8-14-8h-254c-6 0-14 0-14 8 0 9 8 9 14 9zM268 100c6 0 14 0 14-9 0-8-8-8-14-8h-254c-6 0-14 0-14 8 0 9 8 9 14 9z"><text:p/></draw:path><draw:path draw:style-name="gr3" draw:text-style-name="P45" svg:width="0.0547in" svg:height="0.1106in" svg:x="1.0984in" svg:y="0.0134in" svg:viewBox="0 0 140 282" svg:d="M88 11c0-10 0-11-10-11-26 28-65 28-78 28v13c8 0 34 0 55-12v219c0 16-1 21-39 21h-14v13c16-1 52-1 70-1 17 0 54 0 68 1v-13h-13c-38 0-39-5-39-21z"><text:p/></draw:path><draw:path draw:style-name="gr3" draw:text-style-name="P45" svg:width="0.0067in" svg:height="0.1657in" svg:x="1.1858in" svg:y="0.0004in" svg:viewBox="0 0 18 422" svg:d="M18 16c0-9 0-16-8-16-10 0-10 7-10 16v392c0 7 0 14 10 14 8 0 8-7 8-14z"><text:p/></draw:path><draw:path draw:style-name="gr3" draw:text-style-name="P45" svg:width="0.137in" svg:height="0.1134in" svg:x="1.2165in" svg:y="0.0075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1106in" svg:height="0.039in" svg:x="1.4177in" svg:y="0.061in" svg:viewBox="0 0 282 100" svg:d="M268 17c6 0 14 0 14-9 0-8-8-8-14-8h-254c-6 0-14 0-14 8 0 9 8 9 14 9zM268 100c6 0 14 0 14-9 0-8-8-8-14-8h-254c-6 0-14 0-14 8 0 9 8 9 14 9z"><text:p/></draw:path><draw:path draw:style-name="gr3" draw:text-style-name="P45" svg:width="0.0827in" svg:height="0.0752in" svg:x="1.588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 svg:width="0.0354in" svg:height="0.0783in" svg:x="1.6835in" svg:y="0.069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591in" svg:height="0.1657in" svg:x="1.745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25"><text:span text:style-name="T56">M</text:span>atch treated individuals to untreated based on the propensity score,</text:p>
        </text:list-item>
        <text:list-item>
          <text:p text:style-name="P25"><text:span text:style-name="T56">R</text:span>emove pairs for which there was no good match, in particular, for which <draw:g text:anchor-type="as-char" svg:y="-0.1252in" draw:z-index="4" draw:style-name="gr1"><svg:title>TexMaths</svg:title><svg:desc>12§display§|p_{ilt} - p_{jlt}| &gt; 2\sigma_{|p_{ilt} – p_{jlt}|}§svg§600§FALSE§</svg:desc><draw:polygon draw:style-name="gr2" draw:text-style-name="P42" svg:width="1.6724in" svg:height="0.1874in" svg:x="0in" svg:y="0.0004in" svg:viewBox="0 0 4249 477" draw:points="2125,477 0,477 0,0 4249,0 4249,477"><text:p/></draw:polygon><draw:path draw:style-name="gr3" draw:text-style-name="P43" svg:width="0.0067in" svg:height="0.1657in" svg:x="0.0197in" svg:y="0.0004in" svg:viewBox="0 0 18 422" svg:d="M18 16c0-9 0-16-8-16-10 0-10 7-10 16v391c0 8 0 15 10 15 8 0 8-7 8-15z"><text:p/></draw:path><draw:path draw:style-name="gr3" draw:text-style-name="P43" svg:width="0.0866in" svg:height="0.1059in" svg:x="0.0406in" svg:y="0.050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3" svg:width="0.0354in" svg:height="0.0783in" svg:x="0.1346in" svg:y="0.0689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3" svg:width="0.026in" svg:height="0.0815in" svg:x="0.1831in" svg:y="0.0657in" svg:viewBox="0 0 67 208" svg:d="M66 8c0 0 1-3 1-4 0-2-1-4-5-4-6 0-31 2-38 2-2 2-6 2-6 8 0 4 4 4 7 4 15 0 15 2 15 4s0 5-2 7l-37 146c-1 3-1 6-1 10 0 19 17 27 31 27 7 0 17-2 24-15 7-11 11-29 11-30 0-4-4-4-5-4-3 0-5 3-6 8-3 14-9 33-23 33-7 0-9-7-9-14 0-4 1-9 1-12z"><text:p/></draw:path><draw:path draw:style-name="gr3" draw:text-style-name="P43" svg:width="0.0394in" svg:height="0.0736in" svg:x="0.2232in" svg:y="0.0756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3" svg:width="0.1016in" svg:height="0.0067in" svg:x="0.328in" svg:y="0.0783in" svg:viewBox="0 0 259 18" svg:d="M244 18c7 0 15 0 15-8 0-10-8-10-15-10h-230c-7 0-14 0-14 10 0 8 7 8 14 8z"><text:p/></draw:path><draw:path draw:style-name="gr3" draw:text-style-name="P43" svg:width="0.0866in" svg:height="0.1059in" svg:x="0.4744in" svg:y="0.0504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3" svg:width="0.0512in" svg:height="0.1004in" svg:x="0.563in" svg:y="0.0689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3" svg:width="0.026in" svg:height="0.0815in" svg:x="0.6315in" svg:y="0.0657in" svg:viewBox="0 0 67 208" svg:d="M66 8c0 0 1-3 1-4 0-2-1-4-5-4-6 0-31 2-38 2-2 2-6 2-6 8 0 4 4 4 7 4 15 0 15 2 15 4s0 5-2 7l-37 146c-1 3-1 6-1 10 0 19 17 27 31 27 7 0 17-2 24-15 7-11 11-29 11-30 0-4-4-4-5-4-3 0-5 3-6 8-3 14-9 33-23 33-7 0-9-7-9-14 0-4 1-9 1-12z"><text:p/></draw:path><draw:path draw:style-name="gr3" draw:text-style-name="P43" svg:width="0.0394in" svg:height="0.0736in" svg:x="0.6717in" svg:y="0.0756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3" svg:width="0.0067in" svg:height="0.1657in" svg:x="0.7453in" svg:y="0.0004in" svg:viewBox="0 0 18 422" svg:d="M18 16c0-9 0-16-8-16-10 0-10 7-10 16v391c0 8 0 15 10 15 8 0 8-7 8-15z"><text:p/></draw:path><draw:path draw:style-name="gr3" draw:text-style-name="P43" svg:width="0.1016in" svg:height="0.0965in" svg:x="0.8311in" svg:y="0.0311in" svg:viewBox="0 0 259 246" svg:d="M251 132c5-3 8-4 8-10 0-5-3-7-8-8l-235-112c-5-2-6-2-8-2-4 0-8 4-8 8s2 6 8 10l222 104-222 106c-6 2-8 6-8 9 0 5 4 9 8 9 2 0 3 0 8-4z"><text:p/></draw:path><draw:path draw:style-name="gr3" draw:text-style-name="P43" svg:width="0.0661in" svg:height="0.1106in" svg:x="1.0008in" svg:y="0.0138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3" svg:width="0.0878in" svg:height="0.0732in" svg:x="1.0811in" svg:y="0.052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3" svg:width="0.0059in" svg:height="0.1161in" svg:x="1.1866in" svg:y="0.0638in" svg:viewBox="0 0 16 296" svg:d="M16 12c0-5 0-12-8-12s-8 7-8 12v272c0 5 0 12 7 12 9 0 9-7 9-12z"><text:p/></draw:path><draw:path draw:style-name="gr3" draw:text-style-name="P43" svg:width="0.065in" svg:height="0.0736in" svg:x="1.2087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3" svg:width="0.0295in" svg:height="0.0563in" svg:x="1.2846in" svg:y="0.1138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3" svg:width="0.0209in" svg:height="0.0587in" svg:x="1.329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3" svg:width="0.0323in" svg:height="0.0528in" svg:x="1.3677in" svg:y="0.1165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3" svg:width="0.065in" svg:height="0.0736in" svg:x="1.4161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3" svg:width="0.0394in" svg:height="0.0724in" svg:x="1.4874in" svg:y="0.1138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3" svg:width="0.0209in" svg:height="0.0587in" svg:x="1.546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3" svg:width="0.0323in" svg:height="0.0528in" svg:x="1.5846in" svg:y="0.1165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3" svg:width="0.0059in" svg:height="0.1161in" svg:x="1.65in" svg:y="0.0638in" svg:viewBox="0 0 16 296" svg:d="M16 12c0-5 0-12-8-12s-8 7-8 12v272c0 5 0 12 7 12 9 0 9-7 9-12z"><text:p/></draw:path></draw:g>, <text:span text:style-name="T48">and </text:span></text:p>
        </text:list-item>
        <text:list-item>
          <text:p text:style-name="P25"><text:span text:style-name="T56">C</text:span>ompute <text:span text:style-name="T42">a pseudo</text:span> Average Treatment effect on the Treated (ATT) as the ratio of adopters over non adopters, <draw:g text:anchor-type="as-char" svg:y="-0.1252in" draw:z-index="5" draw:style-name="gr1"><svg:title>TexMaths</svg:title><svg:desc>12§display§n_+/n_-§svg§600§FALSE§</svg:desc><draw:polygon draw:style-name="gr2" draw:text-style-name="P42" svg:width="0.4953in" svg:height="0.1654in" svg:x="0in" svg:y="0.0004in" svg:viewBox="0 0 1259 421" draw:points="629,421 0,421 0,0 1259,0 1259,421"><text:p/></draw:polygon><draw:path draw:style-name="gr3" draw:text-style-name="P43" svg:width="0.0898in" svg:height="0.0752in" svg:x="0.0047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854in" svg:height="0.0854in" svg:x="0.1071in" svg:y="0.0756in" svg:viewBox="0 0 218 218" svg:d="M116 116h92c3 0 10 0 10-7s-7-7-10-7h-92v-91c0-4 0-11-7-11s-7 7-7 11v91h-91c-4 0-11 0-11 7s7 7 11 7h91v92c0 3 0 10 7 10s7-6 7-10z"><text:p/></draw:path><draw:path draw:style-name="gr3" draw:text-style-name="P43" svg:width="0.065in" svg:height="0.1657in" svg:x="0.2189in" svg:y="0.0004in" svg:viewBox="0 0 166 422" svg:d="M163 16c3-5 3-8 3-8 0-4-4-8-9-8-3 0-6 1-7 4l-148 403c-2 6-2 7-2 7 0 5 4 8 8 8 6 0 8-2 10-9z"><text:p/></draw:path><draw:path draw:style-name="gr3" draw:text-style-name="P43" svg:width="0.0898in" svg:height="0.0752in" svg:x="0.2972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0.4039in" svg:y="0.1138in" svg:viewBox="0 0 200 16" svg:d="M188 16c5 0 12 0 12-8s-6-8-12-8h-176c-5 0-12 0-12 7 0 9 7 9 12 9z"><text:p/></draw:path></draw:g></text:p>
        </text:list-item>
      </text:list>
      <text:p text:style-name="P9">Nevertheless, while the propensity score matching estimator is widely used by literature <text:reference-mark-start text:name="ADDIN CSL_CITATION {&quot;citationItems&quot;: [{&quot;id&quot;: &quot;ITEM-1&quot;, &quot;itemData&quot;: {&quot;id&quot;: &quot;ITEM-1&quot;, &quot;type&quot;: &quot;article-journal&quot;, &quot;ISBN&quot;: &quot;00220515&quot;, &quot;page&quot;: &quot;5-86&quot;, &quot;DOI&quot;: &quot;10.1257/jel.47.1.5&quot;, &quot;title&quot;: &quot;Recent Developments in the Econometrics of Program Evaluation&quot;, &quot;ISSN&quot;: &quot;0022-0515&quot;, &quot;issued&quot;: {&quot;date-parts&quot;: [[&quot;2009&quot;]]}, &quot;issue&quot;: &quot;1&quot;, &quot;container-title&quot;: &quot;Journal of Economic Literature&quot;, &quot;volume&quot;: &quot;47&quot;, &quot;author&quot;: [{&quot;suffix&quot;: &quot;&quot;, &quot;family&quot;: &quot;Imbens&quot;, &quot;dropping-particle&quot;: &quot;&quot;, &quot;non-dropping-particle&quot;: &quot;&quot;, &quot;parse-names&quot;: false, &quot;given&quot;: &quot;Guido W&quot;}, {&quot;suffix&quot;: &quot;&quot;, &quot;family&quot;: &quot;Wooldridge&quot;, &quot;dropping-particle&quot;: &quot;&quot;, &quot;non-dropping-particle&quot;: &quot;&quot;, &quot;parse-names&quot;: false, &quot;given&quot;: &quot;Jeffrey M&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uris&quot;: [&quot;http://www.mendeley.com/documents/?uuid=68b9fcb1-8c6b-4a8d-9324-c1c541dea77d&quot;]}], &quot;mendeley&quot;: {&quot;plainTextFormattedCitation&quot;: &quot;(Imbens &amp; Wooldridge, 2009)&quot;, &quot;previouslyFormattedCitation&quot;: &quot;(Imbens &amp; Wooldridge, 2009)&quot;, &quot;formattedCitation&quot;: &quot;(Imbens &amp; Wooldridge, 2009)&quot;}, &quot;schema&quot;: &quot;https://github.com/citation-style-language/schema/raw/master/csl-citation.json&quot;, &quot;properties&quot;: {&quot;noteIndex&quot;: 0}} RNDDHjXMxmkB0"/><text:span text:style-name="T8">(Imbens &amp; Wooldridge, 2009)</text:span><text:reference-mark-end text:name="ADDIN CSL_CITATION {&quot;citationItems&quot;: [{&quot;id&quot;: &quot;ITEM-1&quot;, &quot;itemData&quot;: {&quot;id&quot;: &quot;ITEM-1&quot;, &quot;type&quot;: &quot;article-journal&quot;, &quot;ISBN&quot;: &quot;00220515&quot;, &quot;page&quot;: &quot;5-86&quot;, &quot;DOI&quot;: &quot;10.1257/jel.47.1.5&quot;, &quot;title&quot;: &quot;Recent Developments in the Econometrics of Program Evaluation&quot;, &quot;ISSN&quot;: &quot;0022-0515&quot;, &quot;issued&quot;: {&quot;date-parts&quot;: [[&quot;2009&quot;]]}, &quot;issue&quot;: &quot;1&quot;, &quot;container-title&quot;: &quot;Journal of Economic Literature&quot;, &quot;volume&quot;: &quot;47&quot;, &quot;author&quot;: [{&quot;suffix&quot;: &quot;&quot;, &quot;family&quot;: &quot;Imbens&quot;, &quot;dropping-particle&quot;: &quot;&quot;, &quot;non-dropping-particle&quot;: &quot;&quot;, &quot;parse-names&quot;: false, &quot;given&quot;: &quot;Guido W&quot;}, {&quot;suffix&quot;: &quot;&quot;, &quot;family&quot;: &quot;Wooldridge&quot;, &quot;dropping-particle&quot;: &quot;&quot;, &quot;non-dropping-particle&quot;: &quot;&quot;, &quot;parse-names&quot;: false, &quot;given&quot;: &quot;Jeffrey M&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uris&quot;: [&quot;http://www.mendeley.com/documents/?uuid=68b9fcb1-8c6b-4a8d-9324-c1c541dea77d&quot;]}], &quot;mendeley&quot;: {&quot;plainTextFormattedCitation&quot;: &quot;(Imbens &amp; Wooldridge, 2009)&quot;, &quot;previouslyFormattedCitation&quot;: &quot;(Imbens &amp; Wooldridge, 2009)&quot;, &quot;formattedCitation&quot;: &quot;(Imbens &amp; Wooldridge, 2009)&quot;}, &quot;schema&quot;: &quot;https://github.com/citation-style-language/schema/raw/master/csl-citation.json&quot;, &quot;properties&quot;: {&quot;noteIndex&quot;: 0}} RNDDHjXMxmkB0"/>, it is also a very controversial one since it is <text:span text:style-name="T48">known</text:span> to <text:span text:style-name="T49">worsen balance</text:span><text:span text:style-name="T7">—</text:span><text:span text:style-name="T29">in raw terms, the comparability between treated and controlled </text:span><text:span text:style-name="T38">individuals</text:span><text:span text:style-name="T29">—</text:span><text:span text:style-name="T41">of</text:span><text:span text:style-name="T29"> </text:span><text:span text:style-name="T27">post matched samples, which is the opposite of what the method itself looks for </text:span><text:reference-mark-start text:name="ADDIN CSL_CITATION {&quot;citationItems&quot;: [{&quot;id&quot;: &quot;ITEM-1&quot;, &quot;itemData&quot;: {&quot;id&quot;: &quot;ITEM-1&quot;, &quot;type&quot;: &quot;report&quot;, &quot;issued&quot;: {&quot;date-parts&quot;: [[&quot;2015&quot;]]}, &quot;author&quot;: [{&quot;suffix&quot;: &quot;&quot;, &quot;family&quot;: &quot;King&quot;, &quot;dropping-particle&quot;: &quot;&quot;, &quot;non-dropping-particle&quot;: &quot;&quot;, &quot;parse-names&quot;: false, &quot;given&quot;: &quot;Gary&quot;}, {&quot;suffix&quot;: &quot;&quot;, &quot;family&quot;: &quot;Nielsen&quot;, &quot;dropping-particle&quot;: &quot;&quot;, &quot;non-dropping-particle&quot;: &quot;&quot;, &quot;parse-names&quot;: false, &quot;given&quot;: &quot;Richard&quot;}], &quot;title&quot;: &quot;Why Propensity Scores Should Not Be Used for&quot;}, &quot;uris&quot;: [&quot;http://www.mendeley.com/documents/?uuid=9c9ede7e-dc83-4421-b946-93ce6944ce74&quot;]}], &quot;mendeley&quot;: {&quot;plainTextFormattedCitation&quot;: &quot;(King &amp; Nielsen, 2015)&quot;, &quot;previouslyFormattedCitation&quot;: &quot;(King &amp; Nielsen, 2015)&quot;, &quot;formattedCitation&quot;: &quot;(King &amp; Nielsen, 2015)&quot;}, &quot;schema&quot;: &quot;https://github.com/citation-style-language/schema/raw/master/csl-citation.json&quot;, &quot;properties&quot;: {&quot;noteIndex&quot;: 0}} RNDrsXY57ze2x"/><text:span text:style-name="T15">(King &amp; Nielsen, 2015)</text:span><text:reference-mark-end text:name="ADDIN CSL_CITATION {&quot;citationItems&quot;: [{&quot;id&quot;: &quot;ITEM-1&quot;, &quot;itemData&quot;: {&quot;id&quot;: &quot;ITEM-1&quot;, &quot;type&quot;: &quot;report&quot;, &quot;issued&quot;: {&quot;date-parts&quot;: [[&quot;2015&quot;]]}, &quot;author&quot;: [{&quot;suffix&quot;: &quot;&quot;, &quot;family&quot;: &quot;King&quot;, &quot;dropping-particle&quot;: &quot;&quot;, &quot;non-dropping-particle&quot;: &quot;&quot;, &quot;parse-names&quot;: false, &quot;given&quot;: &quot;Gary&quot;}, {&quot;suffix&quot;: &quot;&quot;, &quot;family&quot;: &quot;Nielsen&quot;, &quot;dropping-particle&quot;: &quot;&quot;, &quot;non-dropping-particle&quot;: &quot;&quot;, &quot;parse-names&quot;: false, &quot;given&quot;: &quot;Richard&quot;}], &quot;title&quot;: &quot;Why Propensity Scores Should Not Be Used for&quot;}, &quot;uris&quot;: [&quot;http://www.mendeley.com/documents/?uuid=9c9ede7e-dc83-4421-b946-93ce6944ce74&quot;]}], &quot;mendeley&quot;: {&quot;plainTextFormattedCitation&quot;: &quot;(King &amp; Nielsen, 2015)&quot;, &quot;previouslyFormattedCitation&quot;: &quot;(King &amp; Nielsen, 2015)&quot;, &quot;formattedCitation&quot;: &quot;(King &amp; Nielsen, 2015)&quot;}, &quot;schema&quot;: &quot;https://github.com/citation-style-language/schema/raw/master/csl-citation.json&quot;, &quot;properties&quot;: {&quot;noteIndex&quot;: 0}} RNDrsXY57ze2x"/><text:span text:style-name="T27">. </text:span><text:span text:style-name="T28">Instead, in this article we will use </text:span><text:span text:style-name="T38">Coarsened Exact Matching </text:span><text:span text:style-name="T39">(CEM)</text:span><text:span text:style-name="T38"> </text:span><text:reference-mark-start text:name="ADDIN CSL_CITATION {&quot;citationItems&quot;: [{&quot;id&quot;: &quot;ITEM-1&quot;, &quot;itemData&quot;: {&quot;id&quot;: &quot;ITEM-1&quot;, &quot;type&quot;: &quot;article-journal&quot;, &quot;ISBN&quot;: &quot;1047-1987&quot;, &quot;page&quot;: &quot;1-24&quot;, &quot;DOI&quot;: &quot;10.1093/pan/mpr013&quot;, &quot;title&quot;: &quot;Causal inference without balance checking: Coarsened exact matching&quot;, &quot;ISSN&quot;: &quot;10471987&quot;, &quot;issued&quot;: {&quot;date-parts&quot;: [[&quot;2012&quot;]]}, &quot;issue&quot;: &quot;1&quot;, &quot;container-title&quot;: &quot;Political Analysis&quot;, &quot;volume&quot;: &quot;20&quot;, &quot;author&quot;: [{&quot;suffix&quot;: &quot;&quot;, &quot;family&quot;: &quot;Iacus&quot;, &quot;dropping-particle&quot;: &quot;&quot;, &quot;non-dropping-particle&quot;: &quot;&quot;, &quot;parse-names&quot;: false, &quot;given&quot;: &quot;Stefano M.&quot;}, {&quot;suffix&quot;: &quot;&quot;, &quot;family&quot;: &quot;King&quot;, &quot;dropping-particle&quot;: &quot;&quot;, &quot;non-dropping-particle&quot;: &quot;&quot;, &quot;parse-names&quot;: false, &quot;given&quot;: &quot;Gary&quot;}, {&quot;suffix&quot;: &quot;&quot;, &quot;family&quot;: &quot;Porro&quot;, &quot;dropping-particle&quot;: &quot;&quot;, &quot;non-dropping-particle&quot;: &quot;&quot;, &quot;parse-names&quot;: false, &quot;given&quot;: &quot;Giuseppe&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uris&quot;: [&quot;http://www.mendeley.com/documents/?uuid=bb426958-ff3c-4e8b-a524-b5da41cd7952&quot;]}], &quot;mendeley&quot;: {&quot;plainTextFormattedCitation&quot;: &quot;(Iacus, King, &amp; Porro, 2012)&quot;, &quot;previouslyFormattedCitation&quot;: &quot;(Iacus, King, &amp; Porro, 2012)&quot;, &quot;formattedCitation&quot;: &quot;(Iacus, King, &amp; Porro, 2012)&quot;}, &quot;schema&quot;: &quot;https://github.com/citation-style-language/schema/raw/master/csl-citation.json&quot;, &quot;properties&quot;: {&quot;noteIndex&quot;: 0}} RND94PFTiLgus"/><text:span text:style-name="T17">(Iacus, King, &amp; Porro, 2012)</text:span><text:reference-mark-end text:name="ADDIN CSL_CITATION {&quot;citationItems&quot;: [{&quot;id&quot;: &quot;ITEM-1&quot;, &quot;itemData&quot;: {&quot;id&quot;: &quot;ITEM-1&quot;, &quot;type&quot;: &quot;article-journal&quot;, &quot;ISBN&quot;: &quot;1047-1987&quot;, &quot;page&quot;: &quot;1-24&quot;, &quot;DOI&quot;: &quot;10.1093/pan/mpr013&quot;, &quot;title&quot;: &quot;Causal inference without balance checking: Coarsened exact matching&quot;, &quot;ISSN&quot;: &quot;10471987&quot;, &quot;issued&quot;: {&quot;date-parts&quot;: [[&quot;2012&quot;]]}, &quot;issue&quot;: &quot;1&quot;, &quot;container-title&quot;: &quot;Political Analysis&quot;, &quot;volume&quot;: &quot;20&quot;, &quot;author&quot;: [{&quot;suffix&quot;: &quot;&quot;, &quot;family&quot;: &quot;Iacus&quot;, &quot;dropping-particle&quot;: &quot;&quot;, &quot;non-dropping-particle&quot;: &quot;&quot;, &quot;parse-names&quot;: false, &quot;given&quot;: &quot;Stefano M.&quot;}, {&quot;suffix&quot;: &quot;&quot;, &quot;family&quot;: &quot;King&quot;, &quot;dropping-particle&quot;: &quot;&quot;, &quot;non-dropping-particle&quot;: &quot;&quot;, &quot;parse-names&quot;: false, &quot;given&quot;: &quot;Gary&quot;}, {&quot;suffix&quot;: &quot;&quot;, &quot;family&quot;: &quot;Porro&quot;, &quot;dropping-particle&quot;: &quot;&quot;, &quot;non-dropping-particle&quot;: &quot;&quot;, &quot;parse-names&quot;: false, &quot;given&quot;: &quot;Giuseppe&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uris&quot;: [&quot;http://www.mendeley.com/documents/?uuid=bb426958-ff3c-4e8b-a524-b5da41cd7952&quot;]}], &quot;mendeley&quot;: {&quot;plainTextFormattedCitation&quot;: &quot;(Iacus, King, &amp; Porro, 2012)&quot;, &quot;previouslyFormattedCitation&quot;: &quot;(Iacus, King, &amp; Porro, 2012)&quot;, &quot;formattedCitation&quot;: &quot;(Iacus, King, &amp; Porro, 2012)&quot;}, &quot;schema&quot;: &quot;https://github.com/citation-style-language/schema/raw/master/csl-citation.json&quot;, &quot;properties&quot;: {&quot;noteIndex&quot;: 0}} RND94PFTiLgus"/><text:span text:style-name="T38">⁠</text:span><text:span text:style-name="T28">, </text:span><text:span text:style-name="T38">a method that, as a difference from propensity score matching, improves balance, and hence allows comparing treated and control groups directly.</text:span></text:p>
      <text:p text:style-name="P12"><text:soft-page-break/><text:span text:style-name="T30">When</text:span><text:span text:style-name="T28">, </text:span><text:span text:style-name="T30">in </text:span><text:span text:style-name="T28">Aral et al. (2009) they </text:span><text:span text:style-name="T30">define the treated and untreated groups over the entire population, they </text:span><text:span text:style-name="T28">do not control for individuals having adopted in time periods prior to </text:span><text:span text:style-name="T28"><draw:g text:anchor-type="as-char" svg:y="-0.1071in" draw:z-index="15"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8">, in other words, at least in </text:span><text:reference-mark-start text:name="ADDIN CSL_CITATION {&quot;citationItems&quot;: [{&quot;id&quot;: &quot;ITEM-1&quot;, &quot;itemData&quot;: {&quot;id&quot;: &quot;ITEM-1&quot;, &quot;publisher-place&quot;: &quot;Cresskill N.J.&quot;, &quot;issued&quot;: {&quot;date-parts&quot;: [[&quot;1995&quot;]]}, &quot;ISBN&quot;: &quot;9781881303213&quot;, &quot;publisher&quot;: &quot;Hampton Press&quot;, &quot;type&quot;: &quot;book&quot;, &quot;author&quot;: [{&quot;suffix&quot;: &quot;&quot;, &quot;family&quot;: &quot;Valente&quot;, &quot;dropping-particle&quot;: &quot;&quot;, &quot;non-dropping-particle&quot;: &quot;&quot;, &quot;parse-names&quot;: false, &quot;given&quot;: &quot;Thomas W.&quot;}], &quot;title&quot;: &quot;Network models of the diffusion of innovations&quot;, &quot;edition&quot;: &quot;2&quot;}, &quot;uris&quot;: [&quot;http://www.mendeley.com/documents/?uuid=05552744-7c3b-4f30-a62d-cb53cd63f105&quot;]}], &quot;mendeley&quot;: {&quot;plainTextFormattedCitation&quot;: &quot;(Valente, 1995)&quot;, &quot;previouslyFormattedCitation&quot;: &quot;(Valente, 1995)&quot;, &quot;formattedCitation&quot;: &quot;(Valente, 1995)&quot;}, &quot;schema&quot;: &quot;https://github.com/citation-style-language/schema/raw/master/csl-citation.json&quot;, &quot;properties&quot;: {&quot;noteIndex&quot;: 0}} RNDrq1XOn7sK1"/><text:span text:style-name="T16">(Valente, 1995)</text:span><text:reference-mark-end text:name="ADDIN CSL_CITATION {&quot;citationItems&quot;: [{&quot;id&quot;: &quot;ITEM-1&quot;, &quot;itemData&quot;: {&quot;id&quot;: &quot;ITEM-1&quot;, &quot;publisher-place&quot;: &quot;Cresskill N.J.&quot;, &quot;issued&quot;: {&quot;date-parts&quot;: [[&quot;1995&quot;]]}, &quot;ISBN&quot;: &quot;9781881303213&quot;, &quot;publisher&quot;: &quot;Hampton Press&quot;, &quot;type&quot;: &quot;book&quot;, &quot;author&quot;: [{&quot;suffix&quot;: &quot;&quot;, &quot;family&quot;: &quot;Valente&quot;, &quot;dropping-particle&quot;: &quot;&quot;, &quot;non-dropping-particle&quot;: &quot;&quot;, &quot;parse-names&quot;: false, &quot;given&quot;: &quot;Thomas W.&quot;}], &quot;title&quot;: &quot;Network models of the diffusion of innovations&quot;, &quot;edition&quot;: &quot;2&quot;}, &quot;uris&quot;: [&quot;http://www.mendeley.com/documents/?uuid=05552744-7c3b-4f30-a62d-cb53cd63f105&quot;]}], &quot;mendeley&quot;: {&quot;plainTextFormattedCitation&quot;: &quot;(Valente, 1995)&quot;, &quot;previouslyFormattedCitation&quot;: &quot;(Valente, 1995)&quot;, &quot;formattedCitation&quot;: &quot;(Valente, 1995)&quot;}, &quot;schema&quot;: &quot;https://github.com/citation-style-language/schema/raw/master/csl-citation.json&quot;, &quot;properties&quot;: {&quot;noteIndex&quot;: 0}} RNDrq1XOn7sK1"/><text:span text:style-name="T28">,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30">Hence, when defining the relevant population for each combination of time and threshold level </text:span><text:span text:style-name="T30"><draw:g text:anchor-type="as-char" svg:y="-0.1181in" draw:z-index="16" draw:style-name="gr1"><svg:title>TexMaths</svg:title><svg:desc>12§display§l§svg§600§FALSE§</svg:desc><draw:polygon draw:style-name="gr2" draw:text-style-name="P44" svg:width="0.052in" svg:height="0.1154in" svg:x="0in" svg:y="0.0004in" svg:viewBox="0 0 133 294" draw:points="67,294 0,294 0,0 133,0 133,294"><text:p/></draw:polygon><draw:path draw:style-name="gr3" draw:text-style-name="P45"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30">, we will only use those observations that either have not adopted, or have adopted no more than 1 time period prior to </text:span><text:span text:style-name="T30"><draw:g text:anchor-type="as-char" svg:y="-0.1071in" draw:z-index="17"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0">.</text:span></text:p>
      <text:p text:style-name="P12"><text:span text:style-name="T31">Since in our case we do not have </text:span><text:span text:style-name="T32">a dichotomous adoption variable, rather we observe how many articles a party has implemented, we say that a particular party </text:span><text:span text:style-name="T39">member </text:span><text:span text:style-name="T32">has implemented an article if it at least has implemented a single item—</text:span><text:span text:style-name="T33">robustness check later</text:span><text:span text:style-name="T32">. </text:span><text:span text:style-name="T33">Interestingly, for example, in the case of Article 5, we see that roughly </text:span><text:span text:style-name="T34">6</text:span><text:span text:style-name="T33">0% </text:span><text:span text:style-name="T34">(95 members) </text:span><text:span text:style-name="T33">of the members have not implemented any part of it in 2010, and for 2012 that percentage lowers to 25%, so half of the non-adopters switched status.</text:span></text:p>
      <text:p text:style-name="P13"><text:span text:style-name="T33">O</text:span><text:span text:style-name="T27">n the other hand, we tried computing exposures using different specifications. The more straight forward way is to use the previous definition of adopter as basis for exposure, on the other hand, been connected to a member that merely implemented a single section to a member that has implemented the article as a whole </text:span><text:span text:style-name="T35">should be </text:span><text:span text:style-name="T27">different. </text:span><text:span text:style-name="T35">That way we define exposure as a continuous variable. </text:span><text:span text:style-name="T36">Still, we use the dichotomous variable to define the subset of the members that we will use for the estimation procedure. Notice that we will still use the whole network to compute exposures, </text:span><text:span text:style-name="T37">since this is what defines whether member I is treated or not.</text:span></text:p>
      <text:p text:style-name="P6">The <text:span text:style-name="T52">CEM</text:span> estimator can be described as follows:</text:p>
      <text:list xml:id="list1621694866148610307" text:style-name="L2">
        <text:list-item>
          <text:p text:style-name="P27">Define treatment regime as T_i = 1 if exposure_i &gt; threshold, and 0 otherwise.</text:p>
        </text:list-item>
        <text:list-item>
          <text:p text:style-name="P27">Using either CEM or other matching method, match treated and control individuals</text:p>
        </text:list-item>
        <text:list-item>
          <text:p text:style-name="P27"><text:soft-page-break/>If required, use a calliper and remove individuals whom either were not able to be matched, or show bad overlapping with the rest of the sample,</text:p>
        </text:list-item>
        <text:list-item>
          <text:p text:style-name="P26"><text:span text:style-name="T27">Compute treatment effect as follows </text:span><text:span text:style-name="T27"><draw:g text:anchor-type="as-char" svg:y="-0.1839in" draw:z-index="20" draw:style-name="gr1"><svg:title>TexMaths</svg:title><svg:desc>12§display§ATE_{l(NNM)} = \frac{n_+}{n_+ + n_-}\sum_{i \in M_+}\left(Y_i - \hat Y_i\right) +
\frac{n_-}{n_+ + n_-}\sum_{i \in M_-}\left(\hat Y_i-Y_i\right)§svg§600§FALSE§</svg:desc><draw:polygon draw:style-name="gr2" draw:text-style-name="P44" svg:width="4.8839in" svg:height="0.4197in" svg:x="0.1579in" svg:y="0in" svg:viewBox="0 0 12406 1067" draw:points="6203,1067 0,1067 0,0 12406,0 12406,1067"><text:p/></draw:polygon><draw:path draw:style-name="gr3" draw:text-style-name="P45"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5" svg:width="0.113in" svg:height="0.1126in" svg:x="0.1228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5" svg:width="0.1205in" svg:height="0.113in" svg:x="0.2449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5" svg:width="0.026in" svg:height="0.0819in" svg:x="0.3681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0303in" svg:height="0.1161in" svg:x="0.4165in" svg:y="0.1339in" svg:viewBox="0 0 78 296" svg:d="M72 0c-58 40-72 102-72 148 0 42 12 106 72 148 2 0 6 0 6-3s-1-3-4-5c-39-36-54-86-54-139 0-81 32-120 56-142 1-1 2-2 2-3 0-4-4-4-6-4z"><text:p/></draw:path><draw:path draw:style-name="gr3" draw:text-style-name="P45" svg:width="0.1035in" svg:height="0.0795in" svg:x="0.463in" svg:y="0.1429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5" svg:width="0.1035in" svg:height="0.0795in" svg:x="0.5803in" svg:y="0.1429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5" svg:width="0.124in" svg:height="0.0795in" svg:x="0.6976in" svg:y="0.1429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303in" svg:height="0.1161in" svg:x="0.8362in" svg:y="0.1339in" svg:viewBox="0 0 78 296" svg:d="M6 0c-2 0-6 0-6 4 0 1 1 2 2 4 27 23 56 64 56 140 0 62-21 109-53 138-5 4-5 6-5 7s1 3 4 3 32-20 51-56c13-25 23-58 23-91 0-42-13-107-72-149z"><text:p/></draw:path><draw:path draw:style-name="gr3" draw:text-style-name="P45" svg:width="0.1106in" svg:height="0.039in" svg:x="0.9453in" svg:y="0.1311in" svg:viewBox="0 0 282 100" svg:d="M268 17c6 0 14 0 14-9 0-8-8-8-14-8h-254c-6 0-14 0-14 8 0 9 8 9 14 9zM268 100c6 0 14 0 14-9 0-8-8-8-14-8h-254c-6 0-14 0-14 8 0 9 8 9 14 9z"><text:p/></draw:path><draw:path draw:style-name="gr3" draw:text-style-name="P45" svg:width="0.0898in" svg:height="0.0752in" svg:x="1.3425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5" svg:width="0.0854in" svg:height="0.0854in" svg:x="1.4453in" svg:y="0.0315in" svg:viewBox="0 0 218 218" svg:d="M116 116h92c3 0 10 0 10-7s-7-7-10-7h-92v-91c0-4 0-11-7-11s-7 7-7 11v91h-91c-4 0-11 0-11 7s7 7 11 7h91v92c0 3 0 10 7 10s7-6 7-10z"><text:p/></draw:path><draw:polygon draw:style-name="gr3" draw:text-style-name="P45" svg:width="0.6248in" svg:height="0.0067in" svg:x="1.1307in" svg:y="0.1457in" svg:viewBox="0 0 1588 18" draw:points="794,18 0,18 0,0 1588,0 1588,18"><text:p/></draw:polygon><draw:path draw:style-name="gr3" draw:text-style-name="P45" svg:width="0.0898in" svg:height="0.0752in" svg:x="1.1354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5" svg:width="0.0854in" svg:height="0.0854in" svg:x="1.2382in" svg:y="0.2579in" svg:viewBox="0 0 218 218" svg:d="M116 116h92c3 0 10 0 10-7s-7-7-10-7h-92v-91c0-4 0-11-7-11s-7 7-7 11v91h-91c-4 0-11 0-11 7s7 7 11 7h91v92c0 3 0 10 7 10s7-6 7-10z"><text:p/></draw:path><draw:path draw:style-name="gr3" draw:text-style-name="P45" svg:width="0.1106in" svg:height="0.1106in" svg:x="1.3866in" svg:y="0.2079in" svg:viewBox="0 0 282 282" svg:d="M150 150h118c6 0 14 0 14-8 0-10-8-10-14-10h-118v-118c0-6 0-14-8-14-9 0-10 8-10 14v118h-118c-6 0-14 0-14 10 0 8 8 8 14 8h118v118c0 6 0 14 10 14 8 0 8-8 8-14z"><text:p/></draw:path><draw:path draw:style-name="gr3" draw:text-style-name="P45" svg:width="0.0898in" svg:height="0.0752in" svg:x="1.5472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1.6543in" svg:y="0.2984in" svg:viewBox="0 0 200 16" svg:d="M188 16c5 0 12 0 12-8s-6-8-12-8h-176c-5 0-12 0-12 7 0 9 7 9 12 9z"><text:p/></draw:path><draw:path draw:style-name="gr3" draw:text-style-name="P45" svg:width="0.2213in" svg:height="0.2327in" svg:x="1.8705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5" svg:width="0.0354in" svg:height="0.0783in" svg:x="1.808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42in" svg:height="0.076in" svg:x="1.8622in" svg:y="0.322in" svg:viewBox="0 0 164 194" svg:d="M152 104c5 0 12 0 12-7s-7-7-12-7h-138c5-43 41-76 88-76h50c5 0 12 0 12-7s-7-7-12-7h-51c-55 0-101 43-101 97s46 97 101 97h51c5 0 12 0 12-7s-7-7-12-7h-50c-47 0-83-32-88-76z"><text:p/></draw:path><draw:path draw:style-name="gr3" draw:text-style-name="P45" svg:width="0.124in" svg:height="0.0795in" svg:x="1.9472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689in" svg:height="0.0697in" svg:x="2.0732in" svg:y="0.352in" svg:viewBox="0 0 176 178" svg:d="M95 95h73c4 0 8 0 8-6s-4-6-8-6h-73v-75c0-2 0-8-6-8s-6 6-6 8v75h-75c-2 0-8 0-8 6s6 6 8 6h75v73c0 4 0 10 6 10s6-6 6-10z"><text:p/></draw:path><draw:path draw:style-name="gr3" draw:text-style-name="P45" svg:width="0.0634in" svg:height="0.2988in" svg:x="2.2173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5" svg:width="0.1209in" svg:height="0.1134in" svg:x="2.292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2.3878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1016in" svg:height="0.0067in" svg:x="2.4882in" svg:y="0.1457in" svg:viewBox="0 0 259 18" svg:d="M244 18c7 0 15 0 15-8 0-10-8-10-15-10h-230c-7 0-14 0-14 10 0 8 7 8 14 8z"><text:p/></draw:path><draw:polygon draw:style-name="gr3" draw:text-style-name="P45" svg:width="0.0445in" svg:height="0.0256in" svg:x="2.6843in" svg:y="0.0339in" svg:viewBox="0 0 114 66" draw:points="58,0 0,59 7,66 58,23 106,66 114,59"><text:p/></draw:polygon><draw:path draw:style-name="gr3" draw:text-style-name="P45" svg:width="0.1209in" svg:height="0.1134in" svg:x="2.646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2.7417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34in" svg:height="0.2988in" svg:x="2.7976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5" svg:width="0.1106in" svg:height="0.1106in" svg:x="2.9382in" svg:y="0.0937in" svg:viewBox="0 0 282 282" svg:d="M150 150h118c6 0 14 0 14-8 0-10-8-10-14-10h-118v-118c0-6 0-14-8-14-9 0-10 8-10 14v118h-118c-6 0-14 0-14 10 0 8 8 8 14 8h118v118c0 6 0 14 10 14 8 0 8-8 8-14z"><text:p/></draw:path><draw:path draw:style-name="gr3" draw:text-style-name="P45" svg:width="0.0898in" svg:height="0.0752in" svg:x="3.3256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3.4323in" svg:y="0.072in" svg:viewBox="0 0 200 16" svg:d="M188 16c5 0 12 0 12-8s-6-8-12-8h-176c-5 0-12 0-12 7 0 9 7 9 12 9z"><text:p/></draw:path><draw:polygon draw:style-name="gr3" draw:text-style-name="P45" svg:width="0.6248in" svg:height="0.0067in" svg:x="3.1142in" svg:y="0.1457in" svg:viewBox="0 0 1588 18" draw:points="794,18 0,18 0,0 1588,0 1588,18"><text:p/></draw:polygon><draw:path draw:style-name="gr3" draw:text-style-name="P45" svg:width="0.0898in" svg:height="0.0752in" svg:x="3.1189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854in" svg:height="0.0854in" svg:x="3.2217in" svg:y="0.2579in" svg:viewBox="0 0 218 218" svg:d="M116 116h92c3 0 10 0 10-7s-7-7-10-7h-92v-91c0-4 0-11-7-11s-7 7-7 11v91h-91c-4 0-11 0-11 7s7 7 11 7h91v92c0 3 0 10 7 10s7-6 7-10z"><text:p/></draw:path><draw:path draw:style-name="gr3" draw:text-style-name="P45" svg:width="0.1106in" svg:height="0.1106in" svg:x="3.3697in" svg:y="0.2079in" svg:viewBox="0 0 282 282" svg:d="M150 150h118c6 0 14 0 14-8 0-10-8-10-14-10h-118v-118c0-6 0-14-8-14-10 0-10 8-10 14v118h-118c-6 0-14 0-14 10 0 8 8 8 14 8h118v118c0 6 0 14 10 14 8 0 8-8 8-14z"><text:p/></draw:path><draw:path draw:style-name="gr3" draw:text-style-name="P45" svg:width="0.0898in" svg:height="0.0752in" svg:x="3.531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3.6382in" svg:y="0.2984in" svg:viewBox="0 0 200 16" svg:d="M188 16c5 0 12 0 12-8s-6-8-12-8h-176c-5 0-12 0-12 7 0 9 7 9 12 9z"><text:p/></draw:path><draw:path draw:style-name="gr3" draw:text-style-name="P45" svg:width="0.2213in" svg:height="0.2327in" svg:x="3.8563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5" svg:width="0.0354in" svg:height="0.0783in" svg:x="3.791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42in" svg:height="0.076in" svg:x="3.8457in" svg:y="0.322in" svg:viewBox="0 0 164 194" svg:d="M152 104c5 0 12 0 12-7s-7-7-12-7h-138c5-43 41-76 88-76h50c5 0 12 0 12-7s-7-7-12-7h-51c-55 0-101 43-101 97s46 97 101 97h51c5 0 12 0 12-7s-7-7-12-7h-50c-47 0-83-32-88-76z"><text:p/></draw:path><draw:path draw:style-name="gr3" draw:text-style-name="P45" svg:width="0.124in" svg:height="0.0795in" svg:x="3.9311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634in" svg:height="0.0047in" svg:x="4.0614in" svg:y="0.3839in" svg:viewBox="0 0 162 13" svg:d="M152 13c4 0 10 0 10-7 0-6-6-6-10-6h-142c-4 0-10 0-10 6 0 7 6 7 10 7z"><text:p/></draw:path><draw:path draw:style-name="gr3" draw:text-style-name="P45" svg:width="0.0634in" svg:height="0.2988in" svg:x="4.2051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5" svg:width="0.0445in" svg:height="0.0256in" svg:x="4.3189in" svg:y="0.0339in" svg:viewBox="0 0 114 66" draw:points="58,0 0,59 7,66 58,23 106,66 114,59"><text:p/></draw:polygon><draw:path draw:style-name="gr3" draw:text-style-name="P45" svg:width="0.1209in" svg:height="0.1134in" svg:x="4.280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4.376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1016in" svg:height="0.0067in" svg:x="4.4768in" svg:y="0.1457in" svg:viewBox="0 0 259 18" svg:d="M244 18c7 0 15 0 15-8 0-10-8-10-15-10h-230c-7 0-14 0-14 10 0 8 7 8 14 8z"><text:p/></draw:path><draw:path draw:style-name="gr3" draw:text-style-name="P45" svg:width="0.1209in" svg:height="0.1134in" svg:x="4.6346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4.7299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0634in" svg:height="0.2988in" svg:x="4.7858in" svg:y="0in" svg:viewBox="0 0 162 760" svg:d="M162 379c0-121-29-249-113-344-6-7-21-23-31-33-4-2-5-2-10-2-4 0-8 0-8 5 0 1 1 2 2 3 15 15 38 39 64 84 46 82 64 186 64 287 0 184-52 297-129 373 0 2-1 3-1 4 0 4 4 4 8 4 5 0 6 0 10-4 41-34 86-92 115-182 19-58 29-126 29-195z"><text:p/></draw:path></draw:g></text:span></text:p>
        </text:list-item>
        <text:list-item>
          <text:p text:style-name="P26"><text:span text:style-name="T27">Finally, following </text:span><text:reference-mark-start text:name="ADDIN CSL_CITATION {&quot;citationItems&quot;: [{&quot;id&quot;: &quot;ITEM-1&quot;, &quot;itemData&quot;: {&quot;id&quot;: &quot;ITEM-1&quot;, &quot;type&quot;: &quot;article-journal&quot;, &quot;ISBN&quot;: &quot;00220515&quot;, &quot;page&quot;: &quot;5-86&quot;, &quot;DOI&quot;: &quot;10.1257/jel.47.1.5&quot;, &quot;title&quot;: &quot;Recent Developments in the Econometrics of Program Evaluation&quot;, &quot;ISSN&quot;: &quot;0022-0515&quot;, &quot;issued&quot;: {&quot;date-parts&quot;: [[&quot;2009&quot;]]}, &quot;issue&quot;: &quot;1&quot;, &quot;container-title&quot;: &quot;Journal of Economic Literature&quot;, &quot;volume&quot;: &quot;47&quot;, &quot;author&quot;: [{&quot;suffix&quot;: &quot;&quot;, &quot;family&quot;: &quot;Imbens&quot;, &quot;dropping-particle&quot;: &quot;&quot;, &quot;non-dropping-particle&quot;: &quot;&quot;, &quot;parse-names&quot;: false, &quot;given&quot;: &quot;Guido W&quot;}, {&quot;suffix&quot;: &quot;&quot;, &quot;family&quot;: &quot;Wooldridge&quot;, &quot;dropping-particle&quot;: &quot;&quot;, &quot;non-dropping-particle&quot;: &quot;&quot;, &quot;parse-names&quot;: false, &quot;given&quot;: &quot;Jeffrey M&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uris&quot;: [&quot;http://www.mendeley.com/documents/?uuid=68b9fcb1-8c6b-4a8d-9324-c1c541dea77d&quot;]}], &quot;mendeley&quot;: {&quot;plainTextFormattedCitation&quot;: &quot;(Imbens &amp; Wooldridge, 2009)&quot;, &quot;previouslyFormattedCitation&quot;: &quot;(Imbens &amp; Wooldridge, 2009)&quot;, &quot;formattedCitation&quot;: &quot;(Imbens &amp; Wooldridge, 2009)&quot;}, &quot;schema&quot;: &quot;https://github.com/citation-style-language/schema/raw/master/csl-citation.json&quot;, &quot;properties&quot;: {&quot;noteIndex&quot;: 0}} RND2W3bH0Pu1A"/><text:span text:style-name="T15">(Imbens &amp; Wooldridge, 2009)</text:span><text:reference-mark-end text:name="ADDIN CSL_CITATION {&quot;citationItems&quot;: [{&quot;id&quot;: &quot;ITEM-1&quot;, &quot;itemData&quot;: {&quot;id&quot;: &quot;ITEM-1&quot;, &quot;type&quot;: &quot;article-journal&quot;, &quot;ISBN&quot;: &quot;00220515&quot;, &quot;page&quot;: &quot;5-86&quot;, &quot;DOI&quot;: &quot;10.1257/jel.47.1.5&quot;, &quot;title&quot;: &quot;Recent Developments in the Econometrics of Program Evaluation&quot;, &quot;ISSN&quot;: &quot;0022-0515&quot;, &quot;issued&quot;: {&quot;date-parts&quot;: [[&quot;2009&quot;]]}, &quot;issue&quot;: &quot;1&quot;, &quot;container-title&quot;: &quot;Journal of Economic Literature&quot;, &quot;volume&quot;: &quot;47&quot;, &quot;author&quot;: [{&quot;suffix&quot;: &quot;&quot;, &quot;family&quot;: &quot;Imbens&quot;, &quot;dropping-particle&quot;: &quot;&quot;, &quot;non-dropping-particle&quot;: &quot;&quot;, &quot;parse-names&quot;: false, &quot;given&quot;: &quot;Guido W&quot;}, {&quot;suffix&quot;: &quot;&quot;, &quot;family&quot;: &quot;Wooldridge&quot;, &quot;dropping-particle&quot;: &quot;&quot;, &quot;non-dropping-particle&quot;: &quot;&quot;, &quot;parse-names&quot;: false, &quot;given&quot;: &quot;Jeffrey M&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uris&quot;: [&quot;http://www.mendeley.com/documents/?uuid=68b9fcb1-8c6b-4a8d-9324-c1c541dea77d&quot;]}], &quot;mendeley&quot;: {&quot;plainTextFormattedCitation&quot;: &quot;(Imbens &amp; Wooldridge, 2009)&quot;, &quot;previouslyFormattedCitation&quot;: &quot;(Imbens &amp; Wooldridge, 2009)&quot;, &quot;formattedCitation&quot;: &quot;(Imbens &amp; Wooldridge, 2009)&quot;}, &quot;schema&quot;: &quot;https://github.com/citation-style-language/schema/raw/master/csl-citation.json&quot;, &quot;properties&quot;: {&quot;noteIndex&quot;: 0}} RND2W3bH0Pu1A"/><text:span text:style-name="T27">⁠</text:span><text:span text:style-name="T40">, we can </text:span><text:span text:style-name="T27">obtain</text:span><text:span text:style-name="T40"> </text:span><text:span text:style-name="T27">standard errors using </text:span><text:span text:style-name="T40">bootstrapping </text:span><text:span text:style-name="T27">as proposed in </text:span><text:reference-mark-start text:name="ADDIN CSL_CITATION {&quot;citationItems&quot;: [{&quot;id&quot;: &quot;ITEM-1&quot;, &quot;itemData&quot;: {&quot;id&quot;: &quot;ITEM-1&quot;, &quot;type&quot;: &quot;article-journal&quot;, &quot;issued&quot;: {&quot;date-parts&quot;: [[&quot;1999&quot;]]}, &quot;issue&quot;: &quot;2&quot;, &quot;container-title&quot;: &quot;Connections&quot;, &quot;page&quot;: &quot;1-10&quot;, &quot;volume&quot;: &quot;22&quot;, &quot;author&quot;: [{&quot;suffix&quot;: &quot;&quot;, &quot;family&quot;: &quot;Snijders&quot;, &quot;dropping-particle&quot;: &quot;&quot;, &quot;non-dropping-particle&quot;: &quot;&quot;, &quot;parse-names&quot;: false, &quot;given&quot;: &quot;Tom A B&quot;}, {&quot;suffix&quot;: &quot;&quot;, &quot;family&quot;: &quot;Borgatti&quot;, &quot;dropping-particle&quot;: &quot;&quot;, &quot;non-dropping-particle&quot;: &quot;&quot;, &quot;parse-names&quot;: false, &quot;given&quot;: &quot;Stephen P&quot;}], &quot;title&quot;: &quot;Non-Parametric Standard Errors and Tests for Network Statistics&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uris&quot;: [&quot;http://www.mendeley.com/documents/?uuid=26bbd071-662c-4f0a-a956-675b42fcbb8d&quot;]}], &quot;mendeley&quot;: {&quot;plainTextFormattedCitation&quot;: &quot;(Snijders &amp; Borgatti, 1999)&quot;, &quot;previouslyFormattedCitation&quot;: &quot;(Snijders &amp; Borgatti, 1999)&quot;, &quot;formattedCitation&quot;: &quot;(Snijders &amp; Borgatti, 1999)&quot;}, &quot;schema&quot;: &quot;https://github.com/citation-style-language/schema/raw/master/csl-citation.json&quot;, &quot;properties&quot;: {&quot;noteIndex&quot;: 0}} RNDhULKwhCLTf"/><text:span text:style-name="T18">(Snijders &amp; Borgatti, 1999)</text:span><text:reference-mark-end text:name="ADDIN CSL_CITATION {&quot;citationItems&quot;: [{&quot;id&quot;: &quot;ITEM-1&quot;, &quot;itemData&quot;: {&quot;id&quot;: &quot;ITEM-1&quot;, &quot;type&quot;: &quot;article-journal&quot;, &quot;issued&quot;: {&quot;date-parts&quot;: [[&quot;1999&quot;]]}, &quot;issue&quot;: &quot;2&quot;, &quot;container-title&quot;: &quot;Connections&quot;, &quot;page&quot;: &quot;1-10&quot;, &quot;volume&quot;: &quot;22&quot;, &quot;author&quot;: [{&quot;suffix&quot;: &quot;&quot;, &quot;family&quot;: &quot;Snijders&quot;, &quot;dropping-particle&quot;: &quot;&quot;, &quot;non-dropping-particle&quot;: &quot;&quot;, &quot;parse-names&quot;: false, &quot;given&quot;: &quot;Tom A B&quot;}, {&quot;suffix&quot;: &quot;&quot;, &quot;family&quot;: &quot;Borgatti&quot;, &quot;dropping-particle&quot;: &quot;&quot;, &quot;non-dropping-particle&quot;: &quot;&quot;, &quot;parse-names&quot;: false, &quot;given&quot;: &quot;Stephen P&quot;}], &quot;title&quot;: &quot;Non-Parametric Standard Errors and Tests for Network Statistics&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uris&quot;: [&quot;http://www.mendeley.com/documents/?uuid=26bbd071-662c-4f0a-a956-675b42fcbb8d&quot;]}], &quot;mendeley&quot;: {&quot;plainTextFormattedCitation&quot;: &quot;(Snijders &amp; Borgatti, 1999)&quot;, &quot;previouslyFormattedCitation&quot;: &quot;(Snijders &amp; Borgatti, 1999)&quot;, &quot;formattedCitation&quot;: &quot;(Snijders &amp; Borgatti, 1999)&quot;}, &quot;schema&quot;: &quot;https://github.com/citation-style-language/schema/raw/master/csl-citation.json&quot;, &quot;properties&quot;: {&quot;noteIndex&quot;: 0}} RNDhULKwhCLTf"/><text:span text:style-name="T40">.</text:span></text:p>
        </text:list-item>
      </text:list>
      <text:p text:style-name="P8">One important thing to notice is that in Aral et al (2009) they did not <text:span text:style-name="T48">discuss</text:span> the implications of the Stable Unit Treatment Value Assumption (SUTVA) which claims that <draw:g text:anchor-type="as-char" svg:y="-0.1252in" draw:z-index="9" draw:style-name="gr1"><svg:title>TexMaths</svg:title><svg:desc>12§display§(Y_i(0),Y_i(1)) \perp W_j§svg§600§FALSE§</svg:desc><draw:polygon draw:style-name="gr2" draw:text-style-name="P44" svg:width="1.3665in" svg:height="0.1713in" svg:x="0in" svg:y="0in" svg:viewBox="0 0 3472 436" draw:points="1735,436 0,436 0,0 3472,0 3472,436"><text:p/></draw:polygon><draw:path draw:style-name="gr3" draw:text-style-name="P45" svg:width="0.039in" svg:height="0.1654in" svg:x="0.0165in" svg:y="0in" svg:viewBox="0 0 100 421" svg:d="M100 418c0-1 0-3-9-10-53-52-66-133-66-197 0-73 16-146 69-199 6-6 6-6 6-7 0-4-3-5-5-5-5 0-43 29-69 83-21 46-26 93-26 128 0 33 5 83 28 131 26 53 62 79 67 79 2 0 5-1 5-3z"><text:p/></draw:path><draw:path draw:style-name="gr3" draw:text-style-name="P45" svg:width="0.1209in" svg:height="0.1134in" svg:x="0.0701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5" svg:width="0.0354in" svg:height="0.0783in" svg:x="0.1657in" svg:y="0.0693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5" svg:width="0.039in" svg:height="0.1654in" svg:x="0.2319in" svg:y="0in" svg:viewBox="0 0 100 421" svg:d="M100 418c0-1 0-3-9-10-53-52-66-133-66-197 0-73 16-146 69-199 6-6 6-6 6-7 0-4-3-5-5-5-5 0-43 29-69 83-21 46-26 93-26 128 0 33 5 83 28 131 26 53 62 79 67 79 2 0 5-1 5-3z"><text:p/></draw:path><draw:path draw:style-name="gr3" draw:text-style-name="P45" svg:width="0.0701in" svg:height="0.1142in" svg:x="0.2862in" svg:y="0.013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5" svg:width="0.039in" svg:height="0.1654in" svg:x="0.3724in" svg:y="0in" svg:viewBox="0 0 100 421" svg:d="M100 211c0-33-5-84-29-132-25-51-63-79-66-79-4 0-5 1-5 5 0 1 0 1 8 9 42 42 66 109 66 197 0 73-15 147-68 200-6 4-6 6-6 7 0 2 1 3 5 3 3 0 42-28 67-81 22-47 28-93 28-129z"><text:p/></draw:path><draw:path draw:style-name="gr3" draw:text-style-name="P45" svg:width="0.0193in" svg:height="0.0496in" svg:x="0.4413in" svg:y="0.1039in" svg:viewBox="0 0 50 127" svg:d="M50 44c0-27-10-44-27-44-15 0-23 11-23 23 0 11 8 22 23 22 5 0 11-2 15-5 2-2 2-2 2-2 1 0 1 0 1 6 0 33-15 58-29 72-5 4-5 5-5 6 0 4 3 5 4 5 5 0 39-32 39-83z"><text:p/></draw:path><draw:path draw:style-name="gr3" draw:text-style-name="P45" svg:width="0.1209in" svg:height="0.1134in" svg:x="0.5063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5" svg:width="0.0354in" svg:height="0.0783in" svg:x="0.6024in" svg:y="0.0693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5" svg:width="0.039in" svg:height="0.1654in" svg:x="0.6685in" svg:y="0in" svg:viewBox="0 0 100 421" svg:d="M100 418c0-1 0-3-9-10-53-52-66-133-66-197 0-73 16-146 69-199 6-6 6-6 6-7 0-4-3-5-5-5-5 0-43 29-69 83-21 46-26 93-26 128 0 33 5 83 28 131 26 53 62 79 67 79 2 0 5-1 5-3z"><text:p/></draw:path><draw:path draw:style-name="gr3" draw:text-style-name="P45" svg:width="0.0547in" svg:height="0.1102in" svg:x="0.7307in" svg:y="0.013in" svg:viewBox="0 0 140 281" svg:d="M88 11c0-10 0-11-10-11-26 28-65 28-78 28v13c8 0 34 0 55-12v219c0 15-1 20-39 20h-14v13c16-1 52-1 70-1 17 0 54 0 68 1v-13h-13c-38 0-39-5-39-20z"><text:p/></draw:path><draw:path draw:style-name="gr3" draw:text-style-name="P45" svg:width="0.039in" svg:height="0.1654in" svg:x="0.8083in" svg:y="0in" svg:viewBox="0 0 100 421" svg:d="M100 211c0-33-5-84-29-132-25-51-63-79-66-79-4 0-5 1-5 5 0 1 0 1 8 9 42 42 66 109 66 197 0 73-15 147-68 200-6 4-6 6-6 7 0 2 1 3 5 3 3 0 42-28 67-81 22-47 28-93 28-129z"><text:p/></draw:path><draw:path draw:style-name="gr3" draw:text-style-name="P45" svg:width="0.039in" svg:height="0.1654in" svg:x="0.8724in" svg:y="0in" svg:viewBox="0 0 100 421" svg:d="M100 211c0-33-5-84-29-132-25-51-63-79-66-79-4 0-5 1-5 5 0 1 0 1 8 9 42 42 66 109 66 197 0 73-15 147-68 200-6 4-6 6-6 7 0 2 1 3 5 3 3 0 42-28 67-81 22-47 28-93 28-129z"><text:p/></draw:path><draw:path draw:style-name="gr3" draw:text-style-name="P45" svg:width="0.111in" svg:height="0.111in" svg:x="0.9831in" svg:y="0.0122in" svg:viewBox="0 0 283 283" svg:d="M150 16c0-9 0-16-8-16-9 0-9 8-9 16v250h-117c-8 0-16 0-16 8 0 9 8 9 16 9h252c7 0 15 0 15-9 0-8-8-8-15-8h-118z"><text:p/></draw:path><draw:path draw:style-name="gr3" draw:text-style-name="P45" svg:width="0.165in" svg:height="0.1169in" svg:x="1.1575in" svg:y="0.0094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5" svg:width="0.0512in" svg:height="0.1004in" svg:x="1.3047in" svg:y="0.0693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8" draw:style-name="gr1"><svg:title>TexMaths</svg:title><svg:desc>12§display§j§svg§600§FALSE§</svg:desc><draw:polygon draw:style-name="gr2" draw:text-style-name="P44" svg:width="0.0776in" svg:height="0.1409in" svg:x="0.0024in" svg:y="0.0004in" svg:viewBox="0 0 198 359" draw:points="99,359 0,359 0,0 198,0 198,359"><text:p/></draw:polygon><draw:path draw:style-name="gr3" draw:text-style-name="P45"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10" draw:style-name="gr1"><svg:title>TexMaths</svg:title><svg:desc>12§display§i§svg§600§FALSE§</svg:desc><draw:polygon draw:style-name="gr2" draw:text-style-name="P44" svg:width="0.0575in" svg:height="0.1087in" svg:x="0in" svg:y="0.0004in" svg:viewBox="0 0 147 277" draw:points="73,277 0,277 0,0 147,0 147,277"><text:p/></draw:polygon><draw:path draw:style-name="gr3" draw:text-style-name="P45"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48">the feasibility of the SUTVA assumption in this context should be </text:span>revised in the future.</text:p>
      <text:p text:style-name="P7"/>
      <text:h text:style-name="P40" text:outline-level="1"/>
      <text:h text:style-name="P41" text:outline-level="1"><text:span text:style-name="T60">Appendix</text:span></text:h>
      <text:p text:style-name="P11"><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11"><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11"><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11"><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10"><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10"><text:soft-page-break/><text:span text:style-name="T2">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10"><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18" text:outline-level="1">References</text:h>
      <text:p text:style-name="Compact"/>
      <text:section text:style-name="Sect1" text:name="ADDIN Mendeley Bibliography CSL_BIBLIOGRAPHY  RNDqWNUWN47hn">
        <text:p text:style-name="P24">Aral, S., Muchnik, L., &amp; Sundararajan, A. (2009). Distinguishing influence-based contagion from homophily-driven diffusion in dynamic networks. <text:span text:style-name="T4">Proceedings of the National Academy of Sciences of the United States of America</text:span>, <text:span text:style-name="T4">106</text:span>(51), 21544–21549. http://doi.org/10.1073/pnas.0908800106</text:p>
        <text:p text:style-name="P24">Bakshy, E., Rosenn, I., Marlow, C., &amp; Adamic, L. (2012). The role of social networks in information diffusion. <text:span text:style-name="T4">WWW 2012 - Session: Information Diffusion in Social Networks April 16-20, 2012, Lyon, France</text:span>, 519–528. http://doi.org/10.1145/2187836.2187907</text:p>
        <text:p text:style-name="P24">Cruz, C., Keefer, P., &amp; Scartascini, C. (2016). <text:span text:style-name="T4">Database of Political Institutions Codebook, 2015 Update (DPI2015)</text:span>. Retrieved from <text:soft-page-break/>http://www.iadb.org/en/research-and-data/publication-details,3169.html?pub_id=IDB-DB-121</text:p>
        <text:p text:style-name="P24">Fujimoto, K., Chou, C. P., &amp; Valente, T. W. (2011). The network autocorrelation model using two-mode data: Affiliation exposure and potential bias in the autocorrelation parameter. <text:span text:style-name="T4">Social Networks</text:span>, <text:span text:style-name="T4">33</text:span>(3), 231–243. http://doi.org/10.1016/j.socnet.2011.06.001</text:p>
        <text:p text:style-name="P24">Grieco, J. M., Gelpi, C. F., &amp; Warren, T. C. (2009). When Preferences and Commitments Collide: The Effect of Relative Partisan Shifts on International Treaty Compliance. <text:span text:style-name="T4">International Organization</text:span>, <text:span text:style-name="T4">63</text:span>(2), 341. http://doi.org/10.1017/S0020818309090110</text:p>
        <text:p text:style-name="P24">Iacus, S. M., King, G., &amp; Porro, G. (2012). Causal inference without balance checking: Coarsened exact matching. <text:span text:style-name="T4">Political Analysis</text:span>, <text:span text:style-name="T4">20</text:span>(1), 1–24. http://doi.org/10.1093/pan/mpr013</text:p>
        <text:p text:style-name="P24">Imbens, G. W., &amp; Wooldridge, J. M. (2009). Recent Developments in the Econometrics of Program Evaluation. <text:span text:style-name="T4">Journal of Economic Literature</text:span>, <text:span text:style-name="T4">47</text:span>(1), 5–86. http://doi.org/10.1257/jel.47.1.5</text:p>
        <text:p text:style-name="P24">Joossens, L., Merriman, D., Ross, H., &amp; Raw, M. (2010). The impact of eliminating the global illicit cigarette trade on health and revenue. <text:span text:style-name="T4">Addiction</text:span>, <text:span text:style-name="T4">105</text:span>(9), 1640–1649. http://doi.org/10.1111/j.1360-0443.2010.03018.x</text:p>
        <text:p text:style-name="P24">Joossens, L., &amp; Raw, M. (1998). Cigarette smuggling in Europe: who really benefits? <text:span text:style-name="T4">Tobacco Control</text:span>, <text:span text:style-name="T4">7</text:span>(1), 66–71. http://doi.org/10.1136/tc.7.1.66</text:p>
        <text:p text:style-name="P24">King, G., &amp; Nielsen, R. (2015). <text:span text:style-name="T4">Why Propensity Scores Should Not Be Used for</text:span>.</text:p>
        <text:p text:style-name="P24">Leenders, R. T. A. J. (2002). Modeling social influence through network autocorrelation: constructing the weight matrix. <text:span text:style-name="T4">Social Networks</text:span>, <text:span text:style-name="T4">24</text:span>(1), 21–47. http://doi.org/10.1016/S0378-8733(01)00049-1</text:p>
        <text:p text:style-name="P24">LeSage, J. P. (2008). An Introduction to Spatial Econometrics. <text:span text:style-name="T4">Revue D’économie Industrielle</text:span>, <text:span text:style-name="T4">123</text:span>(123), 19–44. http://doi.org/10.4000/rei.3887</text:p>
        <text:p text:style-name="P24">Putnam, R. D. (2016). International Organization Foundation Diplomacy and Domestic Politics : The Logic of Two-Level Games Author ( s ): <text:soft-page-break/>Robert D . Putnam Published by : The MIT Press Stable URL : http://www.jstor.org/stable/2706785 Accessed : 08-07-2016 21 : 06 UTC Your use o, <text:span text:style-name="T4">42</text:span>(3), 427–460.</text:p>
        <text:p text:style-name="P24">Sapienza, P., Zingales, L., &amp; Guiso, L. (2006). Does culture affect economic outcomes?, <text:span text:style-name="T4">20</text:span>(2), 23–48. Retrieved from http://www.nber.org/papers/w11999</text:p>
        <text:p text:style-name="P24">Sekhon, J. S. (2008). The Neyman-Rubin Model of Causal Inference and Estimation Via Matching Methods. <text:span text:style-name="T4">The Oxford Handbook of Political Methodology</text:span>. http://doi.org/10.1093/oxfordhb/9780199286546.003.0011</text:p>
        <text:p text:style-name="P24">Shalizi, C. R., &amp; Thomas, A. C. (2011). Homophily and Contagion Are Generically Confounded in Observational Social Network Studies. <text:span text:style-name="T4">Sociological Methods &amp; Research</text:span>, <text:span text:style-name="T4">40</text:span>(2), 211–239. http://doi.org/10.1177/0049124111404820</text:p>
        <text:p text:style-name="P24">Simmons, B. (2000). International Law and State Behavior: Commitment and Compliance in International Monetary Affairs Author ( s ): Beth A . Simmons Source : The American Political Science Review , Vol . 94 , No . 4 ( Dec ., 2000 ), pp . 819-835 Published by : American Polit. <text:span text:style-name="T4">American Political Science Review</text:span>, <text:span text:style-name="T4">94</text:span>(4), 819–835.</text:p>
        <text:p text:style-name="P24">Snijders, T. A. B., &amp; Borgatti, S. P. (1999). Non-Parametric Standard Errors and Tests for Network Statistics. <text:span text:style-name="T4">Connections</text:span>, <text:span text:style-name="T4">22</text:span>(2), 1–10. Retrieved from https://insna.org/PDF/Connections/v22/1999_I-2_61-70.pdf</text:p>
        <text:p text:style-name="P24">Snijders, T. A. B., van de Bunt, G. G., &amp; Steglich, C. E. G. (2010). Introduction to stochastic actor-based models for network dynamics. <text:span text:style-name="T4">Social Networks</text:span>, <text:span text:style-name="T4">32</text:span>(1), 44–60. http://doi.org/10.1016/j.socnet.2009.02.004</text:p>
        <text:p text:style-name="P24">Stoklosa, M., &amp; Ross, H. (2014). Contrasting academic and tobacco industry estimates of illicit cigarette trade: evidence from Warsaw, Poland. <text:span text:style-name="T4">Tobacco Control</text:span>, <text:span text:style-name="T4">23</text:span>(e1), e30-4. http://doi.org/10.1136/tobaccocontrol-2013-051099</text:p>
        <text:p text:style-name="P24">Valente, T. W. (1995). <text:span text:style-name="T4">Network models of the diffusion of innovations</text:span> (2nd ed.). Cresskill N.J.: Hampton Press.</text:p>
        <text:p text:style-name="P24"><text:soft-page-break/>Wang, W., Neuman, E. J., &amp; Newman, D. A. (2014). Statistical power of the social network autocorrelation model. <text:span text:style-name="T4">Social Networks</text:span>, <text:span text:style-name="T4">38</text:span>(1), 88–99. http://doi.org/10.1016/j.socnet.2014.03.004</text:p>
        <text:p text:style-name="P21">Yurekli, A. A., &amp; Zhang, P. (2000). The impact of clean indoor-air laws and cigarette smuggling on demand for cigarettes: An empirical model. <text:span text:style-name="T4">Health Economics</text:span>, <text:span text:style-name="T4">9</text:span>(2), 159–170. http://doi.org/10.1002/(SICI)1099-1050(200003)9:2&lt;159::AID-HEC499&gt;3.0.CO;2-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2-21T18:01:10.406561310</dc:date>
    <meta:generator>LibreOffice/5.2.3.2$Linux_X86_64 LibreOffice_project/20m0$Build-2</meta:generator>
    <meta:editing-duration>PT11H42M17S</meta:editing-duration>
    <meta:editing-cycles>62</meta:editing-cycles>
    <dc:creator>George Gerald Vega Yon</dc:creator>
    <meta:document-statistic meta:table-count="0" meta:image-count="0" meta:object-count="0" meta:page-count="12" meta:paragraph-count="87" meta:word-count="3015" meta:character-count="19939" meta:non-whitespace-character-count="170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Mendeley_Bookmark_1Fv27ZJvIH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1Fv27ZJvIH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1Fv27ZJvIH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1Fv27ZJvIH_4" meta:value-type="string">-journal", "issued": {"date-parts": [["2016"]]}, "author": [{"non-dropping-particle": "", "family": "Putnam", "dropping-particle": "", "parse-names": false, "given": "Robert D", "suffix": ""}]}, "id": "ITEM-1"}]}</meta:user-defined>
    <meta:user-defined meta:name="Mendeley_Bookmark_1WFjN6xna6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1WFjN6xna6_2" meta:value-type="string">json", "properties": {"noteIndex": 0}, "citationItems": [{"uris": ["http://www.mendeley.com/documents/?uuid=ee2239f8-259e-4adf-b4bc-cf7cfbaecaac"], "itemData": {"type": "article-journal", "ISBN": "978-1420064247", "abstract": "An introduction to spatial e</meta:user-defined>
    <meta:user-defined meta:name="Mendeley_Bookmark_1WFjN6xna6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1WFjN6xna6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1WFjN6xna6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1WFjN6xna6_6" meta:value-type="string"> "10.4000/rei.3887", "author": [{"non-dropping-particle": "", "family": "LeSage", "dropping-particle": "", "parse-names": false, "given": "James P.", "suffix": ""}], "PMID": "578345366", "page": "19-44", "container-title": "Revue d\u2019\u00e9conomie indu</meta:user-defined>
    <meta:user-defined meta:name="Mendeley_Bookmark_1WFjN6xna6_7" meta:value-type="string">strielle", "id": "ITEM-1", "volume": "123", "title": "An Introduction to Spatial Econometrics", "issue": "123", "ISSN": "0154-3229"}, "id": "ITEM-1"}]}</meta:user-defined>
    <meta:user-defined meta:name="Mendeley_Bookmark_1rLjnHjAeI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1rLjnHjAeI_10" meta:value-type="string">id": "ITEM-1"}, {"uris": ["http://www.mendeley.com/documents/?uuid=712f4a3f-ce8f-4f1b-b8ae-3e63645fe062"], "itemData": {"page": "519\u2013528", "DOI": "10.1145/2187836.2187907", "ISBN": "9781450312295", "id": "ITEM-2", "title": "The role of social network</meta:user-defined>
    <meta:user-defined meta:name="Mendeley_Bookmark_1rLjnHjAeI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1rLjnHjAeI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1rLjnHjAeI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1rLjnHjAeI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1rLjnHjAeI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1rLjnHjAeI_16" meta:value-type="string">rance", "issued": {"date-parts": [["2012"]]}, "type": "article-journal", "author": [{"non-dropping-particle": "", "family": "Bakshy", "dropping-particle": "", "parse-names": false, "given": "Eytan", "suffix": ""}, {"non-dropping-particle": "", "family": "</meta:user-defined>
    <meta:user-defined meta:name="Mendeley_Bookmark_1rLjnHjAeI_17" meta:value-type="string">Rosenn", "dropping-particle": "", "parse-names": false, "given": "Itamar", "suffix": ""}, {"non-dropping-particle": "", "family": "Marlow", "dropping-particle": "", "parse-names": false, "given": "Cameron", "suffix": ""}, {"non-dropping-particle": "", "fa</meta:user-defined>
    <meta:user-defined meta:name="Mendeley_Bookmark_1rLjnHjAeI_18" meta:value-type="string">mily": "Adamic", "dropping-particle": "", "parse-names": false, "given": "Lada", "suffix": ""}], "ISSN": "1450312292"}, "id": "ITEM-2"}]}</meta:user-defined>
    <meta:user-defined meta:name="Mendeley_Bookmark_1rLjnHjAeI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1rLjnHjAeI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1rLjnHjAeI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1rLjnHjAeI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1rLjnHjAeI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1rLjnHjAeI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1rLjnHjAeI_8" meta:value-type="string"> "family": "Shalizi", "dropping-particle": "", "parse-names": false, "given": "Cosma Rohilla", "suffix": ""}, {"non-dropping-particle": "", "family": "Thomas", "dropping-particle": "", "parse-names": false, "given": "Andrew C", "suffix": ""}], "PMID": "22</meta:user-defined>
    <meta:user-defined meta:name="Mendeley_Bookmark_1rLjnHjAeI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522cviSP9X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522cviSP9X_2" meta:value-type="string">on.json", "properties": {"noteIndex": 0}, "citationItems": [{"uris": ["http://www.mendeley.com/documents/?uuid=05552744-7c3b-4f30-a62d-cb53cd63f105"], "itemData": {"type": "book", "ISBN": "9781881303213", "id": "ITEM-1", "publisher": "Hampton Press", "tit</meta:user-defined>
    <meta:user-defined meta:name="Mendeley_Bookmark_522cviSP9X_3" meta:value-type="string">le": "Network models of the diffusion of innovations", "issued": {"date-parts": [["1995"]]}, "edition": "2", "author": [{"non-dropping-particle": "", "family": "Valente", "dropping-particle": "", "parse-names": false, "given": "Thomas W.", "suffix": ""}],</meta:user-defined>
    <meta:user-defined meta:name="Mendeley_Bookmark_522cviSP9X_4" meta:value-type="string"> "publisher-place": "Cresskill N.J."}, "id": "ITEM-1"}]}</meta:user-defined>
    <meta:user-defined meta:name="Mendeley_Bookmark_6jgmWZduji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6jgmWZduji_2" meta:value-type="string">n", "properties": {"noteIndex": 0}, "citationItems": [{"uris": ["http://www.mendeley.com/documents/?uuid=34408a8e-1a23-46de-84b8-09ef3be6d71e"], "itemData": {"title": "An Economic Theory of Democracy", "publisher-place": "Boston", "issued": {"date-parts":</meta:user-defined>
    <meta:user-defined meta:name="Mendeley_Bookmark_6jgmWZduji_3" meta:value-type="string"> [["1957"]]}, "type": "book", "author": [{"non-dropping-particle": "", "family": "Downs", "dropping-particle": "", "parse-names": false, "given": "Anthony", "suffix": ""}], "id": "ITEM-1"}, "id": "ITEM-1"}]}</meta:user-defined>
    <meta:user-defined meta:name="Mendeley_Bookmark_6m0JIRRXKz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6m0JIRRXKz_2" meta:value-type="string">hub.com/citation-style-language/schema/raw/master/csl-citation.json", "properties": {"noteIndex": 0}, "citationItems": [{"uris": ["http://www.mendeley.com/documents/?uuid=ac4b149a-6fa8-4a65-9836-b4326e8c4986"], "itemData": {"page": "23-48", "title": "Does</meta:user-defined>
    <meta:user-defined meta:name="Mendeley_Bookmark_6m0JIRRXKz_3" meta:value-type="string"> culture affect economic outcomes?", "id": "ITEM-1", "volume": "20", "issue": "2", "type": "article-journal", "issued": {"date-parts": [["2006"]]}, "author": [{"non-dropping-particle": "", "family": "Sapienza", "dropping-particle": "", "parse-names": fals</meta:user-defined>
    <meta:user-defined meta:name="Mendeley_Bookmark_6m0JIRRXKz_4" meta:value-type="string">e, "given": "Paola", "suffix": ""}, {"non-dropping-particle": "", "family": "Zingales", "dropping-particle": "", "parse-names": false, "given": "Luigi", "suffix": ""}, {"non-dropping-particle": "", "family": "Guiso", "dropping-particle": "", "parse-names"</meta:user-defined>
    <meta:user-defined meta:name="Mendeley_Bookmark_6m0JIRRXKz_5" meta:value-type="string">: false, "given": "Luigi", "suffix": ""}]}, "id": "ITEM-1"}]}</meta:user-defined>
    <meta:user-defined meta:name="Mendeley_Bookmark_7mzcVEC6wj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7mzcVEC6wj_2" meta:value-type="string">json", "properties": {"noteIndex": 0}, "citationItems": [{"uris": ["http://www.mendeley.com/documents/?uuid=d085e2e2-ff2d-4f3c-9462-982c33e95e66"], "itemData": {"type": "article-journal", "DOI": "10.1093/oxfordhb/9780199286546.003.0011", "ISBN": "97801915</meta:user-defined>
    <meta:user-defined meta:name="Mendeley_Bookmark_7mzcVEC6wj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7mzcVEC6wj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7mzcVEC6wj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7mzcVEC6wj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7mzcVEC6wj_7" meta:value-type="string">m.", "container-title": "The Oxford Handbook of Political Methodology", "issued": {"date-parts": [["2008"]]}, "author": [{"non-dropping-particle": "", "family": "Sekhon", "dropping-particle": "", "parse-names": false, "given": "Jasjeet S.", "suffix": ""}]</meta:user-defined>
    <meta:user-defined meta:name="Mendeley_Bookmark_7mzcVEC6wj_8" meta:value-type="string">, "PMID": "15323269", "ISSN": "00223433"}, "id": "ITEM-1"}]}</meta:user-defined>
    <meta:user-defined meta:name="Mendeley_Bookmark_94iqqEPU89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94iqqEPU89_2" meta:value-type="string">hub.com/citation-style-language/schema/raw/master/csl-citation.json", "properties": {"noteIndex": 0}, "citationItems": [{"uris": ["http://www.mendeley.com/documents/?uuid=ac4b149a-6fa8-4a65-9836-b4326e8c4986"], "itemData": {"page": "23-48", "title": "Does</meta:user-defined>
    <meta:user-defined meta:name="Mendeley_Bookmark_94iqqEPU89_3" meta:value-type="string"> culture affect economic outcomes?", "id": "ITEM-1", "volume": "20", "issue": "2", "type": "article-journal", "issued": {"date-parts": [["2006"]]}, "author": [{"non-dropping-particle": "", "family": "Sapienza", "dropping-particle": "", "parse-names": fals</meta:user-defined>
    <meta:user-defined meta:name="Mendeley_Bookmark_94iqqEPU89_4" meta:value-type="string">e, "given": "Paola", "suffix": ""}, {"non-dropping-particle": "", "family": "Zingales", "dropping-particle": "", "parse-names": false, "given": "Luigi", "suffix": ""}, {"non-dropping-particle": "", "family": "Guiso", "dropping-particle": "", "parse-names"</meta:user-defined>
    <meta:user-defined meta:name="Mendeley_Bookmark_94iqqEPU89_5" meta:value-type="string">: false, "given": "Luigi", "suffix": ""}]}, "id": "ITEM-1"}]}</meta:user-defined>
    <meta:user-defined meta:name="Mendeley_Bookmark_CWu7Y1hrxz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CWu7Y1hrxz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CWu7Y1hrxz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CWu7Y1hrxz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CWu7Y1hrxz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CWu7Y1hrxz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CWu7Y1hrxz_7" meta:value-type="string">"dropping-particle": "", "parse-names": false, "given": "C", "suffix": ""}, {"non-dropping-particle": "", "family": "Keefer", "dropping-particle": "", "parse-names": false, "given": "P", "suffix": ""}, {"non-dropping-particle": "", "family": "Scartascini"</meta:user-defined>
    <meta:user-defined meta:name="Mendeley_Bookmark_CWu7Y1hrxz_8" meta:value-type="string">, "dropping-particle": "", "parse-names": false, "given": "C", "suffix": ""}]}, "id": "ITEM-1"}]}</meta:user-defined>
    <meta:user-defined meta:name="Mendeley_Bookmark_CofiwKvd0Q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CofiwKvd0Q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CofiwKvd0Q_11" meta:value-type="string">odel", "issue": "2", "ISSN": "10579230"}, "id": "ITEM-1"}, {"uris": ["http://www.mendeley.com/documents/?uuid=d91fc7ea-dd2f-4f1c-b7af-442e64c3cff8"], "itemData": {"type": "article-journal", "ISBN": "0964-4563", "abstract": "Cigarette smuggling, now on the</meta:user-defined>
    <meta:user-defined meta:name="Mendeley_Bookmark_CofiwKvd0Q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CofiwKvd0Q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CofiwKvd0Q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CofiwKvd0Q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CofiwKvd0Q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CofiwKvd0Q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CofiwKvd0Q_18" meta:value-type="string">, "DOI": "10.1136/tc.7.1.66", "author": [{"non-dropping-particle": "", "family": "Joossens", "dropping-particle": "", "parse-names": false, "given": "L", "suffix": ""}, {"non-dropping-particle": "", "family": "Raw", "dropping-particle": "", "parse-names":</meta:user-defined>
    <meta:user-defined meta:name="Mendeley_Bookmark_CofiwKvd0Q_19" meta:value-type="string"> false, "given": "M", "suffix": ""}], "PMID": "9706757", "page": "66-71", "container-title": "Tobacco control", "id": "ITEM-2", "volume": "7", "title": "Cigarette smuggling in Europe: who really benefits?", "issue": "1", "ISSN": "0964-4563"}, "id": "ITEM-</meta:user-defined>
    <meta:user-defined meta:name="Mendeley_Bookmark_CofiwKvd0Q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CofiwKvd0Q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CofiwKvd0Q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CofiwKvd0Q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CofiwKvd0Q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CofiwKvd0Q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CofiwKvd0Q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CofiwKvd0Q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CofiwKvd0Q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CofiwKvd0Q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CofiwKvd0Q_29" meta:value-type="string">article": "", "family": "Stoklosa", "dropping-particle": "", "parse-names": false, "given": "Michal", "suffix": ""}, {"non-dropping-particle": "", "family": "Ross", "dropping-particle": "", "parse-names": false, "given": "Hana", "suffix": ""}], "issued": </meta:user-defined>
    <meta:user-defined meta:name="Mendeley_Bookmark_CofiwKvd0Q_3" meta:value-type="string">e-language/schema/raw/master/csl-citation.json", "properties": {"noteIndex": 0}, "citationItems": [{"uris": ["http://www.mendeley.com/documents/?uuid=3e5ef273-b280-465f-8ebd-19dfd0434801"], "itemData": {"type": "article-journal", "ISBN": "1057-9230", "abs</meta:user-defined>
    <meta:user-defined meta:name="Mendeley_Bookmark_CofiwKvd0Q_30" meta:value-type="string">{"date-parts": [["2014"]]}}, "id": "ITEM-3"}, {"uris": ["http://www.mendeley.com/documents/?uuid=529bf7cd-9743-46e9-aa10-44940b8df023"], "itemData": {"type": "article-journal", "ISBN": "978-2-914365-61-1", "abstract": "The purpose of this study was to upd</meta:user-defined>
    <meta:user-defined meta:name="Mendeley_Bookmark_CofiwKvd0Q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CofiwKvd0Q_32" meta:value-type="string">3018.x", "author": [{"non-dropping-particle": "", "family": "Joossens", "dropping-particle": "", "parse-names": false, "given": "Luk", "suffix": ""}, {"non-dropping-particle": "", "family": "Merriman", "dropping-particle": "", "parse-names": false, "given</meta:user-defined>
    <meta:user-defined meta:name="Mendeley_Bookmark_CofiwKvd0Q_33" meta:value-type="string">": "David", "suffix": ""}, {"non-dropping-particle": "", "family": "Ross", "dropping-particle": "", "parse-names": false, "given": "Hana", "suffix": ""}, {"non-dropping-particle": "", "family": "Raw", "dropping-particle": "", "parse-names": false, "given"</meta:user-defined>
    <meta:user-defined meta:name="Mendeley_Bookmark_CofiwKvd0Q_34" meta:value-type="string">: "Martin", "suffix": ""}], "PMID": "20626371", "page": "1640-1649", "container-title": "Addiction", "id": "ITEM-4", "volume": "105", "title": "The impact of eliminating the global illicit cigarette trade on health and revenue", "issue": "9", "ISSN": "096</meta:user-defined>
    <meta:user-defined meta:name="Mendeley_Bookmark_CofiwKvd0Q_35" meta:value-type="string">52140"}, "id": "ITEM-4"}]}</meta:user-defined>
    <meta:user-defined meta:name="Mendeley_Bookmark_CofiwKvd0Q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CofiwKvd0Q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CofiwKvd0Q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CofiwKvd0Q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CofiwKvd0Q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CofiwKvd0Q_9" meta:value-type="string">C499&gt;3.0.CO;2-T", "author": [{"non-dropping-particle": "", "family": "Yurekli", "dropping-particle": "", "parse-names": false, "given": "Ayda A.", "suffix": ""}, {"non-dropping-particle": "", "family": "Zhang", "dropping-particle": "", "parse-names": fals</meta:user-defined>
    <meta:user-defined meta:name="Mendeley_Bookmark_EvyNphPNaI_1" meta:value-type="string">ADDIN Mendeley Bibliography CSL_BIBLIOGRAPHY </meta:user-defined>
    <meta:user-defined meta:name="Mendeley_Bookmark_IDwCKUD2MB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IDwCKUD2MB_2" meta:value-type="string">on.json", "properties": {"noteIndex": 0}, "citationItems": [{"uris": ["http://www.mendeley.com/documents/?uuid=3f61541d-424e-46b8-ac41-c42bc875f622"], "itemData": {"page": "819-835", "container-title": "American Political Science Review", "id": "ITEM-1", </meta:user-defined>
    <meta:user-defined meta:name="Mendeley_Bookmark_IDwCKUD2MB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IDwCKUD2MB_4" meta:value-type="string">lished by : American Polit", "issue": "4", "type": "article-journal", "issued": {"date-parts": [["2000"]]}, "author": [{"non-dropping-particle": "", "family": "Simmons", "dropping-particle": "", "parse-names": false, "given": "Beth", "suffix": ""}]}, "id"</meta:user-defined>
    <meta:user-defined meta:name="Mendeley_Bookmark_IDwCKUD2MB_5" meta:value-type="string">: "ITEM-1"}]}</meta:user-defined>
    <meta:user-defined meta:name="Mendeley_Bookmark_MBuivhzfsd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MBuivhzfsd_10" meta:value-type="string">es of America", "id": "ITEM-1", "volume": "106", "title": "Distinguishing influence-based contagion from homophily-driven diffusion in dynamic networks.", "issue": "51", "ISSN": "0027-8424"}, "id": "ITEM-1"}]}</meta:user-defined>
    <meta:user-defined meta:name="Mendeley_Bookmark_MBuivhzfsd_2" meta:value-type="string">://github.com/citation-style-language/schema/raw/master/csl-citation.json", "properties": {"noteIndex": 0}, "citationItems": [{"uris": ["http://www.mendeley.com/documents/?uuid=31e8514e-de07-48ef-ae83-9603fa8b9ff6"], "itemData": {"type": "article-journal"</meta:user-defined>
    <meta:user-defined meta:name="Mendeley_Bookmark_MBuivhzfsd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MBuivhzfsd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MBuivhzfsd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MBuivhzfsd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MBuivhzfsd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MBuivhzfsd_8" meta:value-type="string">ng-particle": "", "family": "Aral", "dropping-particle": "", "parse-names": false, "given": "Sinan", "suffix": ""}, {"non-dropping-particle": "", "family": "Muchnik", "dropping-particle": "", "parse-names": false, "given": "Lev", "suffix": ""}, {"non-drop</meta:user-defined>
    <meta:user-defined meta:name="Mendeley_Bookmark_MBuivhzfsd_9" meta:value-type="string">ping-particle": "", "family": "Sundararajan", "dropping-particle": "", "parse-names": false, "given": "Arun", "suffix": ""}], "PMID": "20007780", "page": "21544-21549", "container-title": "Proceedings of the National Academy of Sciences of the United Stat</meta:user-defined>
    <meta:user-defined meta:name="Mendeley_Bookmark_MI8Hud9q4e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MI8Hud9q4e_10" meta:value-type="string">dropping-particle": "", "parse-names": false, "given": "Christian E G", "suffix": ""}], "ISSN": "03788733", "page": "44-60", "title": "Introduction to stochastic actor-based models for network dynamics", "id": "ITEM-1", "volume": "32", "container-title": </meta:user-defined>
    <meta:user-defined meta:name="Mendeley_Bookmark_MI8Hud9q4e_11" meta:value-type="string">"Social Networks", "issue": "1"}, "id": "ITEM-1"}]}</meta:user-defined>
    <meta:user-defined meta:name="Mendeley_Bookmark_MI8Hud9q4e_2" meta:value-type="string">ema": "https://github.com/citation-style-language/schema/raw/master/csl-citation.json", "properties": {"noteIndex": 0}, "citationItems": [{"uris": ["http://www.mendeley.com/documents/?uuid=5d00013d-235b-4113-9069-0da18daab8b6"], "itemData": {"type": "arti</meta:user-defined>
    <meta:user-defined meta:name="Mendeley_Bookmark_MI8Hud9q4e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MI8Hud9q4e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MI8Hud9q4e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MI8Hud9q4e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MI8Hud9q4e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MI8Hud9q4e_8" meta:value-type="string">standing the results, and on sensible rules for model selection. Crown Copyright \u00a9 2009.", "issued": {"date-parts": [["2010"]]}, "DOI": "10.1016/j.socnet.2009.02.004", "author": [{"non-dropping-particle": "", "family": "Snijders", "dropping-particle"</meta:user-defined>
    <meta:user-defined meta:name="Mendeley_Bookmark_MI8Hud9q4e_9" meta:value-type="string">: "", "parse-names": false, "given": "Tom A B", "suffix": ""}, {"non-dropping-particle": "van de", "family": "Bunt", "dropping-particle": "", "parse-names": false, "given": "Gerhard G.", "suffix": ""}, {"non-dropping-particle": "", "family": "Steglich", "</meta:user-defined>
    <meta:user-defined meta:name="Mendeley_Bookmark_NUR9kb5Aqb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NUR9kb5Aqb_2" meta:value-type="string">anguage/schema/raw/master/csl-citation.json", "properties": {"noteIndex": 0}, "citationItems": [{"uris": ["http://www.mendeley.com/documents/?uuid=26bbd071-662c-4f0a-a956-675b42fcbb8d"], "itemData": {"page": "1-10", "container-title": "Connections", "id":</meta:user-defined>
    <meta:user-defined meta:name="Mendeley_Bookmark_NUR9kb5Aqb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NUR9kb5Aqb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NUR9kb5Aqb_5" meta:value-type="string">ests for Network Statistics", "issue": "2", "type": "article-journal", "issued": {"date-parts": [["1999"]]}, "author": [{"non-dropping-particle": "", "family": "Snijders", "dropping-particle": "", "parse-names": false, "given": "Tom A B", "suffix": ""}, {</meta:user-defined>
    <meta:user-defined meta:name="Mendeley_Bookmark_NUR9kb5Aqb_6" meta:value-type="string">"non-dropping-particle": "", "family": "Borgatti", "dropping-particle": "", "parse-names": false, "given": "Stephen P", "suffix": ""}], "volume": "22"}, "id": "ITEM-1"}]}</meta:user-defined>
    <meta:user-defined meta:name="Mendeley_Bookmark_OYCeHZkFML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OYCeHZkFML_10" meta:value-type="string">id": "ITEM-1"}, {"uris": ["http://www.mendeley.com/documents/?uuid=712f4a3f-ce8f-4f1b-b8ae-3e63645fe062"], "itemData": {"page": "519\u2013528", "DOI": "10.1145/2187836.2187907", "ISBN": "9781450312295", "id": "ITEM-2", "title": "The role of social network</meta:user-defined>
    <meta:user-defined meta:name="Mendeley_Bookmark_OYCeHZkFML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OYCeHZkFML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OYCeHZkFML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OYCeHZkFML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OYCeHZkFML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OYCeHZkFML_16" meta:value-type="string">rance", "issued": {"date-parts": [["2012"]]}, "type": "article-journal", "author": [{"non-dropping-particle": "", "family": "Bakshy", "dropping-particle": "", "parse-names": false, "given": "Eytan", "suffix": ""}, {"non-dropping-particle": "", "family": "</meta:user-defined>
    <meta:user-defined meta:name="Mendeley_Bookmark_OYCeHZkFML_17" meta:value-type="string">Rosenn", "dropping-particle": "", "parse-names": false, "given": "Itamar", "suffix": ""}, {"non-dropping-particle": "", "family": "Marlow", "dropping-particle": "", "parse-names": false, "given": "Cameron", "suffix": ""}, {"non-dropping-particle": "", "fa</meta:user-defined>
    <meta:user-defined meta:name="Mendeley_Bookmark_OYCeHZkFML_18" meta:value-type="string">mily": "Adamic", "dropping-particle": "", "parse-names": false, "given": "Lada", "suffix": ""}], "ISSN": "1450312292"}, "id": "ITEM-2"}]}</meta:user-defined>
    <meta:user-defined meta:name="Mendeley_Bookmark_OYCeHZkFML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OYCeHZkFML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OYCeHZkFML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OYCeHZkFML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OYCeHZkFML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OYCeHZkFML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OYCeHZkFML_8" meta:value-type="string"> "family": "Shalizi", "dropping-particle": "", "parse-names": false, "given": "Cosma Rohilla", "suffix": ""}, {"non-dropping-particle": "", "family": "Thomas", "dropping-particle": "", "parse-names": false, "given": "Andrew C", "suffix": ""}], "PMID": "22</meta:user-defined>
    <meta:user-defined meta:name="Mendeley_Bookmark_OYCeHZkFML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QmKO996ZXg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QmKO996ZXg_10" meta:value-type="string">", "issue": "02"}, "id": "ITEM-1"}]}</meta:user-defined>
    <meta:user-defined meta:name="Mendeley_Bookmark_QmKO996ZXg_2" meta:value-type="string">tion-style-language/schema/raw/master/csl-citation.json", "properties": {"noteIndex": 0}, "citationItems": [{"uris": ["http://www.mendeley.com/documents/?uuid=99755347-9740-4ec9-b7d3-5b497e5927a7"], "itemData": {"type": "article-journal", "ISBN": "0020-81</meta:user-defined>
    <meta:user-defined meta:name="Mendeley_Bookmark_QmKO996ZXg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QmKO996ZXg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QmKO996ZXg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QmKO996ZXg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QmKO996ZXg_7" meta:value-type="string">cutive partisan orientation.", "issued": {"date-parts": [["2009"]]}, "DOI": "10.1017/S0020818309090110", "author": [{"non-dropping-particle": "", "family": "Grieco", "dropping-particle": "", "parse-names": false, "given": "Joseph M.", "suffix": ""}, {"non</meta:user-defined>
    <meta:user-defined meta:name="Mendeley_Bookmark_QmKO996ZXg_8" meta:value-type="string">-dropping-particle": "", "family": "Gelpi", "dropping-particle": "", "parse-names": false, "given": "Christopher F.", "suffix": ""}, {"non-dropping-particle": "", "family": "Warren", "dropping-particle": "", "parse-names": false, "given": "T. Camber", "su</meta:user-defined>
    <meta:user-defined meta:name="Mendeley_Bookmark_QmKO996ZXg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ToCVQ8EtXO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ToCVQ8EtXO_2" meta:value-type="string">n", "properties": {"noteIndex": 0}, "citationItems": [{"uris": ["http://www.mendeley.com/documents/?uuid=34408a8e-1a23-46de-84b8-09ef3be6d71e"], "itemData": {"title": "An Economic Theory of Democracy", "publisher-place": "Boston", "issued": {"date-parts":</meta:user-defined>
    <meta:user-defined meta:name="Mendeley_Bookmark_ToCVQ8EtXO_3" meta:value-type="string"> [["1957"]]}, "type": "book", "author": [{"non-dropping-particle": "", "family": "Downs", "dropping-particle": "", "parse-names": false, "given": "Anthony", "suffix": ""}], "id": "ITEM-1"}, "id": "ITEM-1"}]}</meta:user-defined>
    <meta:user-defined meta:name="Mendeley_Bookmark_WgYxdIN6K0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WgYxdIN6K0_2" meta:value-type="string">raw/master/csl-citation.json", "properties": {"noteIndex": 0}, "citationItems": [{"uris": ["http://www.mendeley.com/documents/?uuid=9c9ede7e-dc83-4421-b946-93ce6944ce74"], "itemData": {"issued": {"date-parts": [["2015"]]}, "type": "report", "title": "Why </meta:user-defined>
    <meta:user-defined meta:name="Mendeley_Bookmark_WgYxdIN6K0_3" meta:value-type="string">Propensity Scores Should Not Be Used for", "author": [{"non-dropping-particle": "", "family": "King", "dropping-particle": "", "parse-names": false, "given": "Gary", "suffix": ""}, {"non-dropping-particle": "", "family": "Nielsen", "dropping-particle": ""</meta:user-defined>
    <meta:user-defined meta:name="Mendeley_Bookmark_WgYxdIN6K0_4" meta:value-type="string">, "parse-names": false, "given": "Richard", "suffix": ""}], "id": "ITEM-1"}, "id": "ITEM-1"}]}</meta:user-defined>
    <meta:user-defined meta:name="Mendeley_Bookmark_XFBDzF3EDA_1" meta:value-type="string">ADDIN Mendeley Bibliography CSL_BIBLIOGRAPHY </meta:user-defined>
    <meta:user-defined meta:name="Mendeley_Bookmark_fWW7eChgUe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fWW7eChgUe_10" meta:value-type="string">", "issue": "02"}, "id": "ITEM-1"}]}</meta:user-defined>
    <meta:user-defined meta:name="Mendeley_Bookmark_fWW7eChgUe_2" meta:value-type="string">tion-style-language/schema/raw/master/csl-citation.json", "properties": {"noteIndex": 0}, "citationItems": [{"uris": ["http://www.mendeley.com/documents/?uuid=99755347-9740-4ec9-b7d3-5b497e5927a7"], "itemData": {"type": "article-journal", "ISBN": "0020-81</meta:user-defined>
    <meta:user-defined meta:name="Mendeley_Bookmark_fWW7eChgUe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fWW7eChgUe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fWW7eChgUe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fWW7eChgUe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fWW7eChgUe_7" meta:value-type="string">cutive partisan orientation.", "issued": {"date-parts": [["2009"]]}, "DOI": "10.1017/S0020818309090110", "author": [{"non-dropping-particle": "", "family": "Grieco", "dropping-particle": "", "parse-names": false, "given": "Joseph M.", "suffix": ""}, {"non</meta:user-defined>
    <meta:user-defined meta:name="Mendeley_Bookmark_fWW7eChgUe_8" meta:value-type="string">-dropping-particle": "", "family": "Gelpi", "dropping-particle": "", "parse-names": false, "given": "Christopher F.", "suffix": ""}, {"non-dropping-particle": "", "family": "Warren", "dropping-particle": "", "parse-names": false, "given": "T. Camber", "su</meta:user-defined>
    <meta:user-defined meta:name="Mendeley_Bookmark_fWW7eChgUe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h1XtgpTQ4p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h1XtgpTQ4p_10" meta:value-type="string">es of America", "id": "ITEM-1", "volume": "106", "title": "Distinguishing influence-based contagion from homophily-driven diffusion in dynamic networks.", "issue": "51", "ISSN": "0027-8424"}, "id": "ITEM-1"}]}</meta:user-defined>
    <meta:user-defined meta:name="Mendeley_Bookmark_h1XtgpTQ4p_2" meta:value-type="string">://github.com/citation-style-language/schema/raw/master/csl-citation.json", "properties": {"noteIndex": 0}, "citationItems": [{"uris": ["http://www.mendeley.com/documents/?uuid=31e8514e-de07-48ef-ae83-9603fa8b9ff6"], "itemData": {"type": "article-journal"</meta:user-defined>
    <meta:user-defined meta:name="Mendeley_Bookmark_h1XtgpTQ4p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h1XtgpTQ4p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h1XtgpTQ4p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h1XtgpTQ4p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h1XtgpTQ4p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h1XtgpTQ4p_8" meta:value-type="string">ng-particle": "", "family": "Aral", "dropping-particle": "", "parse-names": false, "given": "Sinan", "suffix": ""}, {"non-dropping-particle": "", "family": "Muchnik", "dropping-particle": "", "parse-names": false, "given": "Lev", "suffix": ""}, {"non-drop</meta:user-defined>
    <meta:user-defined meta:name="Mendeley_Bookmark_h1XtgpTQ4p_9" meta:value-type="string">ping-particle": "", "family": "Sundararajan", "dropping-particle": "", "parse-names": false, "given": "Arun", "suffix": ""}], "PMID": "20007780", "page": "21544-21549", "container-title": "Proceedings of the National Academy of Sciences of the United Stat</meta:user-defined>
    <meta:user-defined meta:name="Mendeley_Bookmark_kykIpBLvpW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kykIpBLvpW_2" meta:value-type="string">raw/master/csl-citation.json", "properties": {"noteIndex": 0}, "citationItems": [{"uris": ["http://www.mendeley.com/documents/?uuid=9c9ede7e-dc83-4421-b946-93ce6944ce74"], "itemData": {"issued": {"date-parts": [["2015"]]}, "type": "report", "title": "Why </meta:user-defined>
    <meta:user-defined meta:name="Mendeley_Bookmark_kykIpBLvpW_3" meta:value-type="string">Propensity Scores Should Not Be Used for", "author": [{"non-dropping-particle": "", "family": "King", "dropping-particle": "", "parse-names": false, "given": "Gary", "suffix": ""}, {"non-dropping-particle": "", "family": "Nielsen", "dropping-particle": ""</meta:user-defined>
    <meta:user-defined meta:name="Mendeley_Bookmark_kykIpBLvpW_4" meta:value-type="string">, "parse-names": false, "given": "Richard", "suffix": ""}], "id": "ITEM-1"}, "id": "ITEM-1"}]}</meta:user-defined>
    <meta:user-defined meta:name="Mendeley_Bookmark_mR8uj2Xstc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mR8uj2Xstc_2" meta:value-type="string">anguage/schema/raw/master/csl-citation.json", "properties": {"noteIndex": 0}, "citationItems": [{"uris": ["http://www.mendeley.com/documents/?uuid=68b9fcb1-8c6b-4a8d-9324-c1c541dea77d"], "itemData": {"type": "article-journal", "ISBN": "00220515", "abstrac</meta:user-defined>
    <meta:user-defined meta:name="Mendeley_Bookmark_mR8uj2Xstc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mR8uj2Xstc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mR8uj2Xstc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mR8uj2Xstc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mR8uj2Xstc_7" meta:value-type="string">", "parse-names": false, "given": "Guido W", "suffix": ""}, {"non-dropping-particle": "", "family": "Wooldridge", "dropping-particle": "", "parse-names": false, "given": "Jeffrey M", "suffix": ""}], "PMID": "213233919", "page": "5-86", "container-title": </meta:user-defined>
    <meta:user-defined meta:name="Mendeley_Bookmark_mR8uj2Xstc_8" meta:value-type="string">"Journal of Economic Literature", "id": "ITEM-1", "volume": "47", "title": "Recent Developments in the Econometrics of Program Evaluation", "issue": "1", "ISSN": "0022-0515"}, "id": "ITEM-1"}]}</meta:user-defined>
    <meta:user-defined meta:name="Mendeley_Bookmark_nwQxjQS2dz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nwQxjQS2dz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nwQxjQS2dz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nwQxjQS2dz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nwQxjQS2dz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nwQxjQS2dz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nwQxjQS2dz_15" meta:value-type="string">", "page": "21-47", "type": "article-journal", "author": [{"non-dropping-particle": "", "family": "Leenders", "dropping-particle": "", "parse-names": false, "given": "Roger Th.A.J.", "suffix": ""}], "ISSN": "03788733", "DOI": "10.1016/S0378-8733(01)00049-</meta:user-defined>
    <meta:user-defined meta:name="Mendeley_Bookmark_nwQxjQS2dz_16" meta:value-type="string">1", "container-title": "Social Networks", "id": "ITEM-2", "volume": "24", "title": "Modeling social influence through network autocorrelation: constructing the weight matrix", "issue": "1", "issued": {"date-parts": [["2002", "1"]]}}, "id": "ITEM-2"}, {"ur</meta:user-defined>
    <meta:user-defined meta:name="Mendeley_Bookmark_nwQxjQS2dz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nwQxjQS2dz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nwQxjQS2dz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nwQxjQS2dz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nwQxjQS2dz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nwQxjQS2dz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nwQxjQS2dz_22" meta:value-type="string">ropping-particle": "", "family": "Wang", "dropping-particle": "", "parse-names": false, "given": "Wei", "suffix": ""}, {"non-dropping-particle": "", "family": "Neuman", "dropping-particle": "", "parse-names": false, "given": "Eric J.", "suffix": ""}, {"no</meta:user-defined>
    <meta:user-defined meta:name="Mendeley_Bookmark_nwQxjQS2dz_23" meta:value-type="string">n-dropping-particle": "", "family": "Newman", "dropping-particle": "", "parse-names": false, "given": "Daniel A.", "suffix": ""}], "ISSN": "03788733", "page": "88-99", "container-title": "Social Networks", "id": "ITEM-3", "publisher": "Elsevier B.V.", "ti</meta:user-defined>
    <meta:user-defined meta:name="Mendeley_Bookmark_nwQxjQS2dz_24" meta:value-type="string">tle": "Statistical power of the social network autocorrelation model", "issue": "1", "volume": "38"}, "id": "ITEM-3"}]}</meta:user-defined>
    <meta:user-defined meta:name="Mendeley_Bookmark_nwQxjQS2dz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nwQxjQS2dz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nwQxjQS2dz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nwQxjQS2dz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nwQxjQS2dz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nwQxjQS2dz_8" meta:value-type="string">"author": [{"non-dropping-particle": "", "family": "Fujimoto", "dropping-particle": "", "parse-names": false, "given": "Kayo", "suffix": ""}, {"non-dropping-particle": "", "family": "Chou", "dropping-particle": "", "parse-names": false, "given": "Chih Pin</meta:user-defined>
    <meta:user-defined meta:name="Mendeley_Bookmark_nwQxjQS2dz_9" meta:value-type="string">g", "suffix": ""}, {"non-dropping-particle": "", "family": "Valente", "dropping-particle": "", "parse-names": false, "given": "Thomas W.", "suffix": ""}], "PMID": "21909184", "page": "231-243", "container-title": "Social Networks", "id": "ITEM-1", "volume</meta:user-defined>
    <meta:user-defined meta:name="Mendeley_Bookmark_r1mJAWuGgl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r1mJAWuGgl_10" meta:value-type="string">dropping-particle": "", "parse-names": false, "given": "Christian E G", "suffix": ""}], "ISSN": "03788733", "page": "44-60", "title": "Introduction to stochastic actor-based models for network dynamics", "id": "ITEM-1", "volume": "32", "container-title": </meta:user-defined>
    <meta:user-defined meta:name="Mendeley_Bookmark_r1mJAWuGgl_11" meta:value-type="string">"Social Networks", "issue": "1"}, "id": "ITEM-1"}]}</meta:user-defined>
    <meta:user-defined meta:name="Mendeley_Bookmark_r1mJAWuGgl_2" meta:value-type="string">ema": "https://github.com/citation-style-language/schema/raw/master/csl-citation.json", "properties": {"noteIndex": 0}, "citationItems": [{"uris": ["http://www.mendeley.com/documents/?uuid=5d00013d-235b-4113-9069-0da18daab8b6"], "itemData": {"type": "arti</meta:user-defined>
    <meta:user-defined meta:name="Mendeley_Bookmark_r1mJAWuGgl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r1mJAWuGgl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r1mJAWuGgl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r1mJAWuGgl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r1mJAWuGgl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r1mJAWuGgl_8" meta:value-type="string">standing the results, and on sensible rules for model selection. Crown Copyright \u00a9 2009.", "issued": {"date-parts": [["2010"]]}, "DOI": "10.1016/j.socnet.2009.02.004", "author": [{"non-dropping-particle": "", "family": "Snijders", "dropping-particle"</meta:user-defined>
    <meta:user-defined meta:name="Mendeley_Bookmark_r1mJAWuGgl_9" meta:value-type="string">: "", "parse-names": false, "given": "Tom A B", "suffix": ""}, {"non-dropping-particle": "van de", "family": "Bunt", "dropping-particle": "", "parse-names": false, "given": "Gerhard G.", "suffix": ""}, {"non-dropping-particle": "", "family": "Steglich", "</meta:user-defined>
    <meta:user-defined meta:name="Mendeley_Bookmark_rmAnzUIDXf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rmAnzUIDXf_2" meta:value-type="string">json", "properties": {"noteIndex": 0}, "citationItems": [{"uris": ["http://www.mendeley.com/documents/?uuid=d085e2e2-ff2d-4f3c-9462-982c33e95e66"], "itemData": {"type": "article-journal", "DOI": "10.1093/oxfordhb/9780199286546.003.0011", "ISBN": "97801915</meta:user-defined>
    <meta:user-defined meta:name="Mendeley_Bookmark_rmAnzUIDXf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rmAnzUIDXf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rmAnzUIDXf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rmAnzUIDXf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rmAnzUIDXf_7" meta:value-type="string">m.", "container-title": "The Oxford Handbook of Political Methodology", "issued": {"date-parts": [["2008"]]}, "author": [{"non-dropping-particle": "", "family": "Sekhon", "dropping-particle": "", "parse-names": false, "given": "Jasjeet S.", "suffix": ""}]</meta:user-defined>
    <meta:user-defined meta:name="Mendeley_Bookmark_rmAnzUIDXf_8" meta:value-type="string">, "PMID": "15323269", "ISSN": "00223433"}, "id": "ITEM-1"}]}</meta:user-defined>
    <meta:user-defined meta:name="Mendeley_Bookmark_roXrQ35dA2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roXrQ35dA2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roXrQ35dA2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roXrQ35dA2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roXrQ35dA2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roXrQ35dA2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roXrQ35dA2_15" meta:value-type="string">", "page": "21-47", "type": "article-journal", "author": [{"non-dropping-particle": "", "family": "Leenders", "dropping-particle": "", "parse-names": false, "given": "Roger Th.A.J.", "suffix": ""}], "ISSN": "03788733", "DOI": "10.1016/S0378-8733(01)00049-</meta:user-defined>
    <meta:user-defined meta:name="Mendeley_Bookmark_roXrQ35dA2_16" meta:value-type="string">1", "container-title": "Social Networks", "id": "ITEM-2", "volume": "24", "title": "Modeling social influence through network autocorrelation: constructing the weight matrix", "issue": "1", "issued": {"date-parts": [["2002", "1"]]}}, "id": "ITEM-2"}, {"ur</meta:user-defined>
    <meta:user-defined meta:name="Mendeley_Bookmark_roXrQ35dA2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roXrQ35dA2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roXrQ35dA2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roXrQ35dA2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roXrQ35dA2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roXrQ35dA2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roXrQ35dA2_22" meta:value-type="string">ropping-particle": "", "family": "Wang", "dropping-particle": "", "parse-names": false, "given": "Wei", "suffix": ""}, {"non-dropping-particle": "", "family": "Neuman", "dropping-particle": "", "parse-names": false, "given": "Eric J.", "suffix": ""}, {"no</meta:user-defined>
    <meta:user-defined meta:name="Mendeley_Bookmark_roXrQ35dA2_23" meta:value-type="string">n-dropping-particle": "", "family": "Newman", "dropping-particle": "", "parse-names": false, "given": "Daniel A.", "suffix": ""}], "ISSN": "03788733", "page": "88-99", "container-title": "Social Networks", "id": "ITEM-3", "publisher": "Elsevier B.V.", "ti</meta:user-defined>
    <meta:user-defined meta:name="Mendeley_Bookmark_roXrQ35dA2_24" meta:value-type="string">tle": "Statistical power of the social network autocorrelation model", "issue": "1", "volume": "38"}, "id": "ITEM-3"}]}</meta:user-defined>
    <meta:user-defined meta:name="Mendeley_Bookmark_roXrQ35dA2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roXrQ35dA2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roXrQ35dA2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roXrQ35dA2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roXrQ35dA2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roXrQ35dA2_8" meta:value-type="string">"author": [{"non-dropping-particle": "", "family": "Fujimoto", "dropping-particle": "", "parse-names": false, "given": "Kayo", "suffix": ""}, {"non-dropping-particle": "", "family": "Chou", "dropping-particle": "", "parse-names": false, "given": "Chih Pin</meta:user-defined>
    <meta:user-defined meta:name="Mendeley_Bookmark_roXrQ35dA2_9" meta:value-type="string">g", "suffix": ""}, {"non-dropping-particle": "", "family": "Valente", "dropping-particle": "", "parse-names": false, "given": "Thomas W.", "suffix": ""}], "PMID": "21909184", "page": "231-243", "container-title": "Social Networks", "id": "ITEM-1", "volume</meta:user-defined>
    <meta:user-defined meta:name="Mendeley_Bookmark_sXnr5rTvJC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sXnr5rTvJC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sXnr5rTvJC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sXnr5rTvJC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sXnr5rTvJC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sXnr5rTvJC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sXnr5rTvJC_7" meta:value-type="string">"dropping-particle": "", "parse-names": false, "given": "C", "suffix": ""}, {"non-dropping-particle": "", "family": "Keefer", "dropping-particle": "", "parse-names": false, "given": "P", "suffix": ""}, {"non-dropping-particle": "", "family": "Scartascini"</meta:user-defined>
    <meta:user-defined meta:name="Mendeley_Bookmark_sXnr5rTvJC_8" meta:value-type="string">, "dropping-particle": "", "parse-names": false, "given": "C", "suffix": ""}]}, "id": "ITEM-1"}]}</meta:user-defined>
    <meta:user-defined meta:name="Mendeley_Bookmark_vNUjEaaiWu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vNUjEaaiWu_2" meta:value-type="string">on.json", "properties": {"noteIndex": 0}, "citationItems": [{"uris": ["http://www.mendeley.com/documents/?uuid=3f61541d-424e-46b8-ac41-c42bc875f622"], "itemData": {"page": "819-835", "container-title": "American Political Science Review", "id": "ITEM-1", </meta:user-defined>
    <meta:user-defined meta:name="Mendeley_Bookmark_vNUjEaaiWu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vNUjEaaiWu_4" meta:value-type="string">lished by : American Polit", "issue": "4", "type": "article-journal", "issued": {"date-parts": [["2000"]]}, "author": [{"non-dropping-particle": "", "family": "Simmons", "dropping-particle": "", "parse-names": false, "given": "Beth", "suffix": ""}]}, "id"</meta:user-defined>
    <meta:user-defined meta:name="Mendeley_Bookmark_vNUjEaaiWu_5" meta:value-type="string">: "ITEM-1"}]}</meta:user-defined>
    <meta:user-defined meta:name="Mendeley_Bookmark_vchvv0MNYh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vchvv0MNYh_2" meta:value-type="string">json", "properties": {"noteIndex": 0}, "citationItems": [{"uris": ["http://www.mendeley.com/documents/?uuid=ee2239f8-259e-4adf-b4bc-cf7cfbaecaac"], "itemData": {"type": "article-journal", "ISBN": "978-1420064247", "abstract": "An introduction to spatial e</meta:user-defined>
    <meta:user-defined meta:name="Mendeley_Bookmark_vchvv0MNYh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vchvv0MNYh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vchvv0MNYh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vchvv0MNYh_6" meta:value-type="string"> "10.4000/rei.3887", "author": [{"non-dropping-particle": "", "family": "LeSage", "dropping-particle": "", "parse-names": false, "given": "James P.", "suffix": ""}], "PMID": "578345366", "page": "19-44", "container-title": "Revue d\u2019\u00e9conomie indu</meta:user-defined>
    <meta:user-defined meta:name="Mendeley_Bookmark_vchvv0MNYh_7" meta:value-type="string">strielle", "id": "ITEM-1", "volume": "123", "title": "An Introduction to Spatial Econometrics", "issue": "123", "ISSN": "0154-3229"}, "id": "ITEM-1"}]}</meta:user-defined>
    <meta:user-defined meta:name="Mendeley_Bookmark_vkmG9wQFVx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vkmG9wQFVx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vkmG9wQFVx_11" meta:value-type="string">odel", "issue": "2", "ISSN": "10579230"}, "id": "ITEM-1"}, {"uris": ["http://www.mendeley.com/documents/?uuid=d91fc7ea-dd2f-4f1c-b7af-442e64c3cff8"], "itemData": {"type": "article-journal", "ISBN": "0964-4563", "abstract": "Cigarette smuggling, now on the</meta:user-defined>
    <meta:user-defined meta:name="Mendeley_Bookmark_vkmG9wQFVx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vkmG9wQFVx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vkmG9wQFVx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vkmG9wQFVx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vkmG9wQFVx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vkmG9wQFVx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vkmG9wQFVx_18" meta:value-type="string">, "DOI": "10.1136/tc.7.1.66", "author": [{"non-dropping-particle": "", "family": "Joossens", "dropping-particle": "", "parse-names": false, "given": "L", "suffix": ""}, {"non-dropping-particle": "", "family": "Raw", "dropping-particle": "", "parse-names":</meta:user-defined>
    <meta:user-defined meta:name="Mendeley_Bookmark_vkmG9wQFVx_19" meta:value-type="string"> false, "given": "M", "suffix": ""}], "PMID": "9706757", "page": "66-71", "container-title": "Tobacco control", "id": "ITEM-2", "volume": "7", "title": "Cigarette smuggling in Europe: who really benefits?", "issue": "1", "ISSN": "0964-4563"}, "id": "ITEM-</meta:user-defined>
    <meta:user-defined meta:name="Mendeley_Bookmark_vkmG9wQFVx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vkmG9wQFVx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vkmG9wQFVx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vkmG9wQFVx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vkmG9wQFVx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vkmG9wQFVx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vkmG9wQFVx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vkmG9wQFVx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vkmG9wQFVx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vkmG9wQFVx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vkmG9wQFVx_29" meta:value-type="string">article": "", "family": "Stoklosa", "dropping-particle": "", "parse-names": false, "given": "Michal", "suffix": ""}, {"non-dropping-particle": "", "family": "Ross", "dropping-particle": "", "parse-names": false, "given": "Hana", "suffix": ""}], "issued": </meta:user-defined>
    <meta:user-defined meta:name="Mendeley_Bookmark_vkmG9wQFVx_3" meta:value-type="string">e-language/schema/raw/master/csl-citation.json", "properties": {"noteIndex": 0}, "citationItems": [{"uris": ["http://www.mendeley.com/documents/?uuid=3e5ef273-b280-465f-8ebd-19dfd0434801"], "itemData": {"type": "article-journal", "ISBN": "1057-9230", "abs</meta:user-defined>
    <meta:user-defined meta:name="Mendeley_Bookmark_vkmG9wQFVx_30" meta:value-type="string">{"date-parts": [["2014"]]}}, "id": "ITEM-3"}, {"uris": ["http://www.mendeley.com/documents/?uuid=529bf7cd-9743-46e9-aa10-44940b8df023"], "itemData": {"type": "article-journal", "ISBN": "978-2-914365-61-1", "abstract": "The purpose of this study was to upd</meta:user-defined>
    <meta:user-defined meta:name="Mendeley_Bookmark_vkmG9wQFVx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vkmG9wQFVx_32" meta:value-type="string">3018.x", "author": [{"non-dropping-particle": "", "family": "Joossens", "dropping-particle": "", "parse-names": false, "given": "Luk", "suffix": ""}, {"non-dropping-particle": "", "family": "Merriman", "dropping-particle": "", "parse-names": false, "given</meta:user-defined>
    <meta:user-defined meta:name="Mendeley_Bookmark_vkmG9wQFVx_33" meta:value-type="string">": "David", "suffix": ""}, {"non-dropping-particle": "", "family": "Ross", "dropping-particle": "", "parse-names": false, "given": "Hana", "suffix": ""}, {"non-dropping-particle": "", "family": "Raw", "dropping-particle": "", "parse-names": false, "given"</meta:user-defined>
    <meta:user-defined meta:name="Mendeley_Bookmark_vkmG9wQFVx_34" meta:value-type="string">: "Martin", "suffix": ""}], "PMID": "20626371", "page": "1640-1649", "container-title": "Addiction", "id": "ITEM-4", "volume": "105", "title": "The impact of eliminating the global illicit cigarette trade on health and revenue", "issue": "9", "ISSN": "096</meta:user-defined>
    <meta:user-defined meta:name="Mendeley_Bookmark_vkmG9wQFVx_35" meta:value-type="string">52140"}, "id": "ITEM-4"}]}</meta:user-defined>
    <meta:user-defined meta:name="Mendeley_Bookmark_vkmG9wQFVx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vkmG9wQFVx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vkmG9wQFVx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vkmG9wQFVx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vkmG9wQFVx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vkmG9wQFVx_9" meta:value-type="string">C499&gt;3.0.CO;2-T", "author": [{"non-dropping-particle": "", "family": "Yurekli", "dropping-particle": "", "parse-names": false, "given": "Ayda A.", "suffix": ""}, {"non-dropping-particle": "", "family": "Zhang", "dropping-particle": "", "parse-names": fals</meta:user-defined>
    <meta:user-defined meta:name="Mendeley_Bookmark_wmvbVrwRUw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wmvbVrwRUw_2" meta:value-type="string">anguage/schema/raw/master/csl-citation.json", "properties": {"noteIndex": 0}, "citationItems": [{"uris": ["http://www.mendeley.com/documents/?uuid=26bbd071-662c-4f0a-a956-675b42fcbb8d"], "itemData": {"page": "1-10", "container-title": "Connections", "id":</meta:user-defined>
    <meta:user-defined meta:name="Mendeley_Bookmark_wmvbVrwRUw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wmvbVrwRUw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wmvbVrwRUw_5" meta:value-type="string">ests for Network Statistics", "issue": "2", "type": "article-journal", "issued": {"date-parts": [["1999"]]}, "author": [{"non-dropping-particle": "", "family": "Snijders", "dropping-particle": "", "parse-names": false, "given": "Tom A B", "suffix": ""}, {</meta:user-defined>
    <meta:user-defined meta:name="Mendeley_Bookmark_wmvbVrwRUw_6" meta:value-type="string">"non-dropping-particle": "", "family": "Borgatti", "dropping-particle": "", "parse-names": false, "given": "Stephen P", "suffix": ""}], "volume": "22"}, "id": "ITEM-1"}]}</meta:user-defined>
    <meta:user-defined meta:name="Mendeley_Bookmark_xBirudZtIR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xBirudZtIR_2" meta:value-type="string">on.json", "properties": {"noteIndex": 0}, "citationItems": [{"uris": ["http://www.mendeley.com/documents/?uuid=05552744-7c3b-4f30-a62d-cb53cd63f105"], "itemData": {"type": "book", "ISBN": "9781881303213", "id": "ITEM-1", "publisher": "Hampton Press", "tit</meta:user-defined>
    <meta:user-defined meta:name="Mendeley_Bookmark_xBirudZtIR_3" meta:value-type="string">le": "Network models of the diffusion of innovations", "issued": {"date-parts": [["1995"]]}, "edition": "2", "author": [{"non-dropping-particle": "", "family": "Valente", "dropping-particle": "", "parse-names": false, "given": "Thomas W.", "suffix": ""}],</meta:user-defined>
    <meta:user-defined meta:name="Mendeley_Bookmark_xBirudZtIR_4" meta:value-type="string"> "publisher-place": "Cresskill N.J."}, "id": "ITEM-1"}]}</meta:user-defined>
    <meta:user-defined meta:name="Mendeley_Bookmark_xjfj3qFy6w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xjfj3qFy6w_2" meta:value-type="string">anguage/schema/raw/master/csl-citation.json", "properties": {"noteIndex": 0}, "citationItems": [{"uris": ["http://www.mendeley.com/documents/?uuid=68b9fcb1-8c6b-4a8d-9324-c1c541dea77d"], "itemData": {"type": "article-journal", "ISBN": "00220515", "abstrac</meta:user-defined>
    <meta:user-defined meta:name="Mendeley_Bookmark_xjfj3qFy6w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xjfj3qFy6w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xjfj3qFy6w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xjfj3qFy6w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xjfj3qFy6w_7" meta:value-type="string">", "parse-names": false, "given": "Guido W", "suffix": ""}, {"non-dropping-particle": "", "family": "Wooldridge", "dropping-particle": "", "parse-names": false, "given": "Jeffrey M", "suffix": ""}], "PMID": "213233919", "page": "5-86", "container-title": </meta:user-defined>
    <meta:user-defined meta:name="Mendeley_Bookmark_xjfj3qFy6w_8" meta:value-type="string">"Journal of Economic Literature", "id": "ITEM-1", "volume": "47", "title": "Recent Developments in the Econometrics of Program Evaluation", "issue": "1", "ISSN": "0022-0515"}, "id": "ITEM-1"}]}</meta:user-defined>
    <meta:user-defined meta:name="Mendeley_Bookmark_z6yY4cqSiA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z6yY4cqSiA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z6yY4cqSiA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z6yY4cqSiA_4" meta:value-type="string">-journal", "issued": {"date-parts": [["2016"]]}, "author": [{"non-dropping-particle": "", "family": "Putnam", "dropping-particle": "", "parse-names": false, "given": "Robert D", "suffix": ""}]}, "id": "ITEM-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